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fo:keep-with-next="alway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none" fo:border-right="none" fo:border-top="none" fo:border-bottom="0.25pt solid #000000"/>
    </style:style>
    <style:style style:name="Table2.A2" style:family="table-cell">
      <style:table-cell-properties fo:padding="0.0382in" fo:border="none"/>
    </style:style>
    <style:style style:name="Table1" style:family="table">
      <style:table-properties style:width="6.6931in" table:align="margins" fo:keep-with-next="always" style:may-break-between-rows="false"/>
    </style:style>
    <style:style style:name="Table1.A" style:family="table-column">
      <style:table-column-properties style:column-width="1.3389in" style:rel-column-width="13107*"/>
    </style:style>
    <style:style style:name="Table1.A1" style:family="table-cell">
      <style:table-cell-properties fo:padding="0.0382in" fo:border-left="none" fo:border-right="none" fo:border-top="none" fo:border-bottom="0.25pt solid #000000"/>
    </style:style>
    <style:style style:name="Table1.A2" style:family="table-cell">
      <style:table-cell-properties fo:padding="0.0382in" fo:border="none"/>
    </style:style>
    <style:style style:name="Table3" style:family="table">
      <style:table-properties style:width="6.6931in" table:align="margins" fo:keep-with-next="always"/>
    </style:style>
    <style:style style:name="Table3.A" style:family="table-column">
      <style:table-column-properties style:column-width="0.85in" style:rel-column-width="8322*"/>
    </style:style>
    <style:style style:name="Table3.G" style:family="table-column">
      <style:table-column-properties style:column-width="1.5938in" style:rel-column-width="15603*"/>
    </style:style>
    <style:style style:name="Table3.A1" style:family="table-cell">
      <style:table-cell-properties fo:padding="0.0382in" fo:border-left="none" fo:border-right="none" fo:border-top="none" fo:border-bottom="0.25pt solid #000000"/>
    </style:style>
    <style:style style:name="Table3.A2" style:family="table-cell">
      <style:table-cell-properties fo:padding="0.0382in" fo:border="none"/>
    </style:style>
    <style:style style:name="P1" style:family="paragraph" style:parent-style-name="Standard">
      <style:text-properties officeooo:rsid="001eb38e" officeooo:paragraph-rsid="001eb38e"/>
    </style:style>
    <style:style style:name="P2" style:family="paragraph" style:parent-style-name="Standard">
      <style:text-properties officeooo:rsid="001eb38e" officeooo:paragraph-rsid="001ec63c"/>
    </style:style>
    <style:style style:name="P3" style:family="paragraph" style:parent-style-name="Standard">
      <style:text-properties fo:font-size="14pt" officeooo:rsid="00287b32" officeooo:paragraph-rsid="00287b32" style:font-size-asian="14pt" style:font-size-complex="14pt"/>
    </style:style>
    <style:style style:name="P4" style:family="paragraph" style:parent-style-name="Standard">
      <style:text-properties fo:font-size="14pt" officeooo:rsid="00287b32" officeooo:paragraph-rsid="00327cca" style:font-size-asian="14pt" style:font-size-complex="14pt"/>
    </style:style>
    <style:style style:name="P5" style:family="paragraph" style:parent-style-name="Standard">
      <style:text-properties fo:font-size="14pt" officeooo:rsid="00308ab4" officeooo:paragraph-rsid="00308ab4" style:font-size-asian="14pt" style:font-size-complex="14pt"/>
    </style:style>
    <style:style style:name="P6" style:family="paragraph" style:parent-style-name="Standard">
      <style:text-properties fo:font-size="14pt" officeooo:rsid="00df0ae9" officeooo:paragraph-rsid="00df0ae9" style:font-size-asian="14pt" style:font-size-complex="14pt"/>
    </style:style>
    <style:style style:name="P7" style:family="paragraph" style:parent-style-name="Standard">
      <style:text-properties fo:font-size="14pt" officeooo:rsid="00e05598" officeooo:paragraph-rsid="00e05598" style:font-size-asian="14pt" style:font-size-complex="14pt"/>
    </style:style>
    <style:style style:name="P8" style:family="paragraph" style:parent-style-name="Standard">
      <style:text-properties fo:font-size="14pt" officeooo:rsid="01081493" officeooo:paragraph-rsid="01081493" style:font-size-asian="14pt" style:font-size-complex="14pt"/>
    </style:style>
    <style:style style:name="P9" style:family="paragraph" style:parent-style-name="Standard">
      <style:text-properties officeooo:rsid="0021b606" officeooo:paragraph-rsid="0021b606"/>
    </style:style>
    <style:style style:name="P10" style:family="paragraph" style:parent-style-name="Standard">
      <style:text-properties fo:font-size="12pt" officeooo:rsid="00308ab4" officeooo:paragraph-rsid="00308ab4" style:font-size-asian="12pt" style:font-size-complex="12pt"/>
    </style:style>
    <style:style style:name="P11" style:family="paragraph" style:parent-style-name="Standard">
      <style:text-properties fo:font-size="12pt" officeooo:rsid="00308ab4" officeooo:paragraph-rsid="00517f10" style:font-size-asian="12pt" style:font-size-complex="12pt"/>
    </style:style>
    <style:style style:name="P12" style:family="paragraph" style:parent-style-name="Standard">
      <style:text-properties fo:font-size="12pt" officeooo:rsid="00308ab4" officeooo:paragraph-rsid="00621187" style:font-size-asian="12pt" style:font-size-complex="12pt"/>
    </style:style>
    <style:style style:name="P13" style:family="paragraph" style:parent-style-name="Standard">
      <style:text-properties fo:font-size="12pt" officeooo:rsid="00308ab4" officeooo:paragraph-rsid="006ff267" style:font-size-asian="12pt" style:font-size-complex="12pt"/>
    </style:style>
    <style:style style:name="P14" style:family="paragraph" style:parent-style-name="Standard">
      <style:text-properties fo:font-size="12pt" officeooo:rsid="00327cca" officeooo:paragraph-rsid="00327cca" style:font-size-asian="12pt" style:font-size-complex="12pt"/>
    </style:style>
    <style:style style:name="P15" style:family="paragraph" style:parent-style-name="Standard">
      <style:text-properties fo:font-size="12pt" officeooo:rsid="00327cca" officeooo:paragraph-rsid="00771156" style:font-size-asian="12pt" style:font-size-complex="12pt"/>
    </style:style>
    <style:style style:name="P16" style:family="paragraph" style:parent-style-name="Standard">
      <style:text-properties fo:font-size="12pt" officeooo:rsid="00327cca" officeooo:paragraph-rsid="007fed31" style:font-size-asian="12pt" style:font-size-complex="12pt"/>
    </style:style>
    <style:style style:name="P17" style:family="paragraph" style:parent-style-name="Standard">
      <style:text-properties fo:font-size="12pt" officeooo:rsid="00327cca" officeooo:paragraph-rsid="0081ba48" style:font-size-asian="12pt" style:font-size-complex="12pt"/>
    </style:style>
    <style:style style:name="P18" style:family="paragraph" style:parent-style-name="Standard">
      <style:text-properties fo:font-size="12pt" officeooo:rsid="0084091e" officeooo:paragraph-rsid="0084091e" style:font-size-asian="12pt" style:font-size-complex="12pt"/>
    </style:style>
    <style:style style:name="P19" style:family="paragraph" style:parent-style-name="Standard">
      <style:text-properties fo:font-size="12pt" officeooo:rsid="0084091e" officeooo:paragraph-rsid="008e361f" style:font-size-asian="12pt" style:font-size-complex="12pt"/>
    </style:style>
    <style:style style:name="P20" style:family="paragraph" style:parent-style-name="Standard">
      <style:text-properties fo:font-size="12pt" officeooo:rsid="0084091e" officeooo:paragraph-rsid="0097362e" style:font-size-asian="12pt" style:font-size-complex="12pt"/>
    </style:style>
    <style:style style:name="P21" style:family="paragraph" style:parent-style-name="Standard">
      <style:text-properties fo:font-size="12pt" officeooo:rsid="0084091e" officeooo:paragraph-rsid="0099e22d" style:font-size-asian="12pt" style:font-size-complex="12pt"/>
    </style:style>
    <style:style style:name="P22" style:family="paragraph" style:parent-style-name="Standard">
      <style:text-properties fo:font-size="12pt" officeooo:rsid="0084091e" officeooo:paragraph-rsid="00a27a0c" style:font-size-asian="12pt" style:font-size-complex="12pt"/>
    </style:style>
    <style:style style:name="P23" style:family="paragraph" style:parent-style-name="Standard">
      <style:text-properties fo:font-size="12pt" officeooo:rsid="0084091e" officeooo:paragraph-rsid="00bd8805" style:font-size-asian="12pt" style:font-size-complex="12pt"/>
    </style:style>
    <style:style style:name="P24" style:family="paragraph" style:parent-style-name="Standard">
      <style:text-properties fo:font-size="12pt" officeooo:rsid="0084091e" officeooo:paragraph-rsid="00c9c084" style:font-size-asian="12pt" style:font-size-complex="12pt"/>
    </style:style>
    <style:style style:name="P25" style:family="paragraph" style:parent-style-name="Standard">
      <style:text-properties fo:font-size="12pt" officeooo:rsid="0084091e" officeooo:paragraph-rsid="00cc2799" style:font-size-asian="12pt" style:font-size-complex="12pt"/>
    </style:style>
    <style:style style:name="P26" style:family="paragraph" style:parent-style-name="Standard">
      <style:text-properties fo:font-size="12pt" officeooo:rsid="0084091e" officeooo:paragraph-rsid="00ded81f" style:font-size-asian="12pt" style:font-size-complex="12pt"/>
    </style:style>
    <style:style style:name="P27" style:family="paragraph" style:parent-style-name="Standard">
      <style:text-properties fo:font-size="12pt" officeooo:rsid="0098ebcd" officeooo:paragraph-rsid="0099e22d" style:font-size-asian="12pt" style:font-size-complex="12pt"/>
    </style:style>
    <style:style style:name="P28" style:family="paragraph" style:parent-style-name="Standard">
      <style:text-properties fo:font-size="12pt" officeooo:rsid="00e05598" officeooo:paragraph-rsid="00e05598" style:font-size-asian="12pt" style:font-size-complex="12pt"/>
    </style:style>
    <style:style style:name="P29" style:family="paragraph" style:parent-style-name="Standard">
      <style:text-properties fo:font-size="12pt" officeooo:rsid="00e05598" officeooo:paragraph-rsid="00e31790" style:font-size-asian="12pt" style:font-size-complex="12pt"/>
    </style:style>
    <style:style style:name="P30" style:family="paragraph" style:parent-style-name="Standard">
      <style:text-properties fo:font-size="12pt" officeooo:rsid="00e05598" officeooo:paragraph-rsid="00e47b33" style:font-size-asian="12pt" style:font-size-complex="12pt"/>
    </style:style>
    <style:style style:name="P31" style:family="paragraph" style:parent-style-name="Standard">
      <style:text-properties fo:font-size="12pt" officeooo:rsid="00e05598" officeooo:paragraph-rsid="012a0767" style:font-size-asian="12pt" style:font-size-complex="12pt"/>
    </style:style>
    <style:style style:name="P32" style:family="paragraph" style:parent-style-name="Standard">
      <style:text-properties fo:font-size="12pt" officeooo:rsid="00f4b167" officeooo:paragraph-rsid="00fc2e3e" style:font-size-asian="12pt" style:font-size-complex="12pt"/>
    </style:style>
    <style:style style:name="P33" style:family="paragraph" style:parent-style-name="Standard">
      <style:text-properties fo:font-size="12pt" officeooo:rsid="0101d3aa" officeooo:paragraph-rsid="0101d3aa" style:font-size-asian="12pt" style:font-size-complex="12pt"/>
    </style:style>
    <style:style style:name="P34" style:family="paragraph" style:parent-style-name="Standard">
      <style:text-properties fo:font-size="12pt" officeooo:rsid="0101d3aa" officeooo:paragraph-rsid="01068aa3" style:font-size-asian="12pt" style:font-size-complex="12pt"/>
    </style:style>
    <style:style style:name="P35" style:family="paragraph" style:parent-style-name="Standard">
      <style:text-properties fo:font-size="12pt" fo:font-weight="bold" officeooo:rsid="00308ab4" officeooo:paragraph-rsid="00621187" style:font-size-asian="12pt" style:font-weight-asian="bold" style:font-size-complex="12pt" style:font-weight-complex="bold"/>
    </style:style>
    <style:style style:name="P36" style:family="paragraph" style:parent-style-name="Standard">
      <style:text-properties fo:font-size="12pt" fo:font-weight="bold" officeooo:rsid="00308ab4" officeooo:paragraph-rsid="00b17b3c" style:font-size-asian="12pt" style:font-weight-asian="bold" style:font-size-complex="12pt" style:font-weight-complex="bold"/>
    </style:style>
    <style:style style:name="P37" style:family="paragraph" style:parent-style-name="Standard">
      <style:text-properties fo:font-size="12pt" fo:font-weight="bold" officeooo:rsid="0084091e" officeooo:paragraph-rsid="00c9c084" style:font-size-asian="12pt" style:font-weight-asian="bold" style:font-size-complex="12pt" style:font-weight-complex="bold"/>
    </style:style>
    <style:style style:name="P38" style:family="paragraph" style:parent-style-name="Standard">
      <style:text-properties fo:font-size="12pt" fo:font-style="normal" officeooo:rsid="00e05598" officeooo:paragraph-rsid="00e05598" style:font-size-asian="12pt" style:font-style-asian="normal" style:font-size-complex="12pt" style:font-style-complex="normal"/>
    </style:style>
    <style:style style:name="P39" style:family="paragraph" style:parent-style-name="Standard">
      <style:text-properties fo:font-weight="bold" officeooo:rsid="003d1666" officeooo:paragraph-rsid="003d1666" style:font-weight-asian="bold" style:font-weight-complex="bold"/>
    </style:style>
    <style:style style:name="P40" style:family="paragraph" style:parent-style-name="Standard">
      <style:text-properties fo:font-weight="bold" officeooo:rsid="005ca970" officeooo:paragraph-rsid="005ca970" style:font-weight-asian="bold" style:font-weight-complex="bold"/>
    </style:style>
    <style:style style:name="P41" style:family="paragraph" style:parent-style-name="Standard">
      <style:text-properties officeooo:rsid="003ef6c1" officeooo:paragraph-rsid="004092c0"/>
    </style:style>
    <style:style style:name="P42" style:family="paragraph" style:parent-style-name="Standard">
      <style:text-properties fo:font-size="13pt" officeooo:rsid="00308ab4" officeooo:paragraph-rsid="00308ab4" style:font-size-asian="13pt" style:font-size-complex="13pt"/>
    </style:style>
    <style:style style:name="P43" style:family="paragraph" style:parent-style-name="Standard">
      <style:text-properties fo:font-size="13pt" officeooo:rsid="00618805" officeooo:paragraph-rsid="0066f153" style:font-size-asian="13pt" style:font-size-complex="13pt"/>
    </style:style>
    <style:style style:name="P44" style:family="paragraph" style:parent-style-name="Standard">
      <style:text-properties fo:font-size="13pt" officeooo:rsid="00327cca" officeooo:paragraph-rsid="00327cca" style:font-size-asian="13pt" style:font-size-complex="13pt"/>
    </style:style>
    <style:style style:name="P45" style:family="paragraph" style:parent-style-name="Standard">
      <style:text-properties fo:font-size="13pt" officeooo:rsid="0084091e" officeooo:paragraph-rsid="00c9c084" style:font-size-asian="13pt" style:font-size-complex="13pt"/>
    </style:style>
    <style:style style:name="P46" style:family="paragraph" style:parent-style-name="Standard">
      <style:text-properties fo:font-size="13pt" officeooo:rsid="0101d3aa" officeooo:paragraph-rsid="0101d3aa" style:font-size-asian="13pt" style:font-size-complex="13pt"/>
    </style:style>
    <style:style style:name="P47" style:family="paragraph" style:parent-style-name="Standard">
      <style:text-properties fo:font-size="13pt" officeooo:rsid="01081493" officeooo:paragraph-rsid="01081493" style:font-size-asian="13pt" style:font-size-complex="13pt"/>
    </style:style>
    <style:style style:name="P48" style:family="paragraph" style:parent-style-name="Standard">
      <style:text-properties fo:font-size="13pt" officeooo:rsid="01081493" officeooo:paragraph-rsid="010dc07d" style:font-size-asian="13pt" style:font-size-complex="13pt"/>
    </style:style>
    <style:style style:name="P49" style:family="paragraph" style:parent-style-name="Standard">
      <style:text-properties officeooo:paragraph-rsid="0097362e"/>
    </style:style>
    <style:style style:name="P50" style:family="paragraph" style:parent-style-name="Standard">
      <style:text-properties style:font-name="Liberation Serif" fo:font-size="12pt"/>
    </style:style>
    <style:style style:name="P51" style:family="paragraph" style:parent-style-name="Standard">
      <style:text-properties style:font-name="Liberation Serif" fo:font-size="13pt" officeooo:paragraph-rsid="010a1639" style:font-size-asian="13pt" style:font-size-complex="13pt"/>
    </style:style>
    <style:style style:name="P52" style:family="paragraph" style:parent-style-name="Standard">
      <style:paragraph-properties fo:break-before="page"/>
      <style:text-properties officeooo:rsid="0021b606" officeooo:paragraph-rsid="0021b606"/>
    </style:style>
    <style:style style:name="P53" style:family="paragraph" style:parent-style-name="Standard">
      <style:paragraph-properties fo:break-before="page"/>
      <style:text-properties fo:font-size="14pt" officeooo:rsid="00308ab4" officeooo:paragraph-rsid="00308ab4" style:font-size-asian="14pt" style:font-size-complex="14pt"/>
    </style:style>
    <style:style style:name="P54" style:family="paragraph" style:parent-style-name="Standard">
      <style:paragraph-properties fo:break-before="page"/>
      <style:text-properties fo:font-size="14pt" officeooo:rsid="00287b32" officeooo:paragraph-rsid="00327cca" style:font-size-asian="14pt" style:font-size-complex="14pt"/>
    </style:style>
    <style:style style:name="P55" style:family="paragraph" style:parent-style-name="Standard">
      <style:paragraph-properties fo:break-before="page"/>
      <style:text-properties fo:font-size="14pt" officeooo:rsid="00e05598" officeooo:paragraph-rsid="00e05598" style:font-size-asian="14pt" style:font-size-complex="14pt"/>
    </style:style>
    <style:style style:name="P56" style:family="paragraph" style:parent-style-name="Standard">
      <style:paragraph-properties fo:break-before="page"/>
      <style:text-properties fo:font-size="14pt" officeooo:rsid="001eb38e" officeooo:paragraph-rsid="001eb38e" style:font-size-asian="14pt" style:font-size-complex="14pt"/>
    </style:style>
    <style:style style:name="P57" style:family="paragraph" style:parent-style-name="Table_20_Contents">
      <style:text-properties fo:font-size="12pt" style:font-size-asian="12pt" style:font-size-complex="12pt"/>
    </style:style>
    <style:style style:name="P58" style:family="paragraph" style:parent-style-name="Table_20_Contents">
      <style:text-properties fo:font-size="12pt" officeooo:rsid="003988ce" officeooo:paragraph-rsid="003988ce" style:font-size-asian="12pt" style:font-size-complex="12pt"/>
    </style:style>
    <style:style style:name="P59" style:family="paragraph" style:parent-style-name="Table_20_Contents">
      <style:paragraph-properties fo:text-align="center" style:justify-single-word="false"/>
      <style:text-properties fo:font-size="12pt" officeooo:rsid="0028c6e3" officeooo:paragraph-rsid="00cc2799" style:font-size-asian="12pt" style:font-size-complex="12pt"/>
    </style:style>
    <style:style style:name="P60" style:family="paragraph" style:parent-style-name="Table_20_Contents">
      <style:paragraph-properties fo:text-align="center" style:justify-single-word="false"/>
      <style:text-properties fo:font-size="12pt" officeooo:paragraph-rsid="00cc2799" style:font-size-asian="12pt" style:font-size-complex="12pt"/>
    </style:style>
    <style:style style:name="P61" style:family="paragraph" style:parent-style-name="Table_20_Contents">
      <style:paragraph-properties fo:text-align="center" style:justify-single-word="false"/>
      <style:text-properties fo:font-size="12pt" officeooo:rsid="002952f4" officeooo:paragraph-rsid="00cc2799" style:font-size-asian="12pt" style:font-size-complex="12pt"/>
    </style:style>
    <style:style style:name="P62" style:family="paragraph" style:parent-style-name="Table_20_Contents">
      <style:paragraph-properties fo:text-align="center" style:justify-single-word="false"/>
      <style:text-properties fo:font-size="12pt" officeooo:rsid="002c01e4" officeooo:paragraph-rsid="00cc2799" style:font-size-asian="12pt" style:font-size-complex="12pt"/>
    </style:style>
    <style:style style:name="P63" style:family="paragraph" style:parent-style-name="Table_20_Contents">
      <style:paragraph-properties fo:text-align="start" style:justify-single-word="false"/>
      <style:text-properties fo:font-size="10pt" officeooo:rsid="00d3d366" officeooo:paragraph-rsid="00d3d366" style:font-size-asian="10pt" style:font-size-complex="10pt"/>
    </style:style>
    <style:style style:name="P64" style:family="paragraph" style:parent-style-name="Table_20_Contents">
      <style:paragraph-properties fo:text-align="center" style:justify-single-word="false"/>
      <style:text-properties fo:font-size="10pt" officeooo:rsid="00d2c3df" officeooo:paragraph-rsid="00d2c3df" style:font-size-asian="10pt" style:font-size-complex="10pt"/>
    </style:style>
    <style:style style:name="P65" style:family="paragraph" style:parent-style-name="Table_20_Contents">
      <style:paragraph-properties fo:text-align="start" style:justify-single-word="false"/>
      <style:text-properties fo:font-size="10pt" officeooo:rsid="00d2c3df" officeooo:paragraph-rsid="00d2c3df" style:font-size-asian="10pt" style:font-size-complex="10pt"/>
    </style:style>
    <style:style style:name="P66" style:family="paragraph" style:parent-style-name="Table_20_Contents">
      <style:paragraph-properties fo:text-align="center" style:justify-single-word="false"/>
      <style:text-properties fo:font-size="10pt" officeooo:rsid="00cccc49" officeooo:paragraph-rsid="00cccc49" style:font-size-asian="10pt" style:font-size-complex="10pt"/>
    </style:style>
    <style:style style:name="P67" style:family="paragraph" style:parent-style-name="Table_20_Contents">
      <style:paragraph-properties fo:text-align="center" style:justify-single-word="false"/>
      <style:text-properties fo:font-size="10pt" officeooo:rsid="00cebdba" officeooo:paragraph-rsid="00cebdba" style:font-size-asian="10pt" style:font-size-complex="10pt"/>
    </style:style>
    <style:style style:name="P68" style:family="paragraph" style:parent-style-name="Table_20_Contents">
      <style:paragraph-properties fo:text-align="center" style:justify-single-word="false"/>
      <style:text-properties fo:font-size="10pt" officeooo:rsid="00cebdba" officeooo:paragraph-rsid="00cf5301" style:font-size-asian="10pt" style:font-size-complex="10pt"/>
    </style:style>
    <style:style style:name="P69" style:family="paragraph" style:parent-style-name="Table_20_Contents">
      <style:paragraph-properties fo:text-align="center" style:justify-single-word="false"/>
      <style:text-properties fo:font-size="10pt" officeooo:rsid="00d0443b" officeooo:paragraph-rsid="00d0443b" style:font-size-asian="10pt" style:font-size-complex="10pt"/>
    </style:style>
    <style:style style:name="P70" style:family="paragraph" style:parent-style-name="Table_20_Contents">
      <style:paragraph-properties fo:text-align="center" style:justify-single-word="false"/>
      <style:text-properties fo:font-size="10pt" officeooo:rsid="00d1641c" officeooo:paragraph-rsid="00d1641c" style:font-size-asian="10pt" style:font-size-complex="10pt"/>
    </style:style>
    <style:style style:name="P71" style:family="paragraph" style:parent-style-name="Table_20_Contents">
      <style:paragraph-properties fo:text-align="center" style:justify-single-word="false"/>
      <style:text-properties fo:font-size="10pt" officeooo:rsid="00cf5301" officeooo:paragraph-rsid="00cf5301" style:font-size-asian="10pt" style:font-size-complex="10pt"/>
    </style:style>
    <style:style style:name="P72" style:family="paragraph" style:parent-style-name="Table_20_Contents">
      <style:paragraph-properties fo:text-align="center" style:justify-single-word="false"/>
      <style:text-properties fo:font-size="10pt" style:font-size-asian="10pt" style:font-size-complex="10pt"/>
    </style:style>
    <style:style style:name="P73"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74" style:family="paragraph" style:parent-style-name="Table">
      <style:text-properties fo:font-size="12pt" officeooo:rsid="0084091e" officeooo:paragraph-rsid="00cc2799" style:font-size-asian="12pt" style:font-size-complex="12pt"/>
    </style:style>
    <style:style style:name="P75" style:family="paragraph" style:parent-style-name="Table_20_Heading">
      <style:paragraph-properties fo:text-align="center" style:justify-single-word="false"/>
      <style:text-properties fo:font-size="12pt" officeooo:rsid="00287b32" officeooo:paragraph-rsid="00cc2799" style:font-size-asian="12pt" style:font-size-complex="12pt"/>
    </style:style>
    <style:style style:name="P76" style:family="paragraph" style:parent-style-name="Standard">
      <style:text-properties fo:font-size="14pt" officeooo:rsid="0101d3aa" officeooo:paragraph-rsid="010dc07d" style:font-size-asian="14pt" style:font-size-complex="14pt"/>
    </style:style>
    <style:style style:name="P77" style:family="paragraph" style:parent-style-name="Standard">
      <style:text-properties fo:font-size="14pt" fo:font-weight="bold" officeooo:rsid="01081493" officeooo:paragraph-rsid="01081493" style:font-size-asian="14pt" style:font-weight-asian="bold" style:font-size-complex="14pt" style:font-weight-complex="bold"/>
    </style:style>
    <style:style style:name="P78" style:family="paragraph" style:parent-style-name="Standard">
      <style:text-properties fo:font-size="13pt" officeooo:rsid="0101d3aa" officeooo:paragraph-rsid="0101d3aa" style:font-size-asian="13pt" style:font-size-complex="13pt"/>
    </style:style>
    <style:style style:name="P79" style:family="paragraph" style:parent-style-name="Standard">
      <style:text-properties fo:font-size="12pt" officeooo:rsid="00c9c084" officeooo:paragraph-rsid="00ded81f" style:font-size-asian="12pt" style:font-size-complex="12pt"/>
    </style:style>
    <style:style style:name="P80" style:family="paragraph" style:parent-style-name="Standard">
      <style:text-properties fo:font-size="12pt" officeooo:rsid="0084091e" officeooo:paragraph-rsid="0133c1c1" style:font-size-asian="12pt" style:font-size-complex="12pt"/>
    </style:style>
    <style:style style:name="P81" style:family="paragraph" style:parent-style-name="Standard">
      <style:paragraph-properties fo:break-before="page"/>
      <style:text-properties fo:font-size="13pt" officeooo:rsid="00c9c084" officeooo:paragraph-rsid="00c9c084" style:font-size-asian="13pt" style:font-size-complex="13pt"/>
    </style:style>
    <style:style style:name="T1" style:family="text">
      <style:text-properties style:text-position="0% 100%"/>
    </style:style>
    <style:style style:name="T2" style:family="text">
      <style:text-properties style:text-position="0% 100%" officeooo:rsid="004092c0"/>
    </style:style>
    <style:style style:name="T3" style:family="text">
      <style:text-properties style:text-position="0% 100%" officeooo:rsid="004228f7"/>
    </style:style>
    <style:style style:name="T4" style:family="text">
      <style:text-properties style:text-position="0% 100%" officeooo:rsid="00426e8e"/>
    </style:style>
    <style:style style:name="T5" style:family="text">
      <style:text-properties style:text-position="0% 100%" officeooo:rsid="00e47b33"/>
    </style:style>
    <style:style style:name="T6" style:family="text">
      <style:text-properties style:text-position="0% 100%" officeooo:rsid="00f6c466"/>
    </style:style>
    <style:style style:name="T7" style:family="text">
      <style:text-properties style:text-position="0% 100%" officeooo:rsid="00fc2e3e"/>
    </style:style>
    <style:style style:name="T8" style:family="text">
      <style:text-properties style:text-position="0% 100%" officeooo:rsid="0126d034"/>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a47f11" style:font-style-asian="italic"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eb38e" style:font-weight-asian="bold" style:font-weight-complex="bold"/>
    </style:style>
    <style:style style:name="T15" style:family="text">
      <style:text-properties fo:font-weight="bold" officeooo:rsid="006ff267" style:font-weight-asian="bold" style:font-weight-complex="bold"/>
    </style:style>
    <style:style style:name="T16" style:family="text">
      <style:text-properties fo:font-weight="bold" officeooo:rsid="00a27a0c" style:font-weight-asian="bold" style:font-weight-complex="bold"/>
    </style:style>
    <style:style style:name="T17" style:family="text">
      <style:text-properties fo:font-weight="bold" officeooo:rsid="00bc1901" style:font-weight-asian="bold" style:font-weight-complex="bold"/>
    </style:style>
    <style:style style:name="T18" style:family="text">
      <style:text-properties fo:font-weight="bold" officeooo:rsid="00bc773f" style:font-weight-asian="bold" style:font-weight-complex="bold"/>
    </style:style>
    <style:style style:name="T19" style:family="text">
      <style:text-properties fo:font-weight="bold" officeooo:rsid="00c9adf7" style:font-weight-asian="bold" style:font-weight-complex="bold"/>
    </style:style>
    <style:style style:name="T20" style:family="text">
      <style:text-properties fo:font-weight="bold" officeooo:rsid="012eda8f" style:font-weight-asian="bold" style:font-weight-complex="bold"/>
    </style:style>
    <style:style style:name="T21" style:family="text">
      <style:text-properties fo:font-weight="bold" officeooo:rsid="0133c1c1" style:font-weight-asian="bold" style:font-weight-complex="bold"/>
    </style:style>
    <style:style style:name="T22" style:family="text">
      <style:text-properties officeooo:rsid="0028c6e3"/>
    </style:style>
    <style:style style:name="T23" style:family="text">
      <style:text-properties style:font-name="Liberation Serif1"/>
    </style:style>
    <style:style style:name="T24" style:family="text">
      <style:text-properties style:font-name="Liberation Serif1" officeooo:rsid="0028c6e3"/>
    </style:style>
    <style:style style:name="T25" style:family="text">
      <style:text-properties style:font-name="Liberation Serif1" officeooo:rsid="0029eabf"/>
    </style:style>
    <style:style style:name="T26" style:family="text">
      <style:text-properties style:font-name="Liberation Serif1" officeooo:rsid="002b0012"/>
    </style:style>
    <style:style style:name="T27" style:family="text">
      <style:text-properties style:font-name="Liberation Serif" officeooo:rsid="0029eabf"/>
    </style:style>
    <style:style style:name="T28" style:family="text">
      <style:text-properties officeooo:rsid="002b0012"/>
    </style:style>
    <style:style style:name="T29" style:family="text">
      <style:text-properties fo:font-size="12pt" officeooo:rsid="00308ab4" style:font-size-asian="12pt" style:font-size-complex="12pt"/>
    </style:style>
    <style:style style:name="T30" style:family="text">
      <style:text-properties fo:font-size="12pt" officeooo:rsid="0064fca4" style:font-size-asian="12pt" style:font-size-complex="12pt"/>
    </style:style>
    <style:style style:name="T31" style:family="text">
      <style:text-properties fo:font-size="12pt" officeooo:rsid="00663702" style:font-size-asian="12pt" style:font-size-complex="12pt"/>
    </style:style>
    <style:style style:name="T32" style:family="text">
      <style:text-properties fo:font-size="12pt" officeooo:rsid="00668bc8" style:font-size-asian="12pt" style:font-size-complex="12pt"/>
    </style:style>
    <style:style style:name="T33" style:family="text">
      <style:text-properties fo:font-size="12pt" officeooo:rsid="0066f153" style:font-size-asian="12pt" style:font-size-complex="12pt"/>
    </style:style>
    <style:style style:name="T34" style:family="text">
      <style:text-properties fo:font-size="12pt" fo:font-weight="bold" officeooo:rsid="00308ab4" style:font-size-asian="12pt" style:font-weight-asian="bold" style:font-size-complex="12pt" style:font-weight-complex="bold"/>
    </style:style>
    <style:style style:name="T35" style:family="text">
      <style:text-properties fo:font-size="12pt" fo:font-weight="bold" officeooo:rsid="0066f153" style:font-size-asian="12pt" style:font-weight-asian="bold" style:font-size-complex="12pt" style:font-weight-complex="bold"/>
    </style:style>
    <style:style style:name="T36" style:family="text">
      <style:text-properties fo:font-size="12pt" fo:font-weight="bold" officeooo:rsid="012c6fe3" style:font-size-asian="12pt" style:font-weight-asian="bold" style:font-size-complex="12pt" style:font-weight-complex="bold"/>
    </style:style>
    <style:style style:name="T37" style:family="text">
      <style:text-properties fo:font-size="12pt" fo:font-weight="normal" officeooo:rsid="00308ab4" style:font-size-asian="12pt" style:font-weight-asian="normal" style:font-size-complex="12pt" style:font-weight-complex="normal"/>
    </style:style>
    <style:style style:name="T38" style:family="text">
      <style:text-properties fo:font-size="12pt" fo:font-weight="normal" officeooo:rsid="012c6fe3" style:font-size-asian="12pt" style:font-weight-asian="normal" style:font-size-complex="12pt" style:font-weight-complex="normal"/>
    </style:style>
    <style:style style:name="T39" style:family="text">
      <style:text-properties officeooo:rsid="003e1d7d"/>
    </style:style>
    <style:style style:name="T40" style:family="text">
      <style:text-properties officeooo:rsid="004092c0"/>
    </style:style>
    <style:style style:name="T41" style:family="text">
      <style:text-properties officeooo:rsid="001eb38e"/>
    </style:style>
    <style:style style:name="T42" style:family="text">
      <style:text-properties officeooo:rsid="00443ac3"/>
    </style:style>
    <style:style style:name="T43" style:family="text">
      <style:text-properties officeooo:rsid="004f5384"/>
    </style:style>
    <style:style style:name="T44" style:family="text">
      <style:text-properties officeooo:rsid="004fcb1e"/>
    </style:style>
    <style:style style:name="T45" style:family="text">
      <style:text-properties officeooo:rsid="00517f10"/>
    </style:style>
    <style:style style:name="T46" style:family="text">
      <style:text-properties officeooo:rsid="005356d6"/>
    </style:style>
    <style:style style:name="T47" style:family="text">
      <style:text-properties officeooo:rsid="0053eaf1"/>
    </style:style>
    <style:style style:name="T48" style:family="text">
      <style:text-properties officeooo:rsid="0054f2b4"/>
    </style:style>
    <style:style style:name="T49" style:family="text">
      <style:text-properties officeooo:rsid="00570007"/>
    </style:style>
    <style:style style:name="T50" style:family="text">
      <style:text-properties officeooo:rsid="005d1221"/>
    </style:style>
    <style:style style:name="T51" style:family="text">
      <style:text-properties fo:font-weight="normal" style:font-weight-asian="normal" style:font-weight-complex="normal"/>
    </style:style>
    <style:style style:name="T52" style:family="text">
      <style:text-properties fo:font-weight="normal" officeooo:rsid="00bc773f" style:font-weight-asian="normal" style:font-weight-complex="normal"/>
    </style:style>
    <style:style style:name="T53" style:family="text">
      <style:text-properties fo:font-weight="normal" officeooo:rsid="00bd8805" style:font-weight-asian="normal" style:font-weight-complex="normal"/>
    </style:style>
    <style:style style:name="T54" style:family="text">
      <style:text-properties fo:font-weight="normal" officeooo:rsid="00be62de" style:font-weight-asian="normal" style:font-weight-complex="normal"/>
    </style:style>
    <style:style style:name="T55" style:family="text">
      <style:text-properties fo:font-weight="normal" officeooo:rsid="001eb38e" style:font-weight-asian="normal" style:font-weight-complex="normal"/>
    </style:style>
    <style:style style:name="T56" style:family="text">
      <style:text-properties fo:font-weight="normal" officeooo:rsid="006ff267" style:font-weight-asian="normal" style:font-weight-complex="normal"/>
    </style:style>
    <style:style style:name="T57" style:family="text">
      <style:text-properties fo:font-weight="normal" officeooo:rsid="012eda8f" style:font-weight-asian="normal" style:font-weight-complex="normal"/>
    </style:style>
    <style:style style:name="T58" style:family="text">
      <style:text-properties fo:font-weight="normal" officeooo:rsid="00a27a0c" style:font-weight-asian="normal" style:font-weight-complex="normal"/>
    </style:style>
    <style:style style:name="T59" style:family="text">
      <style:text-properties fo:font-weight="normal" officeooo:rsid="00bc1901" style:font-weight-asian="normal" style:font-weight-complex="normal"/>
    </style:style>
    <style:style style:name="T60" style:family="text">
      <style:text-properties fo:font-weight="normal" officeooo:rsid="0133c1c1" style:font-weight-asian="normal" style:font-weight-complex="normal"/>
    </style:style>
    <style:style style:name="T61" style:family="text">
      <style:text-properties officeooo:rsid="00604068"/>
    </style:style>
    <style:style style:name="T62" style:family="text">
      <style:text-properties officeooo:rsid="00621187"/>
    </style:style>
    <style:style style:name="T63" style:family="text">
      <style:text-properties officeooo:rsid="006a0ebb"/>
    </style:style>
    <style:style style:name="T64" style:family="text">
      <style:text-properties officeooo:rsid="006b8539"/>
    </style:style>
    <style:style style:name="T65" style:family="text">
      <style:text-properties officeooo:rsid="006c69a2"/>
    </style:style>
    <style:style style:name="T66" style:family="text">
      <style:text-properties officeooo:rsid="006df561"/>
    </style:style>
    <style:style style:name="T67" style:family="text">
      <style:text-properties officeooo:rsid="006ff267"/>
    </style:style>
    <style:style style:name="T68" style:family="text">
      <style:text-properties officeooo:rsid="00722e93"/>
    </style:style>
    <style:style style:name="T69" style:family="text">
      <style:text-properties officeooo:rsid="0074768a"/>
    </style:style>
    <style:style style:name="T70" style:family="text">
      <style:text-properties officeooo:rsid="007a0f37"/>
    </style:style>
    <style:style style:name="T71" style:family="text">
      <style:text-properties fo:font-style="normal" style:font-style-asian="normal" style:font-style-complex="normal"/>
    </style:style>
    <style:style style:name="T72" style:family="text">
      <style:text-properties fo:font-style="normal" officeooo:rsid="012f4fe3"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officeooo:rsid="0081ba48"/>
    </style:style>
    <style:style style:name="T76" style:family="text">
      <style:text-properties officeooo:rsid="0084091e"/>
    </style:style>
    <style:style style:name="T77" style:family="text">
      <style:text-properties officeooo:rsid="0084c453"/>
    </style:style>
    <style:style style:name="T78" style:family="text">
      <style:text-properties style:text-underline-style="none" fo:font-weight="bold" officeooo:rsid="0084c453" style:font-weight-asian="bold" style:font-weight-complex="bold"/>
    </style:style>
    <style:style style:name="T79" style:family="text">
      <style:text-properties style:text-underline-style="none" fo:font-weight="bold" officeooo:rsid="008a6d81" style:font-weight-asian="bold" style:font-weight-complex="bold"/>
    </style:style>
    <style:style style:name="T80" style:family="text">
      <style:text-properties style:text-underline-style="none" fo:font-weight="bold" officeooo:rsid="008bf2c7" style:font-weight-asian="bold" style:font-weight-complex="bold"/>
    </style:style>
    <style:style style:name="T81" style:family="text">
      <style:text-properties style:text-underline-style="none" fo:font-weight="bold" officeooo:rsid="012f98d9" style:font-weight-asian="bold" style:font-weight-complex="bold"/>
    </style:style>
    <style:style style:name="T82" style:family="text">
      <style:text-properties style:text-underline-style="none" fo:font-weight="normal" officeooo:rsid="0084c453" style:font-weight-asian="normal" style:font-weight-complex="normal"/>
    </style:style>
    <style:style style:name="T83" style:family="text">
      <style:text-properties style:text-underline-style="none" fo:font-weight="normal" officeooo:rsid="008a6d81" style:font-weight-asian="normal" style:font-weight-complex="normal"/>
    </style:style>
    <style:style style:name="T84" style:family="text">
      <style:text-properties style:text-underline-style="none" fo:font-weight="normal" officeooo:rsid="008bf2c7" style:font-weight-asian="normal" style:font-weight-complex="normal"/>
    </style:style>
    <style:style style:name="T85" style:family="text">
      <style:text-properties style:text-underline-style="none" fo:font-weight="normal" officeooo:rsid="012f98d9" style:font-weight-asian="normal" style:font-weight-complex="normal"/>
    </style:style>
    <style:style style:name="T86" style:family="text">
      <style:text-properties officeooo:rsid="008ccb73"/>
    </style:style>
    <style:style style:name="T87" style:family="text">
      <style:text-properties officeooo:rsid="008e361f"/>
    </style:style>
    <style:style style:name="T88" style:family="text">
      <style:text-properties officeooo:rsid="0092f3c1"/>
    </style:style>
    <style:style style:name="T89" style:family="text">
      <style:text-properties officeooo:rsid="009aeffa"/>
    </style:style>
    <style:style style:name="T90" style:family="text">
      <style:text-properties officeooo:rsid="00a27a0c"/>
    </style:style>
    <style:style style:name="T91" style:family="text">
      <style:text-properties officeooo:rsid="00a2e6aa"/>
    </style:style>
    <style:style style:name="T92" style:family="text">
      <style:text-properties officeooo:rsid="00a47f11"/>
    </style:style>
    <style:style style:name="T93" style:family="text">
      <style:text-properties officeooo:rsid="00a60841"/>
    </style:style>
    <style:style style:name="T94" style:family="text">
      <style:text-properties officeooo:rsid="00a89689"/>
    </style:style>
    <style:style style:name="T95" style:family="text">
      <style:text-properties officeooo:rsid="00af38fd"/>
    </style:style>
    <style:style style:name="T96" style:family="text">
      <style:text-properties officeooo:rsid="00b22274"/>
    </style:style>
    <style:style style:name="T97" style:family="text">
      <style:text-properties officeooo:rsid="00b2feb0"/>
    </style:style>
    <style:style style:name="T98" style:family="text">
      <style:text-properties officeooo:rsid="00b7edeb"/>
    </style:style>
    <style:style style:name="T99" style:family="text">
      <style:text-properties officeooo:rsid="00b83994"/>
    </style:style>
    <style:style style:name="T100" style:family="text">
      <style:text-properties officeooo:rsid="00ba745c"/>
    </style:style>
    <style:style style:name="T101" style:family="text">
      <style:text-properties officeooo:rsid="00bc1901"/>
    </style:style>
    <style:style style:name="T102" style:family="text">
      <style:text-properties officeooo:rsid="00c27922"/>
    </style:style>
    <style:style style:name="T103" style:family="text">
      <style:text-properties style:text-position="sub 58%"/>
    </style:style>
    <style:style style:name="T104" style:family="text">
      <style:text-properties style:text-position="sub 58%" officeooo:rsid="00c27922"/>
    </style:style>
    <style:style style:name="T105" style:family="text">
      <style:text-properties style:text-position="sub 58%" officeooo:rsid="00d571bd"/>
    </style:style>
    <style:style style:name="T106" style:family="text">
      <style:text-properties style:text-position="sub 58%" officeooo:rsid="00c9c084"/>
    </style:style>
    <style:style style:name="T107" style:family="text">
      <style:text-properties officeooo:rsid="00c3c8d8"/>
    </style:style>
    <style:style style:name="T108" style:family="text">
      <style:text-properties officeooo:rsid="00c450aa"/>
    </style:style>
    <style:style style:name="T109" style:family="text">
      <style:text-properties officeooo:rsid="00c9c084"/>
    </style:style>
    <style:style style:name="T110" style:family="text">
      <style:text-properties officeooo:rsid="00caace0"/>
    </style:style>
    <style:style style:name="T111" style:family="text">
      <style:text-properties officeooo:rsid="00da2d76"/>
    </style:style>
    <style:style style:name="T112" style:family="text">
      <style:text-properties officeooo:rsid="00e4cf5e"/>
    </style:style>
    <style:style style:name="T113" style:family="text">
      <style:text-properties officeooo:rsid="00e7d24f"/>
    </style:style>
    <style:style style:name="T114" style:family="text">
      <style:text-properties officeooo:rsid="00e88770"/>
    </style:style>
    <style:style style:name="T115" style:family="text">
      <style:text-properties officeooo:rsid="00f56303"/>
    </style:style>
    <style:style style:name="T116" style:family="text">
      <style:text-properties officeooo:rsid="00fc2e3e"/>
    </style:style>
    <style:style style:name="T117" style:family="text">
      <style:text-properties officeooo:rsid="0103057b"/>
    </style:style>
    <style:style style:name="T118" style:family="text">
      <style:text-properties officeooo:rsid="01068aa3"/>
    </style:style>
    <style:style style:name="T119" style:family="text">
      <style:text-properties officeooo:rsid="0106b43c"/>
    </style:style>
    <style:style style:name="T120" style:family="text">
      <style:text-properties officeooo:rsid="01089040"/>
    </style:style>
    <style:style style:name="T121" style:family="text">
      <style:text-properties style:text-position="super 58%"/>
    </style:style>
    <style:style style:name="T122" style:family="text">
      <style:text-properties style:text-position="super 58%" officeooo:rsid="010a1639"/>
    </style:style>
    <style:style style:name="T123" style:family="text">
      <style:text-properties officeooo:rsid="010a1639"/>
    </style:style>
    <style:style style:name="T124" style:family="text">
      <style:text-properties fo:font-variant="normal" fo:text-transform="none" fo:letter-spacing="normal" fo:font-style="normal" fo:font-weight="normal"/>
    </style:style>
    <style:style style:name="T125" style:family="text">
      <style:text-properties officeooo:rsid="0112e08b"/>
    </style:style>
    <style:style style:name="T126" style:family="text">
      <style:text-properties officeooo:rsid="01144a9e"/>
    </style:style>
    <style:style style:name="T127" style:family="text">
      <style:text-properties officeooo:rsid="01156c26"/>
    </style:style>
    <style:style style:name="T128" style:family="text">
      <style:text-properties officeooo:rsid="01162553"/>
    </style:style>
    <style:style style:name="T129" style:family="text">
      <style:text-properties officeooo:rsid="0117ab10"/>
    </style:style>
    <style:style style:name="T130" style:family="text">
      <style:text-properties officeooo:rsid="011ab3b4"/>
    </style:style>
    <style:style style:name="T131" style:family="text">
      <style:text-properties officeooo:rsid="01212fbc"/>
    </style:style>
    <style:style style:name="T132" style:family="text">
      <style:text-properties officeooo:rsid="01216dd7"/>
    </style:style>
    <style:style style:name="T133" style:family="text">
      <style:text-properties officeooo:rsid="0126d034"/>
    </style:style>
    <style:style style:name="T134" style:family="text">
      <style:text-properties officeooo:rsid="0127d9b6"/>
    </style:style>
    <style:style style:name="T135" style:family="text">
      <style:text-properties officeooo:rsid="012a0767"/>
    </style:style>
    <style:style style:name="T136" style:family="text">
      <style:text-properties officeooo:rsid="01320caa"/>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A machine learning approach to intensive care discharge.</text:p>
      <text:p text:style-name="P8"/>
      <text:p text:style-name="P47">Christopher J. McWilliams<text:span text:style-name="T121">∗1</text:span>, Daniel J. Lawson<text:span text:style-name="T121">2</text:span>, Raul Santos-Rodriguez<text:span text:style-name="T121">1</text:span>, <text:span text:style-name="T123">Iain D Gilchrist, </text:span>Alan Champneys<text:span text:style-name="T121">1</text:span>, Timothy H. Gould<text:span text:style-name="T122">4</text:span>, Matthew J.C. Thoma<text:span text:style-name="T123">s</text:span><text:span text:style-name="T122">4</text:span>, and Christopher P. Bourdeaux<text:span text:style-name="T122">4</text:span></text:p>
      <text:p text:style-name="P47"/>
      <text:p text:style-name="P47">1 Department of Engineering Mathematics, University of Bristol </text:p>
      <text:p text:style-name="P47">2 Integrative Epidemiology Unit, Population Health Sciences, University of Bristol </text:p>
      <text:p text:style-name="P51"><text:span text:style-name="T123">3 </text:span><text:span text:style-name="T124">School of Experimental Psychology, University of Bristol</text:span></text:p>
      <text:p text:style-name="P47"><text:span text:style-name="T123">4</text:span> Intensive Care Unit, Queens Building, University Hospitals Bristol</text:p>
      <text:p text:style-name="P47"/>
      <text:p text:style-name="P48">*<text:span text:style-name="T120">Corresponding author: </text:span><text:a xlink:type="simple" xlink:href="mailto:chris.mcwilliams@bristol.ac.uk" text:style-name="Internet_20_link" text:visited-style-name="Visited_20_Internet_20_Link"><text:span text:style-name="T120">chris.mcwilliams@bristol.ac.uk</text:span></text:a></text:p>
      <text:p text:style-name="P76"/>
      <text:p text:style-name="P76"/>
      <text:p text:style-name="P76">Abstract </text:p>
      <text:p text:style-name="P33"/>
      <text:p text:style-name="P46">Objective</text:p>
      <text:p text:style-name="P33">The primary objective is to work towards a clinical decision support tool that can improve discharge practice on the intensive care unit.</text:p>
      <text:p text:style-name="P46"/>
      <text:p text:style-name="P46">Design</text:p>
      <text:p text:style-name="P33">We used two datasets of routinely collected patient data to test a<text:span text:style-name="T117">n</text:span>d improve upon a set of previously proposed discharge criteria.</text:p>
      <text:p text:style-name="P46"/>
      <text:p text:style-name="P46">Setting</text:p>
      <text:p text:style-name="P33">Bristol Royal Infirmary general intensive care unit (GICU).</text:p>
      <text:p text:style-name="P46"/>
      <text:p text:style-name="P46">Patients</text:p>
      <text:p text:style-name="P33"><text:span text:style-name="T118">Two cohorts derived from historical datasets: </text:span>1933 intensive care patients from GICU in Bristol, and 10658 from MIMIC-III <text:span text:style-name="T118">(a publicly available intensive care dataset)</text:span>.</text:p>
      <text:p text:style-name="P46"/>
      <text:p text:style-name="P46">Interventions</text:p>
      <text:p text:style-name="P33">None.</text:p>
      <text:p text:style-name="P33"/>
      <text:p text:style-name="P46">Results </text:p>
      <text:p text:style-name="P34"><text:span text:style-name="T118">In both cohorts</text:span> few successfully discharged patients met <text:span text:style-name="T118">the of all the discharge criteria</text:span>. Both a random forest and a logistic classifier, trained on MIMIC and cross validated on GICU, demonstrated improved performance over the original criteria and generalised well between the cohorts. The <text:span text:style-name="T119">classifiers showed good agreement on which</text:span> features <text:span text:style-name="T119">were most predictive of readiness-for-discharge, and these</text:span> were generally consistent with clinical experience. By weighting the NLD criteria according to feature importance from the logistic model we showed improved performance over the original NLD criteria, while retaining good interpretability.</text:p>
      <text:p text:style-name="P33"/>
      <text:p text:style-name="P46">Conclusions</text:p>
      <text:p text:style-name="P33">Our findings constitute a proof of concept for a decision support tool to run alongside a clinical information system, and streamline the process of discharge from the ICU.</text:p>
      <text:p text:style-name="P56">Introduction</text:p>
      <text:p text:style-name="P1"/>
      <text:p text:style-name="P1">Demand for intensive care unit (ICU) beds is rising at a time when resource is constrained<text:reference-mark-start text:name="ADDIN CSL_CITATION {&quot;mendeley&quot;: {&quot;plainTextFormattedCitation&quot;: &quot;[1]&quot;, &quot;formattedCitation&quot;: &quot;[1]&quot;, &quot;previouslyFormattedCitation&quot;: &quot;[1]&quot;}, &quot;citationItems&quot;: [{&quot;uris&quot;: [&quot;http://www.mendeley.com/documents/?uuid=5cd57fcc-401d-3ae9-ab14-27794f38ccb2&quot;], &quot;id&quot;: &quot;ITEM-1&quot;, &quot;itemData&quot;: {&quot;issued&quot;: {&quot;date-parts&quot;: [[&quot;2014&quot;, &quot;3&quot;, &quot;7&quot;]]}, &quot;id&quot;: &quot;ITEM-1&quot;, &quot;publisher&quot;: &quot;Springer Berlin Heidelberg&quot;, &quot;issue&quot;: &quot;3&quot;, &quot;author&quot;: [{&quot;family&quot;: &quot;Rubenfeld&quot;, &quot;non-dropping-particle&quot;: &quot;&quot;, &quot;dropping-particle&quot;: &quot;&quot;, &quot;suffix&quot;: &quot;&quot;, &quot;parse-names&quot;: false, &quot;given&quot;: &quot;Gordon D.&quot;}, {&quot;family&quot;: &quot;Rhodes&quot;, &quot;non-dropping-particle&quot;: &quot;&quot;, &quot;dropping-particle&quot;: &quot;&quot;, &quot;suffix&quot;: &quot;&quot;, &quot;parse-names&quot;: false, &quot;given&quot;: &quot;Andrew&quot;}], &quot;title&quot;: &quot;How many intensive care beds are enough?&quot;, &quot;type&quot;: &quot;article-journal&quot;, &quot;page&quot;: &quot;451-452&quot;, &quot;DOI&quot;: &quot;10.1007/s00134-014-3215-x&quot;, &quot;volume&quot;: &quot;40&quot;, &quot;container-title&quot;: &quot;Intensive Care Medicine&quot;, &quot;ISSN&quot;: &quot;0342-4642&quot;}}], &quot;schema&quot;: &quot;https://github.com/citation-style-language/schema/raw/master/csl-citation.json&quot;, &quot;properties&quot;: {&quot;noteIndex&quot;: 0}} RNDSrVhlRO4Cs"/><text:span text:style-name="T1">[1]</text:span><text:reference-mark-end text:name="ADDIN CSL_CITATION {&quot;mendeley&quot;: {&quot;plainTextFormattedCitation&quot;: &quot;[1]&quot;, &quot;formattedCitation&quot;: &quot;[1]&quot;, &quot;previouslyFormattedCitation&quot;: &quot;[1]&quot;}, &quot;citationItems&quot;: [{&quot;uris&quot;: [&quot;http://www.mendeley.com/documents/?uuid=5cd57fcc-401d-3ae9-ab14-27794f38ccb2&quot;], &quot;id&quot;: &quot;ITEM-1&quot;, &quot;itemData&quot;: {&quot;issued&quot;: {&quot;date-parts&quot;: [[&quot;2014&quot;, &quot;3&quot;, &quot;7&quot;]]}, &quot;id&quot;: &quot;ITEM-1&quot;, &quot;publisher&quot;: &quot;Springer Berlin Heidelberg&quot;, &quot;issue&quot;: &quot;3&quot;, &quot;author&quot;: [{&quot;family&quot;: &quot;Rubenfeld&quot;, &quot;non-dropping-particle&quot;: &quot;&quot;, &quot;dropping-particle&quot;: &quot;&quot;, &quot;suffix&quot;: &quot;&quot;, &quot;parse-names&quot;: false, &quot;given&quot;: &quot;Gordon D.&quot;}, {&quot;family&quot;: &quot;Rhodes&quot;, &quot;non-dropping-particle&quot;: &quot;&quot;, &quot;dropping-particle&quot;: &quot;&quot;, &quot;suffix&quot;: &quot;&quot;, &quot;parse-names&quot;: false, &quot;given&quot;: &quot;Andrew&quot;}], &quot;title&quot;: &quot;How many intensive care beds are enough?&quot;, &quot;type&quot;: &quot;article-journal&quot;, &quot;page&quot;: &quot;451-452&quot;, &quot;DOI&quot;: &quot;10.1007/s00134-014-3215-x&quot;, &quot;volume&quot;: &quot;40&quot;, &quot;container-title&quot;: &quot;Intensive Care Medicine&quot;, &quot;ISSN&quot;: &quot;0342-4642&quot;}}], &quot;schema&quot;: &quot;https://github.com/citation-style-language/schema/raw/master/csl-citation.json&quot;, &quot;properties&quot;: {&quot;noteIndex&quot;: 0}} RNDSrVhlRO4Cs"/>⁠. In order to optimise the allocation of this resource, patients should be discharged from the ICU as soon as soon as they no longer require the specialist input provided there. The reduced ICU capacity caused by discharge delay can result in the delayed admission of emergency patients requiring ICU care<text:reference-mark-start text:name="ADDIN CSL_CITATION {&quot;mendeley&quot;: {&quot;plainTextFormattedCitation&quot;: &quot;[2,3]&quot;, &quot;formattedCitation&quot;: &quot;[2,3]&quot;, &quot;previouslyFormattedCitation&quot;: &quot;[2,3]&quot;}, &quot;citationItems&quot;: [{&quot;uris&quot;: [&quot;http://www.mendeley.com/documents/?uuid=1584ee16-2f47-3f83-9d02-017e3feb89b5&quot;], &quot;id&quot;: &quot;ITEM-1&quot;, &quot;itemData&quot;: {&quot;author&quot;: [{&quot;family&quot;: &quot;Chalfin&quot;, &quot;non-dropping-particle&quot;: &quot;&quot;, &quot;dropping-particle&quot;: &quot;&quot;, &quot;suffix&quot;: &quot;&quot;, &quot;parse-names&quot;: false, &quot;given&quot;: &quot;Donald B.&quot;}, {&quot;family&quot;: &quot;Trzeciak&quot;, &quot;non-dropping-particle&quot;: &quot;&quot;, &quot;dropping-particle&quot;: &quot;&quot;, &quot;suffix&quot;: &quot;&quot;, &quot;parse-names&quot;: false, &quot;given&quot;: &quot;Stephen&quot;}, {&quot;family&quot;: &quot;Likourezos&quot;, &quot;non-dropping-particle&quot;: &quot;&quot;, &quot;dropping-particle&quot;: &quot;&quot;, &quot;suffix&quot;: &quot;&quot;, &quot;parse-names&quot;: false, &quot;given&quot;: &quot;Antonios&quot;}, {&quot;family&quot;: &quot;Baumann&quot;, &quot;non-dropping-particle&quot;: &quot;&quot;, &quot;dropping-particle&quot;: &quot;&quot;, &quot;suffix&quot;: &quot;&quot;, &quot;parse-names&quot;: false, &quot;given&quot;: &quot;Brigitte M.&quot;}, {&quot;family&quot;: &quot;Dellinger&quot;, &quot;non-dropping-particle&quot;: &quot;&quot;, &quot;dropping-particle&quot;: &quot;&quot;, &quot;suffix&quot;: &quot;&quot;, &quot;parse-names&quot;: false, &quot;given&quot;: &quot;R. Phillip&quot;}], &quot;type&quot;: &quot;article-journal&quot;, &quot;container-title&quot;: &quot;Critical Care Medicine&quot;, &quot;id&quot;: &quot;ITEM-1&quot;, &quot;title&quot;: &quot;Impact of delayed transfer of critically ill patients from the emergency department to the intensive care unit&quot;, &quot;issued&quot;: {&quot;date-parts&quot;: [[&quot;2007&quot;]]}, &quot;DOI&quot;: &quot;10.1097/01.CCM.0000266585.74905.5A&quot;, &quot;PMID&quot;: &quot;17440421&quot;, &quot;ISBN&quot;: &quot;0090-3493&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ISSN&quot;: &quot;00903493&quot;}}, {&quot;uris&quot;: [&quot;http://www.mendeley.com/documents/?uuid=68a16267-5d4a-362c-91a5-fa81a7e5fb89&quot;], &quot;id&quot;: &quot;ITEM-2&quot;, &quot;itemData&quot;: {&quot;author&quot;: [{&quot;family&quot;: &quot;Cardoso&quot;, &quot;non-dropping-particle&quot;: &quot;&quot;, &quot;dropping-particle&quot;: &quot;&quot;, &quot;suffix&quot;: &quot;&quot;, &quot;parse-names&quot;: false, &quot;given&quot;: &quot;Lucienne TQ&quot;}, {&quot;family&quot;: &quot;Grion&quot;, &quot;non-dropping-particle&quot;: &quot;&quot;, &quot;dropping-particle&quot;: &quot;&quot;, &quot;suffix&quot;: &quot;&quot;, &quot;parse-names&quot;: false, &quot;given&quot;: &quot;Cintia MC&quot;}, {&quot;family&quot;: &quot;Matsuo&quot;, &quot;non-dropping-particle&quot;: &quot;&quot;, &quot;dropping-particle&quot;: &quot;&quot;, &quot;suffix&quot;: &quot;&quot;, &quot;parse-names&quot;: false, &quot;given&quot;: &quot;Tiemi&quot;}, {&quot;family&quot;: &quot;Anami&quot;, &quot;non-dropping-particle&quot;: &quot;&quot;, &quot;dropping-particle&quot;: &quot;&quot;, &quot;suffix&quot;: &quot;&quot;, &quot;parse-names&quot;: false, &quot;given&quot;: &quot;Elza HT&quot;}, {&quot;family&quot;: &quot;Kauss&quot;, &quot;non-dropping-particle&quot;: &quot;&quot;, &quot;dropping-particle&quot;: &quot;&quot;, &quot;suffix&quot;: &quot;&quot;, &quot;parse-names&quot;: false, &quot;given&quot;: &quot;Ivanil AM&quot;}, {&quot;family&quot;: &quot;Seko&quot;, &quot;non-dropping-particle&quot;: &quot;&quot;, &quot;dropping-particle&quot;: &quot;&quot;, &quot;suffix&quot;: &quot;&quot;, &quot;parse-names&quot;: false, &quot;given&quot;: &quot;Ludmila&quot;}, {&quot;family&quot;: &quot;Bonametti&quot;, &quot;non-dropping-particle&quot;: &quot;&quot;, &quot;dropping-particle&quot;: &quot;&quot;, &quot;suffix&quot;: &quot;&quot;, &quot;parse-names&quot;: false, &quot;given&quot;: &quot;Ana M&quot;}], &quot;type&quot;: &quot;article-journal&quot;, &quot;id&quot;: &quot;ITEM-2&quot;, &quot;page&quot;: &quot;R28&quot;, &quot;issue&quot;: &quot;1&quot;, &quot;issued&quot;: {&quot;date-parts&quot;: [[&quot;2011&quot;]]}, &quot;DOI&quot;: &quot;10.1186/cc9975&quot;, &quot;volume&quot;: &quot;15&quot;, &quot;container-title&quot;: &quot;Critical Care&quot;, &quot;title&quot;: &quot;Impact of delayed admission to intensive care units on mortality of critically ill patients: a cohort study&quot;, &quot;ISSN&quot;: &quot;1364-8535&quot;}}], &quot;schema&quot;: &quot;https://github.com/citation-style-language/schema/raw/master/csl-citation.json&quot;, &quot;properties&quot;: {&quot;noteIndex&quot;: 0}} RND7UVj65wwSC"/>[2,3]<text:reference-mark-end text:name="ADDIN CSL_CITATION {&quot;mendeley&quot;: {&quot;plainTextFormattedCitation&quot;: &quot;[2,3]&quot;, &quot;formattedCitation&quot;: &quot;[2,3]&quot;, &quot;previouslyFormattedCitation&quot;: &quot;[2,3]&quot;}, &quot;citationItems&quot;: [{&quot;uris&quot;: [&quot;http://www.mendeley.com/documents/?uuid=1584ee16-2f47-3f83-9d02-017e3feb89b5&quot;], &quot;id&quot;: &quot;ITEM-1&quot;, &quot;itemData&quot;: {&quot;author&quot;: [{&quot;family&quot;: &quot;Chalfin&quot;, &quot;non-dropping-particle&quot;: &quot;&quot;, &quot;dropping-particle&quot;: &quot;&quot;, &quot;suffix&quot;: &quot;&quot;, &quot;parse-names&quot;: false, &quot;given&quot;: &quot;Donald B.&quot;}, {&quot;family&quot;: &quot;Trzeciak&quot;, &quot;non-dropping-particle&quot;: &quot;&quot;, &quot;dropping-particle&quot;: &quot;&quot;, &quot;suffix&quot;: &quot;&quot;, &quot;parse-names&quot;: false, &quot;given&quot;: &quot;Stephen&quot;}, {&quot;family&quot;: &quot;Likourezos&quot;, &quot;non-dropping-particle&quot;: &quot;&quot;, &quot;dropping-particle&quot;: &quot;&quot;, &quot;suffix&quot;: &quot;&quot;, &quot;parse-names&quot;: false, &quot;given&quot;: &quot;Antonios&quot;}, {&quot;family&quot;: &quot;Baumann&quot;, &quot;non-dropping-particle&quot;: &quot;&quot;, &quot;dropping-particle&quot;: &quot;&quot;, &quot;suffix&quot;: &quot;&quot;, &quot;parse-names&quot;: false, &quot;given&quot;: &quot;Brigitte M.&quot;}, {&quot;family&quot;: &quot;Dellinger&quot;, &quot;non-dropping-particle&quot;: &quot;&quot;, &quot;dropping-particle&quot;: &quot;&quot;, &quot;suffix&quot;: &quot;&quot;, &quot;parse-names&quot;: false, &quot;given&quot;: &quot;R. Phillip&quot;}], &quot;type&quot;: &quot;article-journal&quot;, &quot;container-title&quot;: &quot;Critical Care Medicine&quot;, &quot;id&quot;: &quot;ITEM-1&quot;, &quot;title&quot;: &quot;Impact of delayed transfer of critically ill patients from the emergency department to the intensive care unit&quot;, &quot;issued&quot;: {&quot;date-parts&quot;: [[&quot;2007&quot;]]}, &quot;DOI&quot;: &quot;10.1097/01.CCM.0000266585.74905.5A&quot;, &quot;PMID&quot;: &quot;17440421&quot;, &quot;ISBN&quot;: &quot;0090-3493&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ISSN&quot;: &quot;00903493&quot;}}, {&quot;uris&quot;: [&quot;http://www.mendeley.com/documents/?uuid=68a16267-5d4a-362c-91a5-fa81a7e5fb89&quot;], &quot;id&quot;: &quot;ITEM-2&quot;, &quot;itemData&quot;: {&quot;author&quot;: [{&quot;family&quot;: &quot;Cardoso&quot;, &quot;non-dropping-particle&quot;: &quot;&quot;, &quot;dropping-particle&quot;: &quot;&quot;, &quot;suffix&quot;: &quot;&quot;, &quot;parse-names&quot;: false, &quot;given&quot;: &quot;Lucienne TQ&quot;}, {&quot;family&quot;: &quot;Grion&quot;, &quot;non-dropping-particle&quot;: &quot;&quot;, &quot;dropping-particle&quot;: &quot;&quot;, &quot;suffix&quot;: &quot;&quot;, &quot;parse-names&quot;: false, &quot;given&quot;: &quot;Cintia MC&quot;}, {&quot;family&quot;: &quot;Matsuo&quot;, &quot;non-dropping-particle&quot;: &quot;&quot;, &quot;dropping-particle&quot;: &quot;&quot;, &quot;suffix&quot;: &quot;&quot;, &quot;parse-names&quot;: false, &quot;given&quot;: &quot;Tiemi&quot;}, {&quot;family&quot;: &quot;Anami&quot;, &quot;non-dropping-particle&quot;: &quot;&quot;, &quot;dropping-particle&quot;: &quot;&quot;, &quot;suffix&quot;: &quot;&quot;, &quot;parse-names&quot;: false, &quot;given&quot;: &quot;Elza HT&quot;}, {&quot;family&quot;: &quot;Kauss&quot;, &quot;non-dropping-particle&quot;: &quot;&quot;, &quot;dropping-particle&quot;: &quot;&quot;, &quot;suffix&quot;: &quot;&quot;, &quot;parse-names&quot;: false, &quot;given&quot;: &quot;Ivanil AM&quot;}, {&quot;family&quot;: &quot;Seko&quot;, &quot;non-dropping-particle&quot;: &quot;&quot;, &quot;dropping-particle&quot;: &quot;&quot;, &quot;suffix&quot;: &quot;&quot;, &quot;parse-names&quot;: false, &quot;given&quot;: &quot;Ludmila&quot;}, {&quot;family&quot;: &quot;Bonametti&quot;, &quot;non-dropping-particle&quot;: &quot;&quot;, &quot;dropping-particle&quot;: &quot;&quot;, &quot;suffix&quot;: &quot;&quot;, &quot;parse-names&quot;: false, &quot;given&quot;: &quot;Ana M&quot;}], &quot;type&quot;: &quot;article-journal&quot;, &quot;id&quot;: &quot;ITEM-2&quot;, &quot;page&quot;: &quot;R28&quot;, &quot;issue&quot;: &quot;1&quot;, &quot;issued&quot;: {&quot;date-parts&quot;: [[&quot;2011&quot;]]}, &quot;DOI&quot;: &quot;10.1186/cc9975&quot;, &quot;volume&quot;: &quot;15&quot;, &quot;container-title&quot;: &quot;Critical Care&quot;, &quot;title&quot;: &quot;Impact of delayed admission to intensive care units on mortality of critically ill patients: a cohort study&quot;, &quot;ISSN&quot;: &quot;1364-8535&quot;}}], &quot;schema&quot;: &quot;https://github.com/citation-style-language/schema/raw/master/csl-citation.json&quot;, &quot;properties&quot;: {&quot;noteIndex&quot;: 0}} RND7UVj65wwSC"/><text:span text:style-name="T1">⁠</text:span>⁠. Furthermore, patients remaining in the ICU after they are medically fit to leave experience detrimental effects on physical rehabilitation and psychosocial well-being<text:reference-mark-start text:name="ADDIN CSL_CITATION {&quot;mendeley&quot;: {&quot;plainTextFormattedCitation&quot;: &quot;[4]&quot;, &quot;formattedCitation&quot;: &quot;[4]&quot;, &quot;previouslyFormattedCitation&quot;: &quot;[4]&quot;}, &quot;citationItems&quot;: [{&quot;uris&quot;: [&quot;http://www.mendeley.com/documents/?uuid=941428ab-02e0-3e0c-b5de-bd68ee39bb31&quot;], &quot;id&quot;: &quot;ITEM-1&quot;, &quot;itemData&quot;: {&quot;issued&quot;: {&quot;date-parts&quot;: [[&quot;2011&quot;, &quot;12&quot;]]}, &quot;id&quot;: &quot;ITEM-1&quot;, &quot;issue&quot;: &quot;6&quot;, &quot;author&quot;: [{&quot;family&quot;: &quot;Howell&quot;, &quot;non-dropping-particle&quot;: &quot;&quot;, &quot;dropping-particle&quot;: &quot;&quot;, &quot;suffix&quot;: &quot;&quot;, &quot;parse-names&quot;: false, &quot;given&quot;: &quot;Michael D.&quot;}], &quot;PMID&quot;: &quot;21934614&quot;, &quot;title&quot;: &quot;Managing ICU throughput and understanding ICU census&quot;, &quot;type&quot;: &quot;article-journal&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page&quot;: &quot;626-633&quot;, &quot;DOI&quot;: &quot;10.1097/MCC.0b013e32834b3e6e&quot;, &quot;volume&quot;: &quot;17&quot;, &quot;container-title&quot;: &quot;Current Opinion in Critical Care&quot;, &quot;ISSN&quot;: &quot;1070-5295&quot;}}], &quot;schema&quot;: &quot;https://github.com/citation-style-language/schema/raw/master/csl-citation.json&quot;, &quot;properties&quot;: {&quot;noteIndex&quot;: 0}} RNDKsvgku40zW"/><text:span text:style-name="T1">[4]</text:span><text:reference-mark-end text:name="ADDIN CSL_CITATION {&quot;mendeley&quot;: {&quot;plainTextFormattedCitation&quot;: &quot;[4]&quot;, &quot;formattedCitation&quot;: &quot;[4]&quot;, &quot;previouslyFormattedCitation&quot;: &quot;[4]&quot;}, &quot;citationItems&quot;: [{&quot;uris&quot;: [&quot;http://www.mendeley.com/documents/?uuid=941428ab-02e0-3e0c-b5de-bd68ee39bb31&quot;], &quot;id&quot;: &quot;ITEM-1&quot;, &quot;itemData&quot;: {&quot;issued&quot;: {&quot;date-parts&quot;: [[&quot;2011&quot;, &quot;12&quot;]]}, &quot;id&quot;: &quot;ITEM-1&quot;, &quot;issue&quot;: &quot;6&quot;, &quot;author&quot;: [{&quot;family&quot;: &quot;Howell&quot;, &quot;non-dropping-particle&quot;: &quot;&quot;, &quot;dropping-particle&quot;: &quot;&quot;, &quot;suffix&quot;: &quot;&quot;, &quot;parse-names&quot;: false, &quot;given&quot;: &quot;Michael D.&quot;}], &quot;PMID&quot;: &quot;21934614&quot;, &quot;title&quot;: &quot;Managing ICU throughput and understanding ICU census&quot;, &quot;type&quot;: &quot;article-journal&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page&quot;: &quot;626-633&quot;, &quot;DOI&quot;: &quot;10.1097/MCC.0b013e32834b3e6e&quot;, &quot;volume&quot;: &quot;17&quot;, &quot;container-title&quot;: &quot;Current Opinion in Critical Care&quot;, &quot;ISSN&quot;: &quot;1070-5295&quot;}}], &quot;schema&quot;: &quot;https://github.com/citation-style-language/schema/raw/master/csl-citation.json&quot;, &quot;properties&quot;: {&quot;noteIndex&quot;: 0}} RNDKsvgku40zW"/>⁠.</text:p>
      <text:p text:style-name="P1"/>
      <text:p text:style-name="P1">The identification of individuals that are ready to leave ICU is a key component of patient flow through the hospital. At present this identification is a manual process, relying on physicians reviewing patients on a ward round at a standard point in time. There is a lack of formal guidance to inform discharge readiness and as such the process is sensitive to both the decision making heuristics of individual clinicians and structural factors within the hospital<text:reference-mark-start text:name="ADDIN CSL_CITATION {&quot;mendeley&quot;: {&quot;plainTextFormattedCitation&quot;: &quot;[5]&quot;, &quot;formattedCitation&quot;: &quot;[5]&quot;, &quot;previouslyFormattedCitation&quot;: &quot;[5]&quot;}, &quot;citationItems&quot;: [{&quot;uris&quot;: [&quot;http://www.mendeley.com/documents/?uuid=a97b79e4-5c67-3d35-b78b-15c2e1d7fe7b&quot;], &quot;id&quot;: &quot;ITEM-1&quot;, &quot;itemData&quot;: {&quot;issued&quot;: {&quot;date-parts&quot;: [[&quot;2010&quot;, &quot;10&quot;]]}, &quot;id&quot;: &quot;ITEM-1&quot;, &quot;issue&quot;: &quot;5&quot;, &quot;author&quot;: [{&quot;family&quot;: &quot;Capuzzo&quot;, &quot;non-dropping-particle&quot;: &quot;&quot;, &quot;dropping-particle&quot;: &quot;&quot;, &quot;suffix&quot;: &quot;&quot;, &quot;parse-names&quot;: false, &quot;given&quot;: &quot;Maurizia&quot;}, {&quot;family&quot;: &quot;Moreno&quot;, &quot;non-dropping-particle&quot;: &quot;&quot;, &quot;dropping-particle&quot;: &quot;&quot;, &quot;suffix&quot;: &quot;&quot;, &quot;parse-names&quot;: false, &quot;given&quot;: &quot;Rui P&quot;}, {&quot;family&quot;: &quot;Alvisi&quot;, &quot;non-dropping-particle&quot;: &quot;&quot;, &quot;dropping-particle&quot;: &quot;&quot;, &quot;suffix&quot;: &quot;&quot;, &quot;parse-names&quot;: false, &quot;given&quot;: &quot;Raffaele&quot;}], &quot;PMID&quot;: &quot;20644469&quot;, &quot;title&quot;: &quot;Admission and discharge of critically ill patients&quot;, &quot;type&quot;: &quot;article-journal&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page&quot;: &quot;499-504&quot;, &quot;DOI&quot;: &quot;10.1097/MCC.0b013e32833cb874&quot;, &quot;volume&quot;: &quot;16&quot;, &quot;container-title&quot;: &quot;Current Opinion in Critical Care&quot;, &quot;ISSN&quot;: &quot;1070-5295&quot;}}], &quot;schema&quot;: &quot;https://github.com/citation-style-language/schema/raw/master/csl-citation.json&quot;, &quot;properties&quot;: {&quot;noteIndex&quot;: 0}} RNDVQTyLXjMhF"/><text:span text:style-name="T1">[5]</text:span><text:reference-mark-end text:name="ADDIN CSL_CITATION {&quot;mendeley&quot;: {&quot;plainTextFormattedCitation&quot;: &quot;[5]&quot;, &quot;formattedCitation&quot;: &quot;[5]&quot;, &quot;previouslyFormattedCitation&quot;: &quot;[5]&quot;}, &quot;citationItems&quot;: [{&quot;uris&quot;: [&quot;http://www.mendeley.com/documents/?uuid=a97b79e4-5c67-3d35-b78b-15c2e1d7fe7b&quot;], &quot;id&quot;: &quot;ITEM-1&quot;, &quot;itemData&quot;: {&quot;issued&quot;: {&quot;date-parts&quot;: [[&quot;2010&quot;, &quot;10&quot;]]}, &quot;id&quot;: &quot;ITEM-1&quot;, &quot;issue&quot;: &quot;5&quot;, &quot;author&quot;: [{&quot;family&quot;: &quot;Capuzzo&quot;, &quot;non-dropping-particle&quot;: &quot;&quot;, &quot;dropping-particle&quot;: &quot;&quot;, &quot;suffix&quot;: &quot;&quot;, &quot;parse-names&quot;: false, &quot;given&quot;: &quot;Maurizia&quot;}, {&quot;family&quot;: &quot;Moreno&quot;, &quot;non-dropping-particle&quot;: &quot;&quot;, &quot;dropping-particle&quot;: &quot;&quot;, &quot;suffix&quot;: &quot;&quot;, &quot;parse-names&quot;: false, &quot;given&quot;: &quot;Rui P&quot;}, {&quot;family&quot;: &quot;Alvisi&quot;, &quot;non-dropping-particle&quot;: &quot;&quot;, &quot;dropping-particle&quot;: &quot;&quot;, &quot;suffix&quot;: &quot;&quot;, &quot;parse-names&quot;: false, &quot;given&quot;: &quot;Raffaele&quot;}], &quot;PMID&quot;: &quot;20644469&quot;, &quot;title&quot;: &quot;Admission and discharge of critically ill patients&quot;, &quot;type&quot;: &quot;article-journal&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page&quot;: &quot;499-504&quot;, &quot;DOI&quot;: &quot;10.1097/MCC.0b013e32833cb874&quot;, &quot;volume&quot;: &quot;16&quot;, &quot;container-title&quot;: &quot;Current Opinion in Critical Care&quot;, &quot;ISSN&quot;: &quot;1070-5295&quot;}}], &quot;schema&quot;: &quot;https://github.com/citation-style-language/schema/raw/master/csl-citation.json&quot;, &quot;properties&quot;: {&quot;noteIndex&quot;: 0}} RNDVQTyLXjMhF"/>⁠. These issues may introduce undesirable variability in the timeliness of the discharge decision. A number of studies have looked to address this problem by attempting to standardise the discharge process<text:reference-mark-start text:name="ADDIN CSL_CITATION {&quot;mendeley&quot;: {&quot;plainTextFormattedCitation&quot;: &quot;[6]&quot;, &quot;formattedCitation&quot;: &quot;[6]&quot;, &quot;previouslyFormattedCitation&quot;: &quot;[6]&quot;}, &quot;citationItems&quot;: [{&quot;uris&quot;: [&quot;http://www.mendeley.com/documents/?uuid=1f273823-b4fb-389a-8beb-9f0b07e346ad&quot;], &quot;id&quot;: &quot;ITEM-1&quot;, &quot;itemData&quot;: {&quot;issued&quot;: {&quot;date-parts&quot;: [[&quot;2015&quot;, &quot;2&quot;]]}, &quot;id&quot;: &quot;ITEM-1&quot;, &quot;issue&quot;: &quot;2&quot;, &quot;author&quot;: [{&quot;family&quot;: &quot;Stelfox&quot;, &quot;non-dropping-particle&quot;: &quot;&quot;, &quot;dropping-particle&quot;: &quot;&quot;, &quot;suffix&quot;: &quot;&quot;, &quot;parse-names&quot;: false, &quot;given&quot;: &quot;Henry T.&quot;}, {&quot;family&quot;: &quot;Lane&quot;, &quot;non-dropping-particle&quot;: &quot;&quot;, &quot;dropping-particle&quot;: &quot;&quot;, &quot;suffix&quot;: &quot;&quot;, &quot;parse-names&quot;: false, &quot;given&quot;: &quot;Dan&quot;}, {&quot;family&quot;: &quot;Boyd&quot;, &quot;non-dropping-particle&quot;: &quot;&quot;, &quot;dropping-particle&quot;: &quot;&quot;, &quot;suffix&quot;: &quot;&quot;, &quot;parse-names&quot;: false, &quot;given&quot;: &quot;Jamie M.&quot;}, {&quot;family&quot;: &quot;Taylor&quot;, &quot;non-dropping-particle&quot;: &quot;&quot;, &quot;dropping-particle&quot;: &quot;&quot;, &quot;suffix&quot;: &quot;&quot;, &quot;parse-names&quot;: false, &quot;given&quot;: &quot;Simon&quot;}, {&quot;family&quot;: &quot;Perrier&quot;, &quot;non-dropping-particle&quot;: &quot;&quot;, &quot;dropping-particle&quot;: &quot;&quot;, &quot;suffix&quot;: &quot;&quot;, &quot;parse-names&quot;: false, &quot;given&quot;: &quot;Laure&quot;}, {&quot;family&quot;: &quot;Straus&quot;, &quot;non-dropping-particle&quot;: &quot;&quot;, &quot;dropping-particle&quot;: &quot;&quot;, &quot;suffix&quot;: &quot;&quot;, &quot;parse-names&quot;: false, &quot;given&quot;: &quot;Sharon&quot;}, {&quot;family&quot;: &quot;Zygun&quot;, &quot;non-dropping-particle&quot;: &quot;&quot;, &quot;dropping-particle&quot;: &quot;&quot;, &quot;suffix&quot;: &quot;&quot;, &quot;parse-names&quot;: false, &quot;given&quot;: &quot;David&quot;}, {&quot;family&quot;: &quot;Zuege&quot;, &quot;non-dropping-particle&quot;: &quot;&quot;, &quot;dropping-particle&quot;: &quot;&quot;, &quot;suffix&quot;: &quot;&quot;, &quot;parse-names&quot;: false, &quot;given&quot;: &quot;Danny J.&quot;}], &quot;PMID&quot;: &quot;25210942&quot;, &quot;title&quot;: &quot;A Scoping Review of Patient Discharge From Intensive Care&quot;, &quot;type&quot;: &quot;article-journal&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page&quot;: &quot;317-327&quot;, &quot;DOI&quot;: &quot;10.1378/chest.13-2965&quot;, &quot;volume&quot;: &quot;147&quot;, &quot;container-title&quot;: &quot;Chest&quot;, &quot;ISSN&quot;: &quot;00123692&quot;}}], &quot;schema&quot;: &quot;https://github.com/citation-style-language/schema/raw/master/csl-citation.json&quot;, &quot;properties&quot;: {&quot;noteIndex&quot;: 0}} RNDowTws3WxdB"/><text:span text:style-name="T1">[6]</text:span><text:reference-mark-end text:name="ADDIN CSL_CITATION {&quot;mendeley&quot;: {&quot;plainTextFormattedCitation&quot;: &quot;[6]&quot;, &quot;formattedCitation&quot;: &quot;[6]&quot;, &quot;previouslyFormattedCitation&quot;: &quot;[6]&quot;}, &quot;citationItems&quot;: [{&quot;uris&quot;: [&quot;http://www.mendeley.com/documents/?uuid=1f273823-b4fb-389a-8beb-9f0b07e346ad&quot;], &quot;id&quot;: &quot;ITEM-1&quot;, &quot;itemData&quot;: {&quot;issued&quot;: {&quot;date-parts&quot;: [[&quot;2015&quot;, &quot;2&quot;]]}, &quot;id&quot;: &quot;ITEM-1&quot;, &quot;issue&quot;: &quot;2&quot;, &quot;author&quot;: [{&quot;family&quot;: &quot;Stelfox&quot;, &quot;non-dropping-particle&quot;: &quot;&quot;, &quot;dropping-particle&quot;: &quot;&quot;, &quot;suffix&quot;: &quot;&quot;, &quot;parse-names&quot;: false, &quot;given&quot;: &quot;Henry T.&quot;}, {&quot;family&quot;: &quot;Lane&quot;, &quot;non-dropping-particle&quot;: &quot;&quot;, &quot;dropping-particle&quot;: &quot;&quot;, &quot;suffix&quot;: &quot;&quot;, &quot;parse-names&quot;: false, &quot;given&quot;: &quot;Dan&quot;}, {&quot;family&quot;: &quot;Boyd&quot;, &quot;non-dropping-particle&quot;: &quot;&quot;, &quot;dropping-particle&quot;: &quot;&quot;, &quot;suffix&quot;: &quot;&quot;, &quot;parse-names&quot;: false, &quot;given&quot;: &quot;Jamie M.&quot;}, {&quot;family&quot;: &quot;Taylor&quot;, &quot;non-dropping-particle&quot;: &quot;&quot;, &quot;dropping-particle&quot;: &quot;&quot;, &quot;suffix&quot;: &quot;&quot;, &quot;parse-names&quot;: false, &quot;given&quot;: &quot;Simon&quot;}, {&quot;family&quot;: &quot;Perrier&quot;, &quot;non-dropping-particle&quot;: &quot;&quot;, &quot;dropping-particle&quot;: &quot;&quot;, &quot;suffix&quot;: &quot;&quot;, &quot;parse-names&quot;: false, &quot;given&quot;: &quot;Laure&quot;}, {&quot;family&quot;: &quot;Straus&quot;, &quot;non-dropping-particle&quot;: &quot;&quot;, &quot;dropping-particle&quot;: &quot;&quot;, &quot;suffix&quot;: &quot;&quot;, &quot;parse-names&quot;: false, &quot;given&quot;: &quot;Sharon&quot;}, {&quot;family&quot;: &quot;Zygun&quot;, &quot;non-dropping-particle&quot;: &quot;&quot;, &quot;dropping-particle&quot;: &quot;&quot;, &quot;suffix&quot;: &quot;&quot;, &quot;parse-names&quot;: false, &quot;given&quot;: &quot;David&quot;}, {&quot;family&quot;: &quot;Zuege&quot;, &quot;non-dropping-particle&quot;: &quot;&quot;, &quot;dropping-particle&quot;: &quot;&quot;, &quot;suffix&quot;: &quot;&quot;, &quot;parse-names&quot;: false, &quot;given&quot;: &quot;Danny J.&quot;}], &quot;PMID&quot;: &quot;25210942&quot;, &quot;title&quot;: &quot;A Scoping Review of Patient Discharge From Intensive Care&quot;, &quot;type&quot;: &quot;article-journal&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page&quot;: &quot;317-327&quot;, &quot;DOI&quot;: &quot;10.1378/chest.13-2965&quot;, &quot;volume&quot;: &quot;147&quot;, &quot;container-title&quot;: &quot;Chest&quot;, &quot;ISSN&quot;: &quot;00123692&quot;}}], &quot;schema&quot;: &quot;https://github.com/citation-style-language/schema/raw/master/csl-citation.json&quot;, &quot;properties&quot;: {&quot;noteIndex&quot;: 0}} RNDowTws3WxdB"/>⁠. One such study by Knight<text:reference-mark-start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7mv4kMA1FR"/><text:span text:style-name="T1">[7]</text:span><text:reference-mark-end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7mv4kMA1FR"/>⁠ proposed a set of physiological criteria to enable nurses to <text:span text:style-name="T39">identify </text:span>patients <text:span text:style-name="T39">that are fit for discharge from a high dependency unit (HDU)</text:span>, <text:span text:style-name="T39">thereby expediting the discharge process.</text:span></text:p>
      <text:p text:style-name="P1"/>
      <text:p text:style-name="P2">Increasingly ICUs are using clinical information systems (CIS) to collect, store and display physiological data. The availability of such routinely collected patient data presents the opportunity to apply methods from data science, with the potential to transform healthcare in a number of ways<text:reference-mark-start text:name="ADDIN CSL_CITATION {&quot;mendeley&quot;: {&quot;plainTextFormattedCitation&quot;: &quot;[8,9]&quot;, &quot;formattedCitation&quot;: &quot;[8,9]&quot;, &quot;previouslyFormattedCitation&quot;: &quot;[8,9]&quot;}, &quot;citationItems&quot;: [{&quot;uris&quot;: [&quot;http://www.mendeley.com/documents/?uuid=c7e842f6-4571-3216-af96-c668bbd3d7f8&quot;], &quot;id&quot;: &quot;ITEM-1&quot;, &quot;itemData&quot;: {&quot;issued&quot;: {&quot;date-parts&quot;: [[&quot;2017&quot;, &quot;9&quot;, &quot;28&quot;]]}, &quot;id&quot;: &quot;ITEM-1&quot;, &quot;publisher&quot;: &quot;Massachusetts Medical Society&quot;, &quot;issue&quot;: &quot;13&quot;, &quot;author&quot;: [{&quot;family&quot;: &quot;Obermeyer&quot;, &quot;non-dropping-particle&quot;: &quot;&quot;, &quot;dropping-particle&quot;: &quot;&quot;, &quot;suffix&quot;: &quot;&quot;, &quot;parse-names&quot;: false, &quot;given&quot;: &quot;Ziad&quot;}, {&quot;family&quot;: &quot;Lee&quot;, &quot;non-dropping-particle&quot;: &quot;&quot;, &quot;dropping-particle&quot;: &quot;&quot;, &quot;suffix&quot;: &quot;&quot;, &quot;parse-names&quot;: false, &quot;given&quot;: &quot;Thomas H.&quot;}], &quot;title&quot;: &quot;Lost in Thought \u2014 The Limits of the Human Mind and the Future of Medicine&quot;, &quot;type&quot;: &quot;article-journal&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page&quot;: &quot;1209-1211&quot;, &quot;DOI&quot;: &quot;10.1056/NEJMp1705348&quot;, &quot;volume&quot;: &quot;377&quot;, &quot;container-title&quot;: &quot;New England Journal of Medicine&quot;, &quot;ISSN&quot;: &quot;0028-4793&quot;}}, {&quot;uris&quot;: [&quot;http://www.mendeley.com/documents/?uuid=f3c65600-7bae-3f72-8127-257393db24a2&quot;], &quot;id&quot;: &quot;ITEM-2&quot;, &quot;itemData&quot;: {&quot;issued&quot;: {&quot;date-parts&quot;: [[&quot;2015&quot;, &quot;10&quot;]]}, &quot;id&quot;: &quot;ITEM-2&quot;, &quot;issue&quot;: &quot;5&quot;, &quot;author&quot;: [{&quot;family&quot;: &quot;Docherty&quot;, &quot;non-dropping-particle&quot;: &quot;&quot;, &quot;dropping-particle&quot;: &quot;&quot;, &quot;suffix&quot;: &quot;&quot;, &quot;parse-names&quot;: false, &quot;given&quot;: &quot;Annemarie B.&quot;}, {&quot;family&quot;: &quot;Lone&quot;, &quot;non-dropping-particle&quot;: &quot;&quot;, &quot;dropping-particle&quot;: &quot;&quot;, &quot;suffix&quot;: &quot;&quot;, &quot;parse-names&quot;: false, &quot;given&quot;: &quot;Nazir I.&quot;}], &quot;PMID&quot;: &quot;26348424&quot;, &quot;title&quot;: &quot;Exploiting big data for critical care research&quot;, &quot;type&quot;: &quot;article-journal&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page&quot;: &quot;467-472&quot;, &quot;DOI&quot;: &quot;10.1097/MCC.0000000000000228&quot;, &quot;volume&quot;: &quot;21&quot;, &quot;container-title&quot;: &quot;Current Opinion in Critical Care&quot;, &quot;ISSN&quot;: &quot;1070-5295&quot;}}], &quot;schema&quot;: &quot;https://github.com/citation-style-language/schema/raw/master/csl-citation.json&quot;, &quot;properties&quot;: {&quot;noteIndex&quot;: 0}} RNDDDknfq7p6Z"/><text:span text:style-name="T1">[8,9]</text:span><text:reference-mark-end text:name="ADDIN CSL_CITATION {&quot;mendeley&quot;: {&quot;plainTextFormattedCitation&quot;: &quot;[8,9]&quot;, &quot;formattedCitation&quot;: &quot;[8,9]&quot;, &quot;previouslyFormattedCitation&quot;: &quot;[8,9]&quot;}, &quot;citationItems&quot;: [{&quot;uris&quot;: [&quot;http://www.mendeley.com/documents/?uuid=c7e842f6-4571-3216-af96-c668bbd3d7f8&quot;], &quot;id&quot;: &quot;ITEM-1&quot;, &quot;itemData&quot;: {&quot;issued&quot;: {&quot;date-parts&quot;: [[&quot;2017&quot;, &quot;9&quot;, &quot;28&quot;]]}, &quot;id&quot;: &quot;ITEM-1&quot;, &quot;publisher&quot;: &quot;Massachusetts Medical Society&quot;, &quot;issue&quot;: &quot;13&quot;, &quot;author&quot;: [{&quot;family&quot;: &quot;Obermeyer&quot;, &quot;non-dropping-particle&quot;: &quot;&quot;, &quot;dropping-particle&quot;: &quot;&quot;, &quot;suffix&quot;: &quot;&quot;, &quot;parse-names&quot;: false, &quot;given&quot;: &quot;Ziad&quot;}, {&quot;family&quot;: &quot;Lee&quot;, &quot;non-dropping-particle&quot;: &quot;&quot;, &quot;dropping-particle&quot;: &quot;&quot;, &quot;suffix&quot;: &quot;&quot;, &quot;parse-names&quot;: false, &quot;given&quot;: &quot;Thomas H.&quot;}], &quot;title&quot;: &quot;Lost in Thought \u2014 The Limits of the Human Mind and the Future of Medicine&quot;, &quot;type&quot;: &quot;article-journal&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page&quot;: &quot;1209-1211&quot;, &quot;DOI&quot;: &quot;10.1056/NEJMp1705348&quot;, &quot;volume&quot;: &quot;377&quot;, &quot;container-title&quot;: &quot;New England Journal of Medicine&quot;, &quot;ISSN&quot;: &quot;0028-4793&quot;}}, {&quot;uris&quot;: [&quot;http://www.mendeley.com/documents/?uuid=f3c65600-7bae-3f72-8127-257393db24a2&quot;], &quot;id&quot;: &quot;ITEM-2&quot;, &quot;itemData&quot;: {&quot;issued&quot;: {&quot;date-parts&quot;: [[&quot;2015&quot;, &quot;10&quot;]]}, &quot;id&quot;: &quot;ITEM-2&quot;, &quot;issue&quot;: &quot;5&quot;, &quot;author&quot;: [{&quot;family&quot;: &quot;Docherty&quot;, &quot;non-dropping-particle&quot;: &quot;&quot;, &quot;dropping-particle&quot;: &quot;&quot;, &quot;suffix&quot;: &quot;&quot;, &quot;parse-names&quot;: false, &quot;given&quot;: &quot;Annemarie B.&quot;}, {&quot;family&quot;: &quot;Lone&quot;, &quot;non-dropping-particle&quot;: &quot;&quot;, &quot;dropping-particle&quot;: &quot;&quot;, &quot;suffix&quot;: &quot;&quot;, &quot;parse-names&quot;: false, &quot;given&quot;: &quot;Nazir I.&quot;}], &quot;PMID&quot;: &quot;26348424&quot;, &quot;title&quot;: &quot;Exploiting big data for critical care research&quot;, &quot;type&quot;: &quot;article-journal&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page&quot;: &quot;467-472&quot;, &quot;DOI&quot;: &quot;10.1097/MCC.0000000000000228&quot;, &quot;volume&quot;: &quot;21&quot;, &quot;container-title&quot;: &quot;Current Opinion in Critical Care&quot;, &quot;ISSN&quot;: &quot;1070-5295&quot;}}], &quot;schema&quot;: &quot;https://github.com/citation-style-language/schema/raw/master/csl-citation.json&quot;, &quot;properties&quot;: {&quot;noteIndex&quot;: 0}} RNDDDknfq7p6Z"/>⁠. Two particular avenues for development are the automation of simple tasks<text:reference-mark-start text:name="ADDIN CSL_CITATION {&quot;mendeley&quot;: {&quot;plainTextFormattedCitation&quot;: &quot;[10]&quot;, &quot;formattedCitation&quot;: &quot;[10]&quot;, &quot;previouslyFormattedCitation&quot;: &quot;[10]&quot;}, &quot;citationItems&quot;: [{&quot;uris&quot;: [&quot;http://www.mendeley.com/documents/?uuid=9492e3c8-9b31-4eb5-a18f-c45048c2ec90&quot;], &quot;id&quot;: &quot;ITEM-1&quot;, &quot;itemData&quot;: {&quot;author&quot;: [{&quot;family&quot;: &quot;Sohn&quot;, &quot;non-dropping-particle&quot;: &quot;&quot;, &quot;dropping-particle&quot;: &quot;&quot;, &quot;suffix&quot;: &quot;&quot;, &quot;parse-names&quot;: false, &quot;given&quot;: &quot;Ernest&quot;}, {&quot;family&quot;: &quot;Roski&quot;, &quot;non-dropping-particle&quot;: &quot;&quot;, &quot;dropping-particle&quot;: &quot;&quot;, &quot;suffix&quot;: &quot;&quot;, &quot;parse-names&quot;: false, &quot;given&quot;: &quot;Joachim&quot;}, {&quot;family&quot;: &quot;Escaravage&quot;, &quot;non-dropping-particle&quot;: &quot;&quot;, &quot;dropping-particle&quot;: &quot;&quot;, &quot;suffix&quot;: &quot;&quot;, &quot;parse-names&quot;: false, &quot;given&quot;: &quot;Steven&quot;}, {&quot;family&quot;: &quot;Maloy&quot;, &quot;non-dropping-particle&quot;: &quot;&quot;, &quot;dropping-particle&quot;: &quot;&quot;, &quot;suffix&quot;: &quot;&quot;, &quot;parse-names&quot;: false, &quot;given&quot;: &quot;Kevin&quot;}], &quot;type&quot;: &quot;article-magazine&quot;, &quot;id&quot;: &quot;ITEM-1&quot;, &quot;issued&quot;: {&quot;date-parts&quot;: [[&quot;2017&quot;]]}, &quot;DOI&quot;: &quot;10.1377/hblog20170509.059985&quot;, &quot;container-title&quot;: &quot;Health Affairs Blog&quot;, &quot;title&quot;: &quot;Four Lessons In The Adoption Of Machine Learning In Health Care&quot;}}], &quot;schema&quot;: &quot;https://github.com/citation-style-language/schema/raw/master/csl-citation.json&quot;, &quot;properties&quot;: {&quot;noteIndex&quot;: 0}} RNDf8bYJ9q0Sj"/><text:span text:style-name="T1">[10]</text:span><text:reference-mark-end text:name="ADDIN CSL_CITATION {&quot;mendeley&quot;: {&quot;plainTextFormattedCitation&quot;: &quot;[10]&quot;, &quot;formattedCitation&quot;: &quot;[10]&quot;, &quot;previouslyFormattedCitation&quot;: &quot;[10]&quot;}, &quot;citationItems&quot;: [{&quot;uris&quot;: [&quot;http://www.mendeley.com/documents/?uuid=9492e3c8-9b31-4eb5-a18f-c45048c2ec90&quot;], &quot;id&quot;: &quot;ITEM-1&quot;, &quot;itemData&quot;: {&quot;author&quot;: [{&quot;family&quot;: &quot;Sohn&quot;, &quot;non-dropping-particle&quot;: &quot;&quot;, &quot;dropping-particle&quot;: &quot;&quot;, &quot;suffix&quot;: &quot;&quot;, &quot;parse-names&quot;: false, &quot;given&quot;: &quot;Ernest&quot;}, {&quot;family&quot;: &quot;Roski&quot;, &quot;non-dropping-particle&quot;: &quot;&quot;, &quot;dropping-particle&quot;: &quot;&quot;, &quot;suffix&quot;: &quot;&quot;, &quot;parse-names&quot;: false, &quot;given&quot;: &quot;Joachim&quot;}, {&quot;family&quot;: &quot;Escaravage&quot;, &quot;non-dropping-particle&quot;: &quot;&quot;, &quot;dropping-particle&quot;: &quot;&quot;, &quot;suffix&quot;: &quot;&quot;, &quot;parse-names&quot;: false, &quot;given&quot;: &quot;Steven&quot;}, {&quot;family&quot;: &quot;Maloy&quot;, &quot;non-dropping-particle&quot;: &quot;&quot;, &quot;dropping-particle&quot;: &quot;&quot;, &quot;suffix&quot;: &quot;&quot;, &quot;parse-names&quot;: false, &quot;given&quot;: &quot;Kevin&quot;}], &quot;type&quot;: &quot;article-magazine&quot;, &quot;id&quot;: &quot;ITEM-1&quot;, &quot;issued&quot;: {&quot;date-parts&quot;: [[&quot;2017&quot;]]}, &quot;DOI&quot;: &quot;10.1377/hblog20170509.059985&quot;, &quot;container-title&quot;: &quot;Health Affairs Blog&quot;, &quot;title&quot;: &quot;Four Lessons In The Adoption Of Machine Learning In Health Care&quot;}}], &quot;schema&quot;: &quot;https://github.com/citation-style-language/schema/raw/master/csl-citation.json&quot;, &quot;properties&quot;: {&quot;noteIndex&quot;: 0}} RNDf8bYJ9q0Sj"/>⁠ and the implementation of decision support systems<text:reference-mark-start text:name="ADDIN CSL_CITATION {&quot;mendeley&quot;: {&quot;plainTextFormattedCitation&quot;: &quot;[11]&quot;, &quot;formattedCitation&quot;: &quot;[11]&quot;, &quot;previouslyFormattedCitation&quot;: &quot;[11]&quot;}, &quot;citationItems&quot;: [{&quot;uris&quot;: [&quot;http://www.mendeley.com/documents/?uuid=4842e429-276d-3322-bd3d-a1dbdfdac73e&quot;], &quot;id&quot;: &quot;ITEM-1&quot;, &quot;itemData&quot;: {&quot;issued&quot;: {&quot;date-parts&quot;: [[&quot;2005&quot;, &quot;4&quot;, &quot;2&quot;]]}, &quot;id&quot;: &quot;ITEM-1&quot;, &quot;issue&quot;: &quot;7494&quot;, &quot;author&quot;: [{&quot;family&quot;: &quot;Kawamoto&quot;, &quot;non-dropping-particle&quot;: &quot;&quot;, &quot;dropping-particle&quot;: &quot;&quot;, &quot;suffix&quot;: &quot;&quot;, &quot;parse-names&quot;: false, &quot;given&quot;: &quot;Kensaku&quot;}, {&quot;family&quot;: &quot;Houlihan&quot;, &quot;non-dropping-particle&quot;: &quot;&quot;, &quot;dropping-particle&quot;: &quot;&quot;, &quot;suffix&quot;: &quot;&quot;, &quot;parse-names&quot;: false, &quot;given&quot;: &quot;Caitlin A&quot;}, {&quot;family&quot;: &quot;Balas&quot;, &quot;non-dropping-particle&quot;: &quot;&quot;, &quot;dropping-particle&quot;: &quot;&quot;, &quot;suffix&quot;: &quot;&quot;, &quot;parse-names&quot;: false, &quot;given&quot;: &quot;E Andrew&quot;}, {&quot;family&quot;: &quot;Lobach&quot;, &quot;non-dropping-particle&quot;: &quot;&quot;, &quot;dropping-particle&quot;: &quot;&quot;, &quot;suffix&quot;: &quot;&quot;, &quot;parse-names&quot;: false, &quot;given&quot;: &quot;David F&quot;}], &quot;PMID&quot;: &quot;15767266&quot;, &quot;title&quot;: &quot;Improving clinical practice using clinical decision support systems: a systematic review of trials to identify features critical to success&quot;, &quot;type&quot;: &quot;article-journal&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page&quot;: &quot;765&quot;, &quot;DOI&quot;: &quot;10.1136/bmj.38398.500764.8F&quot;, &quot;volume&quot;: &quot;330&quot;, &quot;container-title&quot;: &quot;BMJ&quot;, &quot;ISSN&quot;: &quot;0959-8138&quot;}}], &quot;schema&quot;: &quot;https://github.com/citation-style-language/schema/raw/master/csl-citation.json&quot;, &quot;properties&quot;: {&quot;noteIndex&quot;: 0}} RNDnf6j8J78F6"/><text:span text:style-name="T1">[11]</text:span><text:reference-mark-end text:name="ADDIN CSL_CITATION {&quot;mendeley&quot;: {&quot;plainTextFormattedCitation&quot;: &quot;[11]&quot;, &quot;formattedCitation&quot;: &quot;[11]&quot;, &quot;previouslyFormattedCitation&quot;: &quot;[11]&quot;}, &quot;citationItems&quot;: [{&quot;uris&quot;: [&quot;http://www.mendeley.com/documents/?uuid=4842e429-276d-3322-bd3d-a1dbdfdac73e&quot;], &quot;id&quot;: &quot;ITEM-1&quot;, &quot;itemData&quot;: {&quot;issued&quot;: {&quot;date-parts&quot;: [[&quot;2005&quot;, &quot;4&quot;, &quot;2&quot;]]}, &quot;id&quot;: &quot;ITEM-1&quot;, &quot;issue&quot;: &quot;7494&quot;, &quot;author&quot;: [{&quot;family&quot;: &quot;Kawamoto&quot;, &quot;non-dropping-particle&quot;: &quot;&quot;, &quot;dropping-particle&quot;: &quot;&quot;, &quot;suffix&quot;: &quot;&quot;, &quot;parse-names&quot;: false, &quot;given&quot;: &quot;Kensaku&quot;}, {&quot;family&quot;: &quot;Houlihan&quot;, &quot;non-dropping-particle&quot;: &quot;&quot;, &quot;dropping-particle&quot;: &quot;&quot;, &quot;suffix&quot;: &quot;&quot;, &quot;parse-names&quot;: false, &quot;given&quot;: &quot;Caitlin A&quot;}, {&quot;family&quot;: &quot;Balas&quot;, &quot;non-dropping-particle&quot;: &quot;&quot;, &quot;dropping-particle&quot;: &quot;&quot;, &quot;suffix&quot;: &quot;&quot;, &quot;parse-names&quot;: false, &quot;given&quot;: &quot;E Andrew&quot;}, {&quot;family&quot;: &quot;Lobach&quot;, &quot;non-dropping-particle&quot;: &quot;&quot;, &quot;dropping-particle&quot;: &quot;&quot;, &quot;suffix&quot;: &quot;&quot;, &quot;parse-names&quot;: false, &quot;given&quot;: &quot;David F&quot;}], &quot;PMID&quot;: &quot;15767266&quot;, &quot;title&quot;: &quot;Improving clinical practice using clinical decision support systems: a systematic review of trials to identify features critical to success&quot;, &quot;type&quot;: &quot;article-journal&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page&quot;: &quot;765&quot;, &quot;DOI&quot;: &quot;10.1136/bmj.38398.500764.8F&quot;, &quot;volume&quot;: &quot;330&quot;, &quot;container-title&quot;: &quot;BMJ&quot;, &quot;ISSN&quot;: &quot;0959-8138&quot;}}], &quot;schema&quot;: &quot;https://github.com/citation-style-language/schema/raw/master/csl-citation.json&quot;, &quot;properties&quot;: {&quot;noteIndex&quot;: 0}} RNDnf6j8J78F6"/>⁠, both of which would reduce the cognitive load of clinicians and free up scarce resource for tasks that require human expertise. We believe that the ICU discharge process is one area of healthcare practice that could be significantly improved by such data driven approaches.</text:p>
      <text:p text:style-name="P2"/>
      <text:p text:style-name="P41">In this study we investigate<text:span text:style-name="T40">d</text:span> the possibility of using routinely collected data to identify patients that are ready for discharge. <text:span text:style-name="T42">We studied two historical cohorts. One cohort consisted of patients treated on the general intensive care unit at the Bristol Royal Infirmary, while the second consisted of patients selected from the MIMIC-III database</text:span><text:reference-mark-start text:name="ADDIN CSL_CITATION {&quot;mendeley&quot;: {&quot;plainTextFormattedCitation&quot;: &quot;[12]&quot;, &quot;formattedCitation&quot;: &quot;[12]&quot;, &quot;previouslyFormattedCitation&quot;: &quot;[12]&quot;}, &quot;citationItems&quot;: [{&quot;uris&quot;: [&quot;http://www.mendeley.com/documents/?uuid=72b145ea-e850-32cc-a4b4-385b756d9d0b&quot;], &quot;id&quot;: &quot;ITEM-1&quot;, &quot;itemData&quot;: {&quot;issued&quot;: {&quot;date-parts&quot;: [[&quot;2016&quot;, &quot;5&quot;, &quot;24&quot;]]}, &quot;id&quot;: &quot;ITEM-1&quot;, &quot;author&quot;: [{&quot;family&quot;: &quot;Johnson&quot;, &quot;non-dropping-particle&quot;: &quot;&quot;, &quot;dropping-particle&quot;: &quot;&quot;, &quot;suffix&quot;: &quot;&quot;, &quot;parse-names&quot;: false, &quot;given&quot;: &quot;Alistair E.W.&quot;}, {&quot;family&quot;: &quot;Pollard&quot;, &quot;non-dropping-particle&quot;: &quot;&quot;, &quot;dropping-particle&quot;: &quot;&quot;, &quot;suffix&quot;: &quot;&quot;, &quot;parse-names&quot;: false, &quot;given&quot;: &quot;Tom J.&quot;}, {&quot;family&quot;: &quot;Shen&quot;, &quot;non-dropping-particle&quot;: &quot;&quot;, &quot;dropping-particle&quot;: &quot;&quot;, &quot;suffix&quot;: &quot;&quot;, &quot;parse-names&quot;: false, &quot;given&quot;: &quot;Lu&quot;}, {&quot;family&quot;: &quot;Lehman&quot;, &quot;non-dropping-particle&quot;: &quot;&quot;, &quot;dropping-particle&quot;: &quot;&quot;, &quot;suffix&quot;: &quot;&quot;, &quot;parse-names&quot;: false, &quot;given&quot;: &quot;Li-wei H.&quot;}, {&quot;family&quot;: &quot;Feng&quot;, &quot;non-dropping-particle&quot;: &quot;&quot;, &quot;dropping-particle&quot;: &quot;&quot;, &quot;suffix&quot;: &quot;&quot;, &quot;parse-names&quot;: false, &quot;given&quot;: &quot;Mengling&quot;}, {&quot;family&quot;: &quot;Ghassemi&quot;, &quot;non-dropping-particle&quot;: &quot;&quot;, &quot;dropping-particle&quot;: &quot;&quot;, &quot;suffix&quot;: &quot;&quot;, &quot;parse-names&quot;: false, &quot;given&quot;: &quot;Mohammad&quot;}, {&quot;family&quot;: &quot;Moody&quot;, &quot;non-dropping-particle&quot;: &quot;&quot;, &quot;dropping-particle&quot;: &quot;&quot;, &quot;suffix&quot;: &quot;&quot;, &quot;parse-names&quot;: false, &quot;given&quot;: &quot;Benjamin&quot;}, {&quot;family&quot;: &quot;Szolovits&quot;, &quot;non-dropping-particle&quot;: &quot;&quot;, &quot;dropping-particle&quot;: &quot;&quot;, &quot;suffix&quot;: &quot;&quot;, &quot;parse-names&quot;: false, &quot;given&quot;: &quot;Peter&quot;}, {&quot;family&quot;: &quot;Anthony Celi&quot;, &quot;non-dropping-particle&quot;: &quot;&quot;, &quot;dropping-particle&quot;: &quot;&quot;, &quot;suffix&quot;: &quot;&quot;, &quot;parse-names&quot;: false, &quot;given&quot;: &quot;Leo&quot;}, {&quot;family&quot;: &quot;Mark&quot;, &quot;non-dropping-particle&quot;: &quot;&quot;, &quot;dropping-particle&quot;: &quot;&quot;, &quot;suffix&quot;: &quot;&quot;, &quot;parse-names&quot;: false, &quot;given&quot;: &quot;Roger G.&quot;}], &quot;PMID&quot;: &quot;27219127&quot;, &quot;title&quot;: &quot;MIMIC-III, a freely accessible critical care database&quot;, &quot;type&quot;: &quot;article-journal&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page&quot;: &quot;160035&quot;, &quot;DOI&quot;: &quot;10.1038/sdata.2016.35&quot;, &quot;volume&quot;: &quot;3&quot;, &quot;container-title&quot;: &quot;Scientific Data&quot;, &quot;ISSN&quot;: &quot;2052-4463&quot;}}], &quot;schema&quot;: &quot;https://github.com/citation-style-language/schema/raw/master/csl-citation.json&quot;, &quot;properties&quot;: {&quot;noteIndex&quot;: 0}} RNDcszSCSG9Hy"/><text:span text:style-name="T2">[12]</text:span><text:reference-mark-end text:name="ADDIN CSL_CITATION {&quot;mendeley&quot;: {&quot;plainTextFormattedCitation&quot;: &quot;[12]&quot;, &quot;formattedCitation&quot;: &quot;[12]&quot;, &quot;previouslyFormattedCitation&quot;: &quot;[12]&quot;}, &quot;citationItems&quot;: [{&quot;uris&quot;: [&quot;http://www.mendeley.com/documents/?uuid=72b145ea-e850-32cc-a4b4-385b756d9d0b&quot;], &quot;id&quot;: &quot;ITEM-1&quot;, &quot;itemData&quot;: {&quot;issued&quot;: {&quot;date-parts&quot;: [[&quot;2016&quot;, &quot;5&quot;, &quot;24&quot;]]}, &quot;id&quot;: &quot;ITEM-1&quot;, &quot;author&quot;: [{&quot;family&quot;: &quot;Johnson&quot;, &quot;non-dropping-particle&quot;: &quot;&quot;, &quot;dropping-particle&quot;: &quot;&quot;, &quot;suffix&quot;: &quot;&quot;, &quot;parse-names&quot;: false, &quot;given&quot;: &quot;Alistair E.W.&quot;}, {&quot;family&quot;: &quot;Pollard&quot;, &quot;non-dropping-particle&quot;: &quot;&quot;, &quot;dropping-particle&quot;: &quot;&quot;, &quot;suffix&quot;: &quot;&quot;, &quot;parse-names&quot;: false, &quot;given&quot;: &quot;Tom J.&quot;}, {&quot;family&quot;: &quot;Shen&quot;, &quot;non-dropping-particle&quot;: &quot;&quot;, &quot;dropping-particle&quot;: &quot;&quot;, &quot;suffix&quot;: &quot;&quot;, &quot;parse-names&quot;: false, &quot;given&quot;: &quot;Lu&quot;}, {&quot;family&quot;: &quot;Lehman&quot;, &quot;non-dropping-particle&quot;: &quot;&quot;, &quot;dropping-particle&quot;: &quot;&quot;, &quot;suffix&quot;: &quot;&quot;, &quot;parse-names&quot;: false, &quot;given&quot;: &quot;Li-wei H.&quot;}, {&quot;family&quot;: &quot;Feng&quot;, &quot;non-dropping-particle&quot;: &quot;&quot;, &quot;dropping-particle&quot;: &quot;&quot;, &quot;suffix&quot;: &quot;&quot;, &quot;parse-names&quot;: false, &quot;given&quot;: &quot;Mengling&quot;}, {&quot;family&quot;: &quot;Ghassemi&quot;, &quot;non-dropping-particle&quot;: &quot;&quot;, &quot;dropping-particle&quot;: &quot;&quot;, &quot;suffix&quot;: &quot;&quot;, &quot;parse-names&quot;: false, &quot;given&quot;: &quot;Mohammad&quot;}, {&quot;family&quot;: &quot;Moody&quot;, &quot;non-dropping-particle&quot;: &quot;&quot;, &quot;dropping-particle&quot;: &quot;&quot;, &quot;suffix&quot;: &quot;&quot;, &quot;parse-names&quot;: false, &quot;given&quot;: &quot;Benjamin&quot;}, {&quot;family&quot;: &quot;Szolovits&quot;, &quot;non-dropping-particle&quot;: &quot;&quot;, &quot;dropping-particle&quot;: &quot;&quot;, &quot;suffix&quot;: &quot;&quot;, &quot;parse-names&quot;: false, &quot;given&quot;: &quot;Peter&quot;}, {&quot;family&quot;: &quot;Anthony Celi&quot;, &quot;non-dropping-particle&quot;: &quot;&quot;, &quot;dropping-particle&quot;: &quot;&quot;, &quot;suffix&quot;: &quot;&quot;, &quot;parse-names&quot;: false, &quot;given&quot;: &quot;Leo&quot;}, {&quot;family&quot;: &quot;Mark&quot;, &quot;non-dropping-particle&quot;: &quot;&quot;, &quot;dropping-particle&quot;: &quot;&quot;, &quot;suffix&quot;: &quot;&quot;, &quot;parse-names&quot;: false, &quot;given&quot;: &quot;Roger G.&quot;}], &quot;PMID&quot;: &quot;27219127&quot;, &quot;title&quot;: &quot;MIMIC-III, a freely accessible critical care database&quot;, &quot;type&quot;: &quot;article-journal&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page&quot;: &quot;160035&quot;, &quot;DOI&quot;: &quot;10.1038/sdata.2016.35&quot;, &quot;volume&quot;: &quot;3&quot;, &quot;container-title&quot;: &quot;Scientific Data&quot;, &quot;ISSN&quot;: &quot;2052-4463&quot;}}], &quot;schema&quot;: &quot;https://github.com/citation-style-language/schema/raw/master/csl-citation.json&quot;, &quot;properties&quot;: {&quot;noteIndex&quot;: 0}} RNDcszSCSG9Hy"/><text:span text:style-name="T42">⁠ (see Materials and Methods for details).</text:span> Since there is no generally accepted definition of readiness-for-discharge, we adopted the criteria published by Knight<text:reference-mark-start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dWAvEwmu3p"/>[7]<text:reference-mark-end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dWAvEwmu3p"/><text:span text:style-name="T1"> as a baseline for automation. </text:span><text:span text:style-name="T2">Given the rational behind the</text:span><text:span text:style-name="T3">se</text:span><text:span text:style-name="T2"> criteria they represent a general and highly conservative set of constraints on physiology </text:span><text:span text:style-name="T4">that characterise a patient as suitable for care on an acute ward (level 1 care)</text:span><text:span text:style-name="T2">. </text:span><text:span text:style-name="T41">We initially posed the question: how many patients met the proposed criteria at the time they were declared ready for discharge? W</text:span><text:span text:style-name="T55">e then attempted to improve upon the performance of the original criteria by using machine learning techniques to identify patients that were ready for discharge.</text:span><text:span text:style-name="T41"> This work represents the first steps towards a decision support tool that will run in real time alongside our CIS and help clinicians identify dischargeable patients.</text:span></text:p>
      <text:p text:style-name="P53">Methods</text:p>
      <text:p text:style-name="P5"/>
      <text:p text:style-name="P42">Discharge criteria</text:p>
      <text:p text:style-name="P42"/>
      <text:p text:style-name="P10">The nurse-led discharge (NLD) criteria proposed by Knight<text:reference-mark-start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tJNDypWxhg"/><text:span text:style-name="T1">[7]</text:span><text:reference-mark-end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tJNDypWxhg"/>⁠ consist of a set of constraints on various routinely collected vital signs and laboratory results. If a patient meets all the constraints for a period of at least four hours, Knight states that they may be safely discharged by a nurse. In order to test the NLD criteria on historical patient data we codified the constraints (see SI, section C) into 15 binary tests, which are defined in table 1.</text:p>
      <text:p text:style-name="P10"/>
      <text:p text:style-name="P10"><draw:frame draw:style-name="fr1" draw:name="Frame1" text:anchor-type="paragraph" svg:width="6in" draw:z-index="0"><draw:text-box fo:min-height="2.8299in"><text:p text:style-name="Table"><draw:frame draw:style-name="fr2" draw:name="Object1" text:anchor-type="as-char" svg:width="6in" style:rel-width="100%" svg:height="2.8299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dified version of the discharge criteria for application to electronic health record data. Here the fifteen criteria have been grouped into intuitive subsets and each assigned a test ID (‘R0’ to ‘B4’). <text:s/>If all 15 criteria are met for a period of at least four hours the patient can be safely discharged.</text:p></draw:text-box></draw:frame></text:p>
      <text:p text:style-name="P42">Cohort selection</text:p>
      <text:p text:style-name="P42"/>
      <text:p text:style-name="P11">Subjects for this study were selected from two distinct historical data sources to form two patient cohorts. <text:span text:style-name="T45">T</text:span>he inclusion criteria <text:span text:style-name="T45">are</text:span> detailed in SI section A.<text:span text:style-name="T43">2</text:span>. The first data source consists of the routinely collected data from 1933 patients treated on the general intensive care unit at the Bristol Royal Infirmary between 01/02/2015 and 01/02/2017. <text:span text:style-name="T48">W</text:span>e refer to th<text:span text:style-name="T46">e cohort selected from this</text:span> dataset as GICU. The second <text:span text:style-name="T47">data</text:span> source is derived from the MIMIC-III database<text:reference-mark-start text:name="ADDIN CSL_CITATION {&quot;mendeley&quot;: {&quot;plainTextFormattedCitation&quot;: &quot;[12]&quot;, &quot;formattedCitation&quot;: &quot;[12]&quot;, &quot;previouslyFormattedCitation&quot;: &quot;[12]&quot;}, &quot;citationItems&quot;: [{&quot;uris&quot;: [&quot;http://www.mendeley.com/documents/?uuid=72b145ea-e850-32cc-a4b4-385b756d9d0b&quot;], &quot;id&quot;: &quot;ITEM-1&quot;, &quot;itemData&quot;: {&quot;issued&quot;: {&quot;date-parts&quot;: [[&quot;2016&quot;, &quot;5&quot;, &quot;24&quot;]]}, &quot;id&quot;: &quot;ITEM-1&quot;, &quot;author&quot;: [{&quot;family&quot;: &quot;Johnson&quot;, &quot;non-dropping-particle&quot;: &quot;&quot;, &quot;dropping-particle&quot;: &quot;&quot;, &quot;suffix&quot;: &quot;&quot;, &quot;parse-names&quot;: false, &quot;given&quot;: &quot;Alistair E.W.&quot;}, {&quot;family&quot;: &quot;Pollard&quot;, &quot;non-dropping-particle&quot;: &quot;&quot;, &quot;dropping-particle&quot;: &quot;&quot;, &quot;suffix&quot;: &quot;&quot;, &quot;parse-names&quot;: false, &quot;given&quot;: &quot;Tom J.&quot;}, {&quot;family&quot;: &quot;Shen&quot;, &quot;non-dropping-particle&quot;: &quot;&quot;, &quot;dropping-particle&quot;: &quot;&quot;, &quot;suffix&quot;: &quot;&quot;, &quot;parse-names&quot;: false, &quot;given&quot;: &quot;Lu&quot;}, {&quot;family&quot;: &quot;Lehman&quot;, &quot;non-dropping-particle&quot;: &quot;&quot;, &quot;dropping-particle&quot;: &quot;&quot;, &quot;suffix&quot;: &quot;&quot;, &quot;parse-names&quot;: false, &quot;given&quot;: &quot;Li-wei H.&quot;}, {&quot;family&quot;: &quot;Feng&quot;, &quot;non-dropping-particle&quot;: &quot;&quot;, &quot;dropping-particle&quot;: &quot;&quot;, &quot;suffix&quot;: &quot;&quot;, &quot;parse-names&quot;: false, &quot;given&quot;: &quot;Mengling&quot;}, {&quot;family&quot;: &quot;Ghassemi&quot;, &quot;non-dropping-particle&quot;: &quot;&quot;, &quot;dropping-particle&quot;: &quot;&quot;, &quot;suffix&quot;: &quot;&quot;, &quot;parse-names&quot;: false, &quot;given&quot;: &quot;Mohammad&quot;}, {&quot;family&quot;: &quot;Moody&quot;, &quot;non-dropping-particle&quot;: &quot;&quot;, &quot;dropping-particle&quot;: &quot;&quot;, &quot;suffix&quot;: &quot;&quot;, &quot;parse-names&quot;: false, &quot;given&quot;: &quot;Benjamin&quot;}, {&quot;family&quot;: &quot;Szolovits&quot;, &quot;non-dropping-particle&quot;: &quot;&quot;, &quot;dropping-particle&quot;: &quot;&quot;, &quot;suffix&quot;: &quot;&quot;, &quot;parse-names&quot;: false, &quot;given&quot;: &quot;Peter&quot;}, {&quot;family&quot;: &quot;Anthony Celi&quot;, &quot;non-dropping-particle&quot;: &quot;&quot;, &quot;dropping-particle&quot;: &quot;&quot;, &quot;suffix&quot;: &quot;&quot;, &quot;parse-names&quot;: false, &quot;given&quot;: &quot;Leo&quot;}, {&quot;family&quot;: &quot;Mark&quot;, &quot;non-dropping-particle&quot;: &quot;&quot;, &quot;dropping-particle&quot;: &quot;&quot;, &quot;suffix&quot;: &quot;&quot;, &quot;parse-names&quot;: false, &quot;given&quot;: &quot;Roger G.&quot;}], &quot;PMID&quot;: &quot;27219127&quot;, &quot;title&quot;: &quot;MIMIC-III, a freely accessible critical care database&quot;, &quot;type&quot;: &quot;article-journal&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page&quot;: &quot;160035&quot;, &quot;DOI&quot;: &quot;10.1038/sdata.2016.35&quot;, &quot;volume&quot;: &quot;3&quot;, &quot;container-title&quot;: &quot;Scientific Data&quot;, &quot;ISSN&quot;: &quot;2052-4463&quot;}}], &quot;schema&quot;: &quot;https://github.com/citation-style-language/schema/raw/master/csl-citation.json&quot;, &quot;properties&quot;: {&quot;noteIndex&quot;: 0}} RNDenrJOYml7v"/><text:span text:style-name="T1">[12]</text:span><text:reference-mark-end text:name="ADDIN CSL_CITATION {&quot;mendeley&quot;: {&quot;plainTextFormattedCitation&quot;: &quot;[12]&quot;, &quot;formattedCitation&quot;: &quot;[12]&quot;, &quot;previouslyFormattedCitation&quot;: &quot;[12]&quot;}, &quot;citationItems&quot;: [{&quot;uris&quot;: [&quot;http://www.mendeley.com/documents/?uuid=72b145ea-e850-32cc-a4b4-385b756d9d0b&quot;], &quot;id&quot;: &quot;ITEM-1&quot;, &quot;itemData&quot;: {&quot;issued&quot;: {&quot;date-parts&quot;: [[&quot;2016&quot;, &quot;5&quot;, &quot;24&quot;]]}, &quot;id&quot;: &quot;ITEM-1&quot;, &quot;author&quot;: [{&quot;family&quot;: &quot;Johnson&quot;, &quot;non-dropping-particle&quot;: &quot;&quot;, &quot;dropping-particle&quot;: &quot;&quot;, &quot;suffix&quot;: &quot;&quot;, &quot;parse-names&quot;: false, &quot;given&quot;: &quot;Alistair E.W.&quot;}, {&quot;family&quot;: &quot;Pollard&quot;, &quot;non-dropping-particle&quot;: &quot;&quot;, &quot;dropping-particle&quot;: &quot;&quot;, &quot;suffix&quot;: &quot;&quot;, &quot;parse-names&quot;: false, &quot;given&quot;: &quot;Tom J.&quot;}, {&quot;family&quot;: &quot;Shen&quot;, &quot;non-dropping-particle&quot;: &quot;&quot;, &quot;dropping-particle&quot;: &quot;&quot;, &quot;suffix&quot;: &quot;&quot;, &quot;parse-names&quot;: false, &quot;given&quot;: &quot;Lu&quot;}, {&quot;family&quot;: &quot;Lehman&quot;, &quot;non-dropping-particle&quot;: &quot;&quot;, &quot;dropping-particle&quot;: &quot;&quot;, &quot;suffix&quot;: &quot;&quot;, &quot;parse-names&quot;: false, &quot;given&quot;: &quot;Li-wei H.&quot;}, {&quot;family&quot;: &quot;Feng&quot;, &quot;non-dropping-particle&quot;: &quot;&quot;, &quot;dropping-particle&quot;: &quot;&quot;, &quot;suffix&quot;: &quot;&quot;, &quot;parse-names&quot;: false, &quot;given&quot;: &quot;Mengling&quot;}, {&quot;family&quot;: &quot;Ghassemi&quot;, &quot;non-dropping-particle&quot;: &quot;&quot;, &quot;dropping-particle&quot;: &quot;&quot;, &quot;suffix&quot;: &quot;&quot;, &quot;parse-names&quot;: false, &quot;given&quot;: &quot;Mohammad&quot;}, {&quot;family&quot;: &quot;Moody&quot;, &quot;non-dropping-particle&quot;: &quot;&quot;, &quot;dropping-particle&quot;: &quot;&quot;, &quot;suffix&quot;: &quot;&quot;, &quot;parse-names&quot;: false, &quot;given&quot;: &quot;Benjamin&quot;}, {&quot;family&quot;: &quot;Szolovits&quot;, &quot;non-dropping-particle&quot;: &quot;&quot;, &quot;dropping-particle&quot;: &quot;&quot;, &quot;suffix&quot;: &quot;&quot;, &quot;parse-names&quot;: false, &quot;given&quot;: &quot;Peter&quot;}, {&quot;family&quot;: &quot;Anthony Celi&quot;, &quot;non-dropping-particle&quot;: &quot;&quot;, &quot;dropping-particle&quot;: &quot;&quot;, &quot;suffix&quot;: &quot;&quot;, &quot;parse-names&quot;: false, &quot;given&quot;: &quot;Leo&quot;}, {&quot;family&quot;: &quot;Mark&quot;, &quot;non-dropping-particle&quot;: &quot;&quot;, &quot;dropping-particle&quot;: &quot;&quot;, &quot;suffix&quot;: &quot;&quot;, &quot;parse-names&quot;: false, &quot;given&quot;: &quot;Roger G.&quot;}], &quot;PMID&quot;: &quot;27219127&quot;, &quot;title&quot;: &quot;MIMIC-III, a freely accessible critical care database&quot;, &quot;type&quot;: &quot;article-journal&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page&quot;: &quot;160035&quot;, &quot;DOI&quot;: &quot;10.1038/sdata.2016.35&quot;, &quot;volume&quot;: &quot;3&quot;, &quot;container-title&quot;: &quot;Scientific Data&quot;, &quot;ISSN&quot;: &quot;2052-4463&quot;}}], &quot;schema&quot;: &quot;https://github.com/citation-style-language/schema/raw/master/csl-citation.json&quot;, &quot;properties&quot;: {&quot;noteIndex&quot;: 0}} RNDenrJOYml7v"/>⁠, <text:span text:style-name="T44">from which 10658 patients were selected to form the cohort</text:span> referred to as MIMIC. </text:p>
      <text:p text:style-name="P10"/>
      <text:p text:style-name="P10">The use of two cohorts was motivated by two concerns. Firstly, the volume of data was significantly increased by the inclusion of the MIMIC cohort, increas<text:span text:style-name="T49">ing</text:span> the volume of data available for training classifier algorithms. Secondly, the use of two cohorts allowed us to study the generalisation of our results between different patient populations under different healthcare systems.</text:p>
      <text:p text:style-name="P10"/>
      <text:p text:style-name="P42">Readiness-for-discharge</text:p>
      <text:p text:style-name="P42"/>
      <text:p text:style-name="P10">The key to testing and improving on discharge criteria was to be able to identify, from the historical data, patients that were ready-for-discharge (RFD) and not-ready-for-discharge (NRFD). These two subsets of patients, RFD and NRFD, define the positive and negative classes respectively. The datasets contain a callout for each patient, which marks the time at which a patient was declared clinically ready to leave the intensive care unit. For the positive class we selected patients at their <text:soft-page-break/>time of callout who went on to have a positive outcome on leaving the unit. Conversely, patients who were declared clinically ready to leave the unit, but subsequently had a negative outcome, were included in the negative class. A positive outcome was defined as the patient leaving the hospital alive without readmission to ICU. A negative outcome was defined as either readmission to ICU during the same hospital admission, or in-hospital mortality after discharge from ICU. Given the low rates of negative outcome following callout in both MIMIC and GICU (<text:span text:style-name="T51">see table 2</text:span>), we generated further instances of the negative class, in order to balance the class sizes. To do this we sampled patients at between three and eight days prior to their callout, under the assumption that patients were not-ready-for-discharge at this point in time, regardless of their eventual outcome state (positive or negative). Full details of this procedure are given in<text:span text:style-name="T51"> appendix A.2.</text:span></text:p>
      <text:p text:style-name="P10"/>
      <table:table table:name="Table2" table:style-name="Table2">
        <table:table-column table:style-name="Table2.A" table:number-columns-repeated="5"/>
        <table:table-column table:style-name="Table2.F"/>
        <table:table-row>
          <table:table-cell table:style-name="Table2.A1" office:value-type="string">
            <text:p text:style-name="P57"/>
          </table:table-cell>
          <table:table-cell table:style-name="Table2.A1" office:value-type="string">
            <text:p text:style-name="P58">patients</text:p>
          </table:table-cell>
          <table:table-cell table:style-name="Table2.A1" office:value-type="string">
            <text:p text:style-name="P58">mortality</text:p>
          </table:table-cell>
          <table:table-cell table:style-name="Table2.A1" office:value-type="string">
            <text:p text:style-name="P58">readmission</text:p>
          </table:table-cell>
          <table:table-cell table:style-name="Table2.A1" office:value-type="string">
            <text:p text:style-name="P58">negative outcomes</text:p>
          </table:table-cell>
          <table:table-cell table:style-name="Table2.A1" office:value-type="string">
            <text:p text:style-name="P58">mean(LOS)</text:p>
          </table:table-cell>
        </table:table-row>
        <table:table-row>
          <table:table-cell table:style-name="Table2.A2" office:value-type="string">
            <text:p text:style-name="P58">MIMIC</text:p>
          </table:table-cell>
          <table:table-cell table:style-name="Table2.A2" office:value-type="string">
            <text:p text:style-name="P58">10658</text:p>
          </table:table-cell>
          <table:table-cell table:style-name="Table2.A2" office:value-type="string">
            <text:p text:style-name="P58">0.048</text:p>
          </table:table-cell>
          <table:table-cell table:style-name="Table2.A2" office:value-type="string">
            <text:p text:style-name="P58">0.063</text:p>
          </table:table-cell>
          <table:table-cell table:style-name="Table2.A2" office:value-type="string">
            <text:p text:style-name="P58">0.095</text:p>
          </table:table-cell>
          <table:table-cell table:style-name="Table2.A2" office:value-type="string">
            <text:p text:style-name="P58">3.02</text:p>
          </table:table-cell>
        </table:table-row>
        <table:table-row>
          <table:table-cell table:style-name="Table2.A2" office:value-type="string">
            <text:p text:style-name="P58">GICU</text:p>
          </table:table-cell>
          <table:table-cell table:style-name="Table2.A2" office:value-type="string">
            <text:p text:style-name="P58">1933</text:p>
          </table:table-cell>
          <table:table-cell table:style-name="Table2.A2" office:value-type="string">
            <text:p text:style-name="P58">0.038</text:p>
          </table:table-cell>
          <table:table-cell table:style-name="Table2.A2" office:value-type="string">
            <text:p text:style-name="P58">0.031</text:p>
          </table:table-cell>
          <table:table-cell table:style-name="Table2.A2" office:value-type="string">
            <text:p text:style-name="P58">0.062</text:p>
          </table:table-cell>
          <table:table-cell table:style-name="Table2.A2" office:value-type="string">
            <text:p text:style-name="P58">4.92</text:p>
          </table:table-cell>
        </table:table-row>
      </table:table>
      <text:p text:style-name="Table">Table <text:sequence text:ref-name="refTable1" text:name="Table" text:formula="ooow:Table+1" style:num-format="1">2</text:sequence>: Summary of the two study cohorts: MIMIC and GICU. Negative outcome after discharge is defined as either readmission to ICU or patient mortality during the same hospital admission (not mutually exclusive). Length of stay(LOS) given in days. </text:p>
      <text:p text:style-name="P10"/>
      <text:p text:style-name="P10"/>
      <text:p text:style-name="P42">Feature extraction</text:p>
      <text:p text:style-name="P42"/>
      <text:p text:style-name="P43">We used the same feature set to evaluate the NLD criteria and to train machine learning classifiers. <text:span text:style-name="T29">We constructed either one or two features corresponding to each of the NLD criteria, depending on the criteria in question and on data availability. For example, the features ‘resp min’ and ‘resp max’ were used to test the criterion R4, whereas the single feature ‘bun’ was used to test B4. </text:span><text:span text:style-name="T30">Where possible the feature values were calculated from a four hour sample window, as specified by the original NLD criteria. </text:span><text:span text:style-name="T31">In the cases where no data was available during the four hour window, an extended 36 hour window was used. This </text:span><text:span text:style-name="T32">extended window</text:span><text:span text:style-name="T31"> was mainly </text:span><text:span text:style-name="T33">relevant for</text:span><text:span text:style-name="T32"> </text:span><text:span text:style-name="T31">infrequently measured laboratory test results </text:span><text:span text:style-name="T37">(see table </text:span><text:span text:style-name="T38">1</text:span><text:span text:style-name="T37"> in appendix B)</text:span><text:span text:style-name="T31">. </text:span><text:span text:style-name="T29">Full details </text:span><text:span text:style-name="T33">and justification</text:span><text:span text:style-name="T29"> of the feature extraction procedure are provided in </text:span><text:span text:style-name="T37">appendix B</text:span><text:span text:style-name="T29">, and the resulting 18 features are listed in the first column of </text:span><text:span text:style-name="T37">table </text:span><text:span text:style-name="T38">3</text:span><text:span text:style-name="T29">. </text:span></text:p>
      <text:p text:style-name="P10"/>
      <text:p text:style-name="P13"><text:span text:style-name="T65">T</text:span>he results presented in the main text <text:span text:style-name="T65">represent a complete case analysis</text:span>, <text:span text:style-name="T65">with</text:span> all <text:span text:style-name="T65">instances</text:span> containing missing data entries removed. This <text:span text:style-name="T66">removal</text:span> reduced <text:span text:style-name="T66">the</text:span> size<text:span text:style-name="T66">s of the</text:span> MIMIC and GICU feature matrices <text:span text:style-name="T66">to</text:span> 5033 and 1858 instances respectively <text:span text:style-name="T51">(see appendix B)</text:span>. <text:span text:style-name="T67">The validity of the complete case analysis was investigated with a sensitivity analysis that</text:span> <text:span text:style-name="T67">used </text:span>k-nearest neighbour imputation<text:reference-mark-start text:name="ADDIN CSL_CITATION {&quot;mendeley&quot;: {&quot;plainTextFormattedCitation&quot;: &quot;[13]&quot;, &quot;formattedCitation&quot;: &quot;[13]&quot;, &quot;previouslyFormattedCitation&quot;: &quot;[13]&quot;}, &quot;citationItems&quot;: [{&quot;uris&quot;: [&quot;http://www.mendeley.com/documents/?uuid=f9912226-da4f-31e1-8f2d-2afaff380514&quot;], &quot;id&quot;: &quot;ITEM-1&quot;, &quot;itemData&quot;: {&quot;issued&quot;: {&quot;date-parts&quot;: [[&quot;2003&quot;, &quot;5&quot;]]}, &quot;id&quot;: &quot;ITEM-1&quot;, &quot;publisher&quot;: &quot; Taylor &amp; Francis Group &quot;, &quot;issue&quot;: &quot;5-6&quot;, &quot;author&quot;: [{&quot;family&quot;: &quot;Batista&quot;, &quot;non-dropping-particle&quot;: &quot;&quot;, &quot;dropping-particle&quot;: &quot;&quot;, &quot;suffix&quot;: &quot;&quot;, &quot;parse-names&quot;: false, &quot;given&quot;: &quot;Gustavo E. A. P. A.&quot;}, {&quot;family&quot;: &quot;Monard&quot;, &quot;non-dropping-particle&quot;: &quot;&quot;, &quot;dropping-particle&quot;: &quot;&quot;, &quot;suffix&quot;: &quot;&quot;, &quot;parse-names&quot;: false, &quot;given&quot;: &quot;Maria Carolina&quot;}], &quot;title&quot;: &quot;An analysis of four missing data treatment methods for supervised learning&quot;, &quot;type&quot;: &quot;article-journal&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page&quot;: &quot;519-533&quot;, &quot;DOI&quot;: &quot;10.1080/713827181&quot;, &quot;volume&quot;: &quot;17&quot;, &quot;container-title&quot;: &quot;Applied Artificial Intelligence&quot;, &quot;ISSN&quot;: &quot;0883-9514&quot;}}], &quot;schema&quot;: &quot;https://github.com/citation-style-language/schema/raw/master/csl-citation.json&quot;, &quot;properties&quot;: {&quot;noteIndex&quot;: 0}} RNDB2aAJBxXHd"/><text:span text:style-name="T1">[13]</text:span><text:reference-mark-end text:name="ADDIN CSL_CITATION {&quot;mendeley&quot;: {&quot;plainTextFormattedCitation&quot;: &quot;[13]&quot;, &quot;formattedCitation&quot;: &quot;[13]&quot;, &quot;previouslyFormattedCitation&quot;: &quot;[13]&quot;}, &quot;citationItems&quot;: [{&quot;uris&quot;: [&quot;http://www.mendeley.com/documents/?uuid=f9912226-da4f-31e1-8f2d-2afaff380514&quot;], &quot;id&quot;: &quot;ITEM-1&quot;, &quot;itemData&quot;: {&quot;issued&quot;: {&quot;date-parts&quot;: [[&quot;2003&quot;, &quot;5&quot;]]}, &quot;id&quot;: &quot;ITEM-1&quot;, &quot;publisher&quot;: &quot; Taylor &amp; Francis Group &quot;, &quot;issue&quot;: &quot;5-6&quot;, &quot;author&quot;: [{&quot;family&quot;: &quot;Batista&quot;, &quot;non-dropping-particle&quot;: &quot;&quot;, &quot;dropping-particle&quot;: &quot;&quot;, &quot;suffix&quot;: &quot;&quot;, &quot;parse-names&quot;: false, &quot;given&quot;: &quot;Gustavo E. A. P. A.&quot;}, {&quot;family&quot;: &quot;Monard&quot;, &quot;non-dropping-particle&quot;: &quot;&quot;, &quot;dropping-particle&quot;: &quot;&quot;, &quot;suffix&quot;: &quot;&quot;, &quot;parse-names&quot;: false, &quot;given&quot;: &quot;Maria Carolina&quot;}], &quot;title&quot;: &quot;An analysis of four missing data treatment methods for supervised learning&quot;, &quot;type&quot;: &quot;article-journal&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page&quot;: &quot;519-533&quot;, &quot;DOI&quot;: &quot;10.1080/713827181&quot;, &quot;volume&quot;: &quot;17&quot;, &quot;container-title&quot;: &quot;Applied Artificial Intelligence&quot;, &quot;ISSN&quot;: &quot;0883-9514&quot;}}], &quot;schema&quot;: &quot;https://github.com/citation-style-language/schema/raw/master/csl-citation.json&quot;, &quot;properties&quot;: {&quot;noteIndex&quot;: 0}} RNDB2aAJBxXHd"/>⁠ <text:span text:style-name="T67">to fill missing data </text:span><text:span text:style-name="T56">(see appendix F)</text:span><text:span text:style-name="T67">.</text:span> When training and testing the machine learning classifiers, features were standardised by subtracting the column mean and dividing by the standard deviation. The feature matrices are visualised in <text:span text:style-name="T51">figure 1 </text:span>using the t-SNE algorithm<text:reference-mark-start text:name="ADDIN CSL_CITATION {&quot;mendeley&quot;: {&quot;plainTextFormattedCitation&quot;: &quot;[14]&quot;, &quot;formattedCitation&quot;: &quot;[14]&quot;, &quot;previouslyFormattedCitation&quot;: &quot;[14]&quot;}, &quot;citationItems&quot;: [{&quot;uris&quot;: [&quot;http://www.mendeley.com/documents/?uuid=b5c68728-7ad2-3823-a57a-44c3143b26b4&quot;], &quot;id&quot;: &quot;ITEM-1&quot;, &quot;itemData&quot;: {&quot;issued&quot;: {&quot;date-parts&quot;: [[&quot;2008&quot;]]}, &quot;type&quot;: &quot;article-journal&quot;, &quot;id&quot;: &quot;ITEM-1&quot;, &quot;page&quot;: &quot;2579-2605&quot;, &quot;issue&quot;: &quot;Nov&quot;, &quot;author&quot;: [{&quot;family&quot;: &quot;Maaten&quot;, &quot;non-dropping-particle&quot;: &quot;&quot;, &quot;dropping-particle&quot;: &quot;van der&quot;, &quot;suffix&quot;: &quot;&quot;, &quot;parse-names&quot;: false, &quot;given&quot;: &quot;Laurens&quot;}, {&quot;family&quot;: &quot;Hinton&quot;, &quot;non-dropping-particle&quot;: &quot;&quot;, &quot;dropping-particle&quot;: &quot;&quot;, &quot;suffix&quot;: &quot;&quot;, &quot;parse-names&quot;: false, &quot;given&quot;: &quot;Geoffrey&quot;}], &quot;volume&quot;: &quot;9&quot;, &quot;container-title&quot;: &quot;Journal of Machine Learning Research&quot;, &quot;title&quot;: &quot;Visualizing Data using t-SNE&quot;, &quot;ISSN&quot;: &quot;ISSN 1533-7928&quot;}}], &quot;schema&quot;: &quot;https://github.com/citation-style-language/schema/raw/master/csl-citation.json&quot;, &quot;properties&quot;: {&quot;noteIndex&quot;: 0}} RND0zNZx6RTFS"/><text:span text:style-name="T1">[14]</text:span><text:reference-mark-end text:name="ADDIN CSL_CITATION {&quot;mendeley&quot;: {&quot;plainTextFormattedCitation&quot;: &quot;[14]&quot;, &quot;formattedCitation&quot;: &quot;[14]&quot;, &quot;previouslyFormattedCitation&quot;: &quot;[14]&quot;}, &quot;citationItems&quot;: [{&quot;uris&quot;: [&quot;http://www.mendeley.com/documents/?uuid=b5c68728-7ad2-3823-a57a-44c3143b26b4&quot;], &quot;id&quot;: &quot;ITEM-1&quot;, &quot;itemData&quot;: {&quot;issued&quot;: {&quot;date-parts&quot;: [[&quot;2008&quot;]]}, &quot;type&quot;: &quot;article-journal&quot;, &quot;id&quot;: &quot;ITEM-1&quot;, &quot;page&quot;: &quot;2579-2605&quot;, &quot;issue&quot;: &quot;Nov&quot;, &quot;author&quot;: [{&quot;family&quot;: &quot;Maaten&quot;, &quot;non-dropping-particle&quot;: &quot;&quot;, &quot;dropping-particle&quot;: &quot;van der&quot;, &quot;suffix&quot;: &quot;&quot;, &quot;parse-names&quot;: false, &quot;given&quot;: &quot;Laurens&quot;}, {&quot;family&quot;: &quot;Hinton&quot;, &quot;non-dropping-particle&quot;: &quot;&quot;, &quot;dropping-particle&quot;: &quot;&quot;, &quot;suffix&quot;: &quot;&quot;, &quot;parse-names&quot;: false, &quot;given&quot;: &quot;Geoffrey&quot;}], &quot;volume&quot;: &quot;9&quot;, &quot;container-title&quot;: &quot;Journal of Machine Learning Research&quot;, &quot;title&quot;: &quot;Visualizing Data using t-SNE&quot;, &quot;ISSN&quot;: &quot;ISSN 1533-7928&quot;}}], &quot;schema&quot;: &quot;https://github.com/citation-style-language/schema/raw/master/csl-citation.json&quot;, &quot;properties&quot;: {&quot;noteIndex&quot;: 0}} RND0zNZx6RTFS"/>⁠.</text:p>
      <text:p text:style-name="P10"/>
      <text:p text:style-name="P44">Analysis of NLD criteria</text:p>
      <text:p text:style-name="P44"/>
      <text:p text:style-name="P14">Knight originally specified that all 15 criteria must be met in order to allow safe discharge by a nurse<text:reference-mark-start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X7oTofMr38"/><text:span text:style-name="T1">[7]</text:span><text:reference-mark-end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X7oTofMr38"/>⁠. Following this specification we evaluated the criteria for both MIMIC and GICU, determining which instances were classified as RFD and NRFD, and comparing these results to ground-truth. We then further investigated the performance of the NLD criteria as a classification system, by relaxing the constraint that all 15 tests must be passed in order to make an RFD classification. Instead we used the NLD criteria to produce probability estimates of being RFD, by summing the number of tests passed and dividing by 15 to produce a normalised output between 0 <text:soft-page-break/>and 1. In this formulation each of the 15 criteria contribute equally to the RFD probability. Using the probability outputs it was possible to evaluate the <text:span text:style-name="T69">performance of the </text:span>NLD criteria <text:span text:style-name="T69">in the same way as the machine learning classifiers described below.</text:span></text:p>
      <text:p text:style-name="P14"/>
      <text:p text:style-name="P44">Machine learning classifiers</text:p>
      <text:p text:style-name="P44"/>
      <text:p text:style-name="P15">To improve upon the performance of the NLD criteria, we trained and tested two machine learning classifiers: a random forest (RF)<text:reference-mark-start text:name="ADDIN CSL_CITATION {&quot;mendeley&quot;: {&quot;plainTextFormattedCitation&quot;: &quot;[15]&quot;, &quot;formattedCitation&quot;: &quot;[15]&quot;, &quot;previouslyFormattedCitation&quot;: &quot;[15]&quot;}, &quot;citationItems&quot;: [{&quot;uris&quot;: [&quot;http://www.mendeley.com/documents/?uuid=ec2a4ec8-876b-4a0b-8c48-f005d4ae9617&quot;], &quot;id&quot;: &quot;ITEM-1&quot;, &quot;itemData&quot;: {&quot;issued&quot;: {&quot;date-parts&quot;: [[&quot;2001&quot;]]}, &quot;type&quot;: &quot;article-journal&quot;, &quot;id&quot;: &quot;ITEM-1&quot;, &quot;author&quot;: [{&quot;family&quot;: &quot;Liaw&quot;, &quot;non-dropping-particle&quot;: &quot;&quot;, &quot;dropping-particle&quot;: &quot;&quot;, &quot;suffix&quot;: &quot;&quot;, &quot;parse-names&quot;: false, &quot;given&quot;: &quot;Andy&quot;}, {&quot;family&quot;: &quot;Wiener&quot;, &quot;non-dropping-particle&quot;: &quot;&quot;, &quot;dropping-particle&quot;: &quot;&quot;, &quot;suffix&quot;: &quot;&quot;, &quot;parse-names&quot;: false, &quot;given&quot;: &quot;Matthew&quot;}], &quot;volume&quot;: &quot;23&quot;, &quot;container-title&quot;: &quot;Forest&quot;, &quot;title&quot;: &quot;Classification and Regression by RandomForest&quot;}}], &quot;schema&quot;: &quot;https://github.com/citation-style-language/schema/raw/master/csl-citation.json&quot;, &quot;properties&quot;: {&quot;noteIndex&quot;: 0}} RNDYPmc2hgeck"/><text:span text:style-name="T1">[15]</text:span><text:reference-mark-end text:name="ADDIN CSL_CITATION {&quot;mendeley&quot;: {&quot;plainTextFormattedCitation&quot;: &quot;[15]&quot;, &quot;formattedCitation&quot;: &quot;[15]&quot;, &quot;previouslyFormattedCitation&quot;: &quot;[15]&quot;}, &quot;citationItems&quot;: [{&quot;uris&quot;: [&quot;http://www.mendeley.com/documents/?uuid=ec2a4ec8-876b-4a0b-8c48-f005d4ae9617&quot;], &quot;id&quot;: &quot;ITEM-1&quot;, &quot;itemData&quot;: {&quot;issued&quot;: {&quot;date-parts&quot;: [[&quot;2001&quot;]]}, &quot;type&quot;: &quot;article-journal&quot;, &quot;id&quot;: &quot;ITEM-1&quot;, &quot;author&quot;: [{&quot;family&quot;: &quot;Liaw&quot;, &quot;non-dropping-particle&quot;: &quot;&quot;, &quot;dropping-particle&quot;: &quot;&quot;, &quot;suffix&quot;: &quot;&quot;, &quot;parse-names&quot;: false, &quot;given&quot;: &quot;Andy&quot;}, {&quot;family&quot;: &quot;Wiener&quot;, &quot;non-dropping-particle&quot;: &quot;&quot;, &quot;dropping-particle&quot;: &quot;&quot;, &quot;suffix&quot;: &quot;&quot;, &quot;parse-names&quot;: false, &quot;given&quot;: &quot;Matthew&quot;}], &quot;volume&quot;: &quot;23&quot;, &quot;container-title&quot;: &quot;Forest&quot;, &quot;title&quot;: &quot;Classification and Regression by RandomForest&quot;}}], &quot;schema&quot;: &quot;https://github.com/citation-style-language/schema/raw/master/csl-citation.json&quot;, &quot;properties&quot;: {&quot;noteIndex&quot;: 0}} RNDYPmc2hgeck"/>⁠, and a logistic classifier (LC)<text:reference-mark-start text:name="ADDIN CSL_CITATION {&quot;mendeley&quot;: {&quot;plainTextFormattedCitation&quot;: &quot;[16]&quot;, &quot;formattedCitation&quot;: &quot;[16]&quot;, &quot;previouslyFormattedCitation&quot;: &quot;[16]&quot;}, &quot;citationItems&quot;: [{&quot;uris&quot;: [&quot;http://www.mendeley.com/documents/?uuid=2f56991a-f429-3474-abd0-000674e65ff7&quot;], &quot;id&quot;: &quot;ITEM-1&quot;, &quot;itemData&quot;: {&quot;issued&quot;: {&quot;date-parts&quot;: [[&quot;0&quot;]]}, &quot;id&quot;: &quot;ITEM-1&quot;, &quot;issue&quot;: &quot;5-6&quot;, &quot;author&quot;: [{&quot;family&quot;: &quot;Dreiseitl&quot;, &quot;non-dropping-particle&quot;: &quot;&quot;, &quot;dropping-particle&quot;: &quot;&quot;, &quot;suffix&quot;: &quot;&quot;, &quot;parse-names&quot;: false, &quot;given&quot;: &quot;Stephan&quot;}, {&quot;family&quot;: &quot;Ohno-Machado&quot;, &quot;non-dropping-particle&quot;: &quot;&quot;, &quot;dropping-particle&quot;: &quot;&quot;, &quot;suffix&quot;: &quot;&quot;, &quot;parse-names&quot;: false, &quot;given&quot;: &quot;Lucila&quot;}], &quot;PMID&quot;: &quot;12968784&quot;, &quot;title&quot;: &quot;Logistic regression and artificial neural network classification models: a methodology review.&quot;, &quot;type&quot;: &quot;article-journal&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page&quot;: &quot;352-9&quot;, &quot;volume&quot;: &quot;35&quot;, &quot;container-title&quot;: &quot;Journal of biomedical informatics&quot;, &quot;ISSN&quot;: &quot;1532-0464&quot;}}], &quot;schema&quot;: &quot;https://github.com/citation-style-language/schema/raw/master/csl-citation.json&quot;, &quot;properties&quot;: {&quot;noteIndex&quot;: 0}} RNDnB4mRzrVVq"/><text:span text:style-name="T1">[16]</text:span><text:reference-mark-end text:name="ADDIN CSL_CITATION {&quot;mendeley&quot;: {&quot;plainTextFormattedCitation&quot;: &quot;[16]&quot;, &quot;formattedCitation&quot;: &quot;[16]&quot;, &quot;previouslyFormattedCitation&quot;: &quot;[16]&quot;}, &quot;citationItems&quot;: [{&quot;uris&quot;: [&quot;http://www.mendeley.com/documents/?uuid=2f56991a-f429-3474-abd0-000674e65ff7&quot;], &quot;id&quot;: &quot;ITEM-1&quot;, &quot;itemData&quot;: {&quot;issued&quot;: {&quot;date-parts&quot;: [[&quot;0&quot;]]}, &quot;id&quot;: &quot;ITEM-1&quot;, &quot;issue&quot;: &quot;5-6&quot;, &quot;author&quot;: [{&quot;family&quot;: &quot;Dreiseitl&quot;, &quot;non-dropping-particle&quot;: &quot;&quot;, &quot;dropping-particle&quot;: &quot;&quot;, &quot;suffix&quot;: &quot;&quot;, &quot;parse-names&quot;: false, &quot;given&quot;: &quot;Stephan&quot;}, {&quot;family&quot;: &quot;Ohno-Machado&quot;, &quot;non-dropping-particle&quot;: &quot;&quot;, &quot;dropping-particle&quot;: &quot;&quot;, &quot;suffix&quot;: &quot;&quot;, &quot;parse-names&quot;: false, &quot;given&quot;: &quot;Lucila&quot;}], &quot;PMID&quot;: &quot;12968784&quot;, &quot;title&quot;: &quot;Logistic regression and artificial neural network classification models: a methodology review.&quot;, &quot;type&quot;: &quot;article-journal&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page&quot;: &quot;352-9&quot;, &quot;volume&quot;: &quot;35&quot;, &quot;container-title&quot;: &quot;Journal of biomedical informatics&quot;, &quot;ISSN&quot;: &quot;1532-0464&quot;}}], &quot;schema&quot;: &quot;https://github.com/citation-style-language/schema/raw/master/csl-citation.json&quot;, &quot;properties&quot;: {&quot;noteIndex&quot;: 0}} RNDnB4mRzrVVq"/>⁠. These two algorithms were chosen for their simplicity in implementation and ease of interpretation in their predictive output. Both classifiers were optimised over a range of hyper-parameter values using cross-validation <text:span text:style-name="T51">(see </text:span><text:span text:style-name="T57">appendix</text:span><text:span text:style-name="T13"> E</text:span>). To do so, we produced an ensemble of 100 randomised train:test data splits for both MIMIC and GICU (70 : 30 and 67 : 33 respectively). We then optimised each classifier using cross-validation, with the larger subset of MIMIC as training data and the larger subset of GICU as validation data. Having obtained the optimised classifier for the given data split, the classifier was then refitted to the full training set (MIMIC + GICU). The remaining data (i.e. the smaller subsets of MIMIC and GICU) were then used to test the performance of the optimised classifier. This optimisation/testing procedure was repeated for all 100 data splits in the ensemble to produce estimates of the mean and standard deviation of the classifier performance. The methodology described was intended to produce classifiers that generalise<text:span text:style-name="T70">d</text:span> well from MIMIC to GICU, and by extension to other patient populations. </text:p>
      <text:p text:style-name="P15"/>
      <text:p text:style-name="P17">Both the RF and LR classifiers contained mechanisms to promote model sparsity. For the RF this mechanism was a restriction in the hyper-parameters <text:span text:style-name="T10">tree_depth</text:span> and <text:span text:style-name="T10">max_features </text:span><text:span text:style-name="T71">(</text:span><text:span text:style-name="T72">appendix</text:span><text:span text:style-name="T73"> </text:span><text:span text:style-name="T74">E</text:span><text:span text:style-name="T71">)</text:span>, while for the LC this was ‘l1’ -regularisation. In both cases the intention was to learn which features were most and least predictive of readiness-for-discharge. For the RF, feature importance was given by the total reduction in Gini impurity provided by each feature. <text:span text:style-name="T75">Intuitively this metric captures the reduction in uncertainty brought about a given feature, therefore giving a measure of how important that feature is, on average, in classification decisions. </text:span>For the LC, the importance was given by the absolute value of the coefficient for each feature in the trained model, <text:span text:style-name="T75">capturing the effect of a small change in a given feature value on the prediction probability with all other feature values held constant. </text:span></text:p>
      <text:p text:style-name="P16"/>
      <text:p text:style-name="P16">Classifier performance was evaluated across a range of prediction thresholds by producing receiver-operator-characteristic (ROC) and precision-recall (PRC) curves<text:reference-mark-start text:name="ADDIN CSL_CITATION {&quot;mendeley&quot;: {&quot;plainTextFormattedCitation&quot;: &quot;[17]&quot;, &quot;formattedCitation&quot;: &quot;[17]&quot;, &quot;previouslyFormattedCitation&quot;: &quot;[17]&quot;}, &quot;citationItems&quot;: [{&quot;uris&quot;: [&quot;http://www.mendeley.com/documents/?uuid=851824be-dc0c-3b7d-9ef1-c521abb8da6a&quot;], &quot;id&quot;: &quot;ITEM-1&quot;, &quot;itemData&quot;: {&quot;issued&quot;: {&quot;date-parts&quot;: [[&quot;0&quot;]]}, &quot;type&quot;: &quot;report&quot;, &quot;id&quot;: &quot;ITEM-1&quot;, &quot;abstract&quot;: &quot;Receiver Operator Characteristic (ROC) curves are commonly used to present results for binary decision problems in machine learning. However, when dealing with highly skewed datasets, Precision-Recall (PR) curves give a more informative picture of an algorithm's performance. We show that a deep connection exists between ROC space and PR space, such that a curve dominates in ROC space if and only if it dominates in PR space. A corollary is the notion of an achievable PR curve, which has properties much like the convex hull in ROC space; we show an efficient algorithm for computing this curve. Finally, we also note differences in the two types of curves are significant for algorithm design. For example, in PR space it is incorrect to linearly interpolate between points. Furthermore, algorithms that optimize the area under the ROC curve are not guaranteed to optimize the area under the PR curve.&quot;, &quot;author&quot;: [{&quot;family&quot;: &quot;Davis&quot;, &quot;non-dropping-particle&quot;: &quot;&quot;, &quot;dropping-particle&quot;: &quot;&quot;, &quot;suffix&quot;: &quot;&quot;, &quot;parse-names&quot;: false, &quot;given&quot;: &quot;Jesse&quot;}, {&quot;family&quot;: &quot;Goadrich&quot;, &quot;non-dropping-particle&quot;: &quot;&quot;, &quot;dropping-particle&quot;: &quot;&quot;, &quot;suffix&quot;: &quot;&quot;, &quot;parse-names&quot;: false, &quot;given&quot;: &quot;Mark&quot;}], &quot;title&quot;: &quot;The Relationship Between Precision-Recall and ROC Curves&quot;}}], &quot;schema&quot;: &quot;https://github.com/citation-style-language/schema/raw/master/csl-citation.json&quot;, &quot;properties&quot;: {&quot;noteIndex&quot;: 0}} RNDrOA4X1XgQb"/><text:span text:style-name="T1">[17]</text:span><text:reference-mark-end text:name="ADDIN CSL_CITATION {&quot;mendeley&quot;: {&quot;plainTextFormattedCitation&quot;: &quot;[17]&quot;, &quot;formattedCitation&quot;: &quot;[17]&quot;, &quot;previouslyFormattedCitation&quot;: &quot;[17]&quot;}, &quot;citationItems&quot;: [{&quot;uris&quot;: [&quot;http://www.mendeley.com/documents/?uuid=851824be-dc0c-3b7d-9ef1-c521abb8da6a&quot;], &quot;id&quot;: &quot;ITEM-1&quot;, &quot;itemData&quot;: {&quot;issued&quot;: {&quot;date-parts&quot;: [[&quot;0&quot;]]}, &quot;type&quot;: &quot;report&quot;, &quot;id&quot;: &quot;ITEM-1&quot;, &quot;abstract&quot;: &quot;Receiver Operator Characteristic (ROC) curves are commonly used to present results for binary decision problems in machine learning. However, when dealing with highly skewed datasets, Precision-Recall (PR) curves give a more informative picture of an algorithm's performance. We show that a deep connection exists between ROC space and PR space, such that a curve dominates in ROC space if and only if it dominates in PR space. A corollary is the notion of an achievable PR curve, which has properties much like the convex hull in ROC space; we show an efficient algorithm for computing this curve. Finally, we also note differences in the two types of curves are significant for algorithm design. For example, in PR space it is incorrect to linearly interpolate between points. Furthermore, algorithms that optimize the area under the ROC curve are not guaranteed to optimize the area under the PR curve.&quot;, &quot;author&quot;: [{&quot;family&quot;: &quot;Davis&quot;, &quot;non-dropping-particle&quot;: &quot;&quot;, &quot;dropping-particle&quot;: &quot;&quot;, &quot;suffix&quot;: &quot;&quot;, &quot;parse-names&quot;: false, &quot;given&quot;: &quot;Jesse&quot;}, {&quot;family&quot;: &quot;Goadrich&quot;, &quot;non-dropping-particle&quot;: &quot;&quot;, &quot;dropping-particle&quot;: &quot;&quot;, &quot;suffix&quot;: &quot;&quot;, &quot;parse-names&quot;: false, &quot;given&quot;: &quot;Mark&quot;}], &quot;title&quot;: &quot;The Relationship Between Precision-Recall and ROC Curves&quot;}}], &quot;schema&quot;: &quot;https://github.com/citation-style-language/schema/raw/master/csl-citation.json&quot;, &quot;properties&quot;: {&quot;noteIndex&quot;: 0}} RNDrOA4X1XgQb"/>⁠. Given the need to minimise the false positive rate, while retaining high recall, we chose to use the partial area under the ROC curve (pAUC) as the overall performance metric<text:reference-mark-start text:name="ADDIN CSL_CITATION {&quot;mendeley&quot;: {&quot;plainTextFormattedCitation&quot;: &quot;[18]&quot;, &quot;formattedCitation&quot;: &quot;[18]&quot;, &quot;previouslyFormattedCitation&quot;: &quot;[18]&quot;}, &quot;citationItems&quot;: [{&quot;uris&quot;: [&quot;http://www.mendeley.com/documents/?uuid=599a9e1c-7a6e-3ea4-b9ab-0d7b9a7bd8b8&quot;], &quot;id&quot;: &quot;ITEM-1&quot;, &quot;itemData&quot;: {&quot;issued&quot;: {&quot;date-parts&quot;: [[&quot;2007&quot;, &quot;2&quot;, &quot;6&quot;]]}, &quot;id&quot;: &quot;ITEM-1&quot;, &quot;issue&quot;: &quot;5&quot;, &quot;author&quot;: [{&quot;family&quot;: &quot;Zou&quot;, &quot;non-dropping-particle&quot;: &quot;&quot;, &quot;dropping-particle&quot;: &quot;&quot;, &quot;suffix&quot;: &quot;&quot;, &quot;parse-names&quot;: false, &quot;given&quot;: &quot;K. H.&quot;}, {&quot;family&quot;: &quot;O'Malley&quot;, &quot;non-dropping-particle&quot;: &quot;&quot;, &quot;dropping-particle&quot;: &quot;&quot;, &quot;suffix&quot;: &quot;&quot;, &quot;parse-names&quot;: false, &quot;given&quot;: &quot;A. J.&quot;}, {&quot;family&quot;: &quot;Mauri&quot;, &quot;non-dropping-particle&quot;: &quot;&quot;, &quot;dropping-particle&quot;: &quot;&quot;, &quot;suffix&quot;: &quot;&quot;, &quot;parse-names&quot;: false, &quot;given&quot;: &quot;L.&quot;}], &quot;PMID&quot;: &quot;17283280&quot;, &quot;title&quot;: &quot;Receiver-Operating Characteristic Analysis for Evaluating Diagnostic Tests and Predictive Models&quot;, &quot;type&quot;: &quot;article-journal&quot;, &quot;page&quot;: &quot;654-657&quot;, &quot;DOI&quot;: &quot;10.1161/CIRCULATIONAHA.105.594929&quot;, &quot;volume&quot;: &quot;115&quot;, &quot;container-title&quot;: &quot;Circulation&quot;, &quot;ISSN&quot;: &quot;0009-7322&quot;}}], &quot;schema&quot;: &quot;https://github.com/citation-style-language/schema/raw/master/csl-citation.json&quot;, &quot;properties&quot;: {&quot;noteIndex&quot;: 0}} RNDJfplXv9GRV"/><text:span text:style-name="T1">[18]</text:span><text:reference-mark-end text:name="ADDIN CSL_CITATION {&quot;mendeley&quot;: {&quot;plainTextFormattedCitation&quot;: &quot;[18]&quot;, &quot;formattedCitation&quot;: &quot;[18]&quot;, &quot;previouslyFormattedCitation&quot;: &quot;[18]&quot;}, &quot;citationItems&quot;: [{&quot;uris&quot;: [&quot;http://www.mendeley.com/documents/?uuid=599a9e1c-7a6e-3ea4-b9ab-0d7b9a7bd8b8&quot;], &quot;id&quot;: &quot;ITEM-1&quot;, &quot;itemData&quot;: {&quot;issued&quot;: {&quot;date-parts&quot;: [[&quot;2007&quot;, &quot;2&quot;, &quot;6&quot;]]}, &quot;id&quot;: &quot;ITEM-1&quot;, &quot;issue&quot;: &quot;5&quot;, &quot;author&quot;: [{&quot;family&quot;: &quot;Zou&quot;, &quot;non-dropping-particle&quot;: &quot;&quot;, &quot;dropping-particle&quot;: &quot;&quot;, &quot;suffix&quot;: &quot;&quot;, &quot;parse-names&quot;: false, &quot;given&quot;: &quot;K. H.&quot;}, {&quot;family&quot;: &quot;O'Malley&quot;, &quot;non-dropping-particle&quot;: &quot;&quot;, &quot;dropping-particle&quot;: &quot;&quot;, &quot;suffix&quot;: &quot;&quot;, &quot;parse-names&quot;: false, &quot;given&quot;: &quot;A. J.&quot;}, {&quot;family&quot;: &quot;Mauri&quot;, &quot;non-dropping-particle&quot;: &quot;&quot;, &quot;dropping-particle&quot;: &quot;&quot;, &quot;suffix&quot;: &quot;&quot;, &quot;parse-names&quot;: false, &quot;given&quot;: &quot;L.&quot;}], &quot;PMID&quot;: &quot;17283280&quot;, &quot;title&quot;: &quot;Receiver-Operating Characteristic Analysis for Evaluating Diagnostic Tests and Predictive Models&quot;, &quot;type&quot;: &quot;article-journal&quot;, &quot;page&quot;: &quot;654-657&quot;, &quot;DOI&quot;: &quot;10.1161/CIRCULATIONAHA.105.594929&quot;, &quot;volume&quot;: &quot;115&quot;, &quot;container-title&quot;: &quot;Circulation&quot;, &quot;ISSN&quot;: &quot;0009-7322&quot;}}], &quot;schema&quot;: &quot;https://github.com/citation-style-language/schema/raw/master/csl-citation.json&quot;, &quot;properties&quot;: {&quot;noteIndex&quot;: 0}} RNDJfplXv9GRV"/>⁠. The pAUC was evaluated up to a false positive rate of 0.3, using linear interpolation to approximate the true positive rate at this point on the ROC curve. Performance was evaluated in this way for the RF and LR classifiers, and for the original NLD criteria.</text:p>
      <text:p text:style-name="P4"/>
      <text:p text:style-name="P54">Results.</text:p>
      <text:p text:style-name="P3"/>
      <text:p text:style-name="P19">The original specification of the NLD criteria proved to be highly conservative <text:span text:style-name="T86">as expected</text:span>, producing low false positiv<text:span text:style-name="T86">e and true positive rates</text:span> <text:span text:style-name="T77">for both cohorts (</text:span><text:span text:style-name="T82">see </text:span><text:span text:style-name="T83">confusion matrices </text:span><text:span text:style-name="T84">in </text:span><text:span text:style-name="T82">table 1 </text:span><text:span text:style-name="T84">of</text:span><text:span text:style-name="T82"> </text:span><text:span text:style-name="T85">appendix</text:span><text:span text:style-name="T82"> A</text:span><text:span text:style-name="T77">). The true positive rates for MIMIC and GICU were 0.4% and 6.4% respectively. As such the NLD criteria were sufficiently insensitive as to </text:span>call into question the<text:span text:style-name="T87">ir</text:span> usefulness in their current form. </text:p>
      <text:p text:style-name="P18"/>
      <text:p text:style-name="P27">By relaxing the constraint that all 15 tests must be passed, the NLD criteria were able <text:span text:style-name="T99">to </text:span>successfully identify more patients as RFD. This is illustrated in figure 2 for a<text:span text:style-name="T76"> single train:test </text:span>data <text:span text:style-name="T76">split, </text:span>alongside the performance of the corresponding optimal <text:span text:style-name="T89">random forest</text:span> classifier.<text:span text:style-name="T76"> On this data split the NLD criteria obtained precisions of ~0.8 at a recall of 0.4 for both cohorts. The performance gain obtained by using a random forest was significant, with precisions of &gt;0.8 at a recall of 0.7 for both cohorts.</text:span></text:p>
      <text:p text:style-name="P21"/>
      <text:p text:style-name="P25"/>
      <table:table table:name="Table1" table:style-name="Table1">
        <table:table-column table:style-name="Table1.A" table:number-columns-repeated="5"/>
        <table:table-row>
          <table:table-cell table:style-name="Table1.A1" office:value-type="string">
            <text:p text:style-name="P75">Feature</text:p>
          </table:table-cell>
          <table:table-cell table:style-name="Table1.A1" office:value-type="string">
            <text:p text:style-name="P75">Importance (RF)</text:p>
          </table:table-cell>
          <table:table-cell table:style-name="Table1.A1" office:value-type="string">
            <text:p text:style-name="P75">Importance (LC) </text:p>
          </table:table-cell>
          <table:table-cell table:style-name="Table1.A1" office:value-type="string">
            <text:p text:style-name="P75">Rank (RF)</text:p>
          </table:table-cell>
          <table:table-cell table:style-name="Table1.A1" office:value-type="string">
            <text:p text:style-name="P75">Rank (LC)</text:p>
          </table:table-cell>
        </table:table-row>
        <table:table-row>
          <table:table-cell table:style-name="Table1.A2" office:value-type="string">
            <text:p text:style-name="P59">gcs_min</text:p>
          </table:table-cell>
          <table:table-cell table:style-name="Table1.A2" office:value-type="string">
            <text:p text:style-name="P60"><text:span text:style-name="T22">0.352 (</text:span><text:span text:style-name="T24">±</text:span><text:span text:style-name="T25">0.054</text:span><text:span text:style-name="T22">)</text:span></text:p>
          </table:table-cell>
          <table:table-cell table:style-name="Table1.A2" office:value-type="string">
            <text:p text:style-name="P61">1.1<text:span text:style-name="T28">27</text:span> <text:span text:style-name="T22">(</text:span><text:span text:style-name="T24">±</text:span><text:span text:style-name="T26">0.050</text:span><text:span text:style-name="T22">)</text:span></text:p>
          </table:table-cell>
          <table:table-cell table:style-name="Table1.A2" office:value-type="string">
            <text:p text:style-name="P62">0</text:p>
          </table:table-cell>
          <table:table-cell table:style-name="Table1.A2" office:value-type="string">
            <text:p text:style-name="P62">0</text:p>
          </table:table-cell>
        </table:table-row>
        <table:table-row>
          <table:table-cell table:style-name="Table1.A2" office:value-type="string">
            <text:p text:style-name="P59">airway</text:p>
          </table:table-cell>
          <table:table-cell table:style-name="Table1.A2" office:value-type="string">
            <text:p text:style-name="P60"><text:span text:style-name="T22">0.302 (</text:span><text:span text:style-name="T24">±</text:span><text:span text:style-name="T27">0.048</text:span><text:span text:style-name="T22">)</text:span></text:p>
          </table:table-cell>
          <table:table-cell table:style-name="Table1.A2" office:value-type="string">
            <text:p text:style-name="P61">0.870 <text:span text:style-name="T22">(</text:span><text:span text:style-name="T24">±</text:span><text:span text:style-name="T26">0.038</text:span><text:span text:style-name="T22">)</text:span></text:p>
          </table:table-cell>
          <table:table-cell table:style-name="Table1.A2" office:value-type="string">
            <text:p text:style-name="P62">1</text:p>
          </table:table-cell>
          <table:table-cell table:style-name="Table1.A2" office:value-type="string">
            <text:p text:style-name="P62">1</text:p>
          </table:table-cell>
        </table:table-row>
        <table:table-row>
          <table:table-cell table:style-name="Table1.A2" office:value-type="string">
            <text:p text:style-name="P59">bun</text:p>
          </table:table-cell>
          <table:table-cell table:style-name="Table1.A2" office:value-type="string">
            <text:p text:style-name="P59">0.034 (<text:span text:style-name="T23">±</text:span><text:span text:style-name="T27">0.007</text:span>)</text:p>
          </table:table-cell>
          <table:table-cell table:style-name="Table1.A2" office:value-type="string">
            <text:p text:style-name="P61">0.437 <text:span text:style-name="T22">(</text:span><text:span text:style-name="T24">±</text:span><text:span text:style-name="T26">0.047</text:span><text:span text:style-name="T22">)</text:span></text:p>
          </table:table-cell>
          <table:table-cell table:style-name="Table1.A2" office:value-type="string">
            <text:p text:style-name="P62">4</text:p>
          </table:table-cell>
          <table:table-cell table:style-name="Table1.A2" office:value-type="string">
            <text:p text:style-name="P62">2</text:p>
          </table:table-cell>
        </table:table-row>
        <table:table-row>
          <table:table-cell table:style-name="Table1.A2" office:value-type="string">
            <text:p text:style-name="P59">fio2</text:p>
          </table:table-cell>
          <table:table-cell table:style-name="Table1.A2" office:value-type="string">
            <text:p text:style-name="P59">0.048 (<text:span text:style-name="T23">±</text:span><text:span text:style-name="T27">0.007</text:span>)</text:p>
          </table:table-cell>
          <table:table-cell table:style-name="Table1.A2" office:value-type="string">
            <text:p text:style-name="P61">0.317 <text:span text:style-name="T22">(</text:span><text:span text:style-name="T24">±</text:span><text:span text:style-name="T26">0.024</text:span><text:span text:style-name="T22">)</text:span></text:p>
          </table:table-cell>
          <table:table-cell table:style-name="Table1.A2" office:value-type="string">
            <text:p text:style-name="P62">2</text:p>
          </table:table-cell>
          <table:table-cell table:style-name="Table1.A2" office:value-type="string">
            <text:p text:style-name="P62">3</text:p>
          </table:table-cell>
        </table:table-row>
        <table:table-row>
          <table:table-cell table:style-name="Table1.A2" office:value-type="string">
            <text:p text:style-name="P59">temp_max</text:p>
          </table:table-cell>
          <table:table-cell table:style-name="Table1.A2" office:value-type="string">
            <text:p text:style-name="P59">0.024 (<text:span text:style-name="T23">±</text:span><text:span text:style-name="T27">0.008</text:span>)</text:p>
          </table:table-cell>
          <table:table-cell table:style-name="Table1.A2" office:value-type="string">
            <text:p text:style-name="P61">0.263 <text:span text:style-name="T22">(</text:span><text:span text:style-name="T24">±</text:span><text:span text:style-name="T26">0.126</text:span><text:span text:style-name="T22">)</text:span></text:p>
          </table:table-cell>
          <table:table-cell table:style-name="Table1.A2" office:value-type="string">
            <text:p text:style-name="P62">7</text:p>
          </table:table-cell>
          <table:table-cell table:style-name="Table1.A2" office:value-type="string">
            <text:p text:style-name="P62">4</text:p>
          </table:table-cell>
        </table:table-row>
        <table:table-row>
          <table:table-cell table:style-name="Table1.A2" office:value-type="string">
            <text:p text:style-name="P59">haemoglobin</text:p>
          </table:table-cell>
          <table:table-cell table:style-name="Table1.A2" office:value-type="string">
            <text:p text:style-name="P59">0.029 (<text:span text:style-name="T23">±</text:span><text:span text:style-name="T27">0.006</text:span>)</text:p>
          </table:table-cell>
          <table:table-cell table:style-name="Table1.A2" office:value-type="string">
            <text:p text:style-name="P61">0.256 <text:span text:style-name="T22">(</text:span><text:span text:style-name="T24">±</text:span><text:span text:style-name="T26">0.029</text:span><text:span text:style-name="T22">)</text:span></text:p>
          </table:table-cell>
          <table:table-cell table:style-name="Table1.A2" office:value-type="string">
            <text:p text:style-name="P62">5</text:p>
          </table:table-cell>
          <table:table-cell table:style-name="Table1.A2" office:value-type="string">
            <text:p text:style-name="P62">5</text:p>
          </table:table-cell>
        </table:table-row>
        <table:table-row>
          <table:table-cell table:style-name="Table1.A2" office:value-type="string">
            <text:p text:style-name="P59">resp_max</text:p>
          </table:table-cell>
          <table:table-cell table:style-name="Table1.A2" office:value-type="string">
            <text:p text:style-name="P59">0.017 (<text:span text:style-name="T23">±</text:span><text:span text:style-name="T27">0.004</text:span>)</text:p>
          </table:table-cell>
          <table:table-cell table:style-name="Table1.A2" office:value-type="string">
            <text:p text:style-name="P61">0.236 <text:span text:style-name="T22">(</text:span><text:span text:style-name="T24">±</text:span><text:span text:style-name="T26">0.038</text:span><text:span text:style-name="T22">)</text:span></text:p>
          </table:table-cell>
          <table:table-cell table:style-name="Table1.A2" office:value-type="string">
            <text:p text:style-name="P62">10</text:p>
          </table:table-cell>
          <table:table-cell table:style-name="Table1.A2" office:value-type="string">
            <text:p text:style-name="P62">6</text:p>
          </table:table-cell>
        </table:table-row>
        <table:table-row>
          <table:table-cell table:style-name="Table1.A2" office:value-type="string">
            <text:p text:style-name="P59">resp_min</text:p>
          </table:table-cell>
          <table:table-cell table:style-name="Table1.A2" office:value-type="string">
            <text:p text:style-name="P59">0.045 (<text:span text:style-name="T23">±</text:span><text:span text:style-name="T27">0.015</text:span>)</text:p>
          </table:table-cell>
          <table:table-cell table:style-name="Table1.A2" office:value-type="string">
            <text:p text:style-name="P61">0.233 <text:span text:style-name="T22">(</text:span><text:span text:style-name="T24">±</text:span><text:span text:style-name="T26">0.053</text:span><text:span text:style-name="T22">)</text:span></text:p>
          </table:table-cell>
          <table:table-cell table:style-name="Table1.A2" office:value-type="string">
            <text:p text:style-name="P62">3</text:p>
          </table:table-cell>
          <table:table-cell table:style-name="Table1.A2" office:value-type="string">
            <text:p text:style-name="P62">7</text:p>
          </table:table-cell>
        </table:table-row>
        <table:table-row>
          <table:table-cell table:style-name="Table1.A2" office:value-type="string">
            <text:p text:style-name="P59">temp_min</text:p>
          </table:table-cell>
          <table:table-cell table:style-name="Table1.A2" office:value-type="string">
            <text:p text:style-name="P59">0.014 (<text:span text:style-name="T23">±</text:span><text:span text:style-name="T27">0.004</text:span>)</text:p>
          </table:table-cell>
          <table:table-cell table:style-name="Table1.A2" office:value-type="string">
            <text:p text:style-name="P61">0.213 <text:span text:style-name="T22">(</text:span><text:span text:style-name="T24">±</text:span><text:span text:style-name="T26">0.126</text:span><text:span text:style-name="T22">)</text:span></text:p>
          </table:table-cell>
          <table:table-cell table:style-name="Table1.A2" office:value-type="string">
            <text:p text:style-name="P62">12</text:p>
          </table:table-cell>
          <table:table-cell table:style-name="Table1.A2" office:value-type="string">
            <text:p text:style-name="P62">8</text:p>
          </table:table-cell>
        </table:table-row>
        <table:table-row>
          <table:table-cell table:style-name="Table1.A2" office:value-type="string">
            <text:p text:style-name="P59">hr_min</text:p>
          </table:table-cell>
          <table:table-cell table:style-name="Table1.A2" office:value-type="string">
            <text:p text:style-name="P59">0.022 (<text:span text:style-name="T23">±</text:span><text:span text:style-name="T27">0.005</text:span>)</text:p>
          </table:table-cell>
          <table:table-cell table:style-name="Table1.A2" office:value-type="string">
            <text:p text:style-name="P61">0.181 <text:span text:style-name="T22">(</text:span><text:span text:style-name="T24">±</text:span><text:span text:style-name="T26">0.044</text:span><text:span text:style-name="T22">)</text:span></text:p>
          </table:table-cell>
          <table:table-cell table:style-name="Table1.A2" office:value-type="string">
            <text:p text:style-name="P62">8</text:p>
          </table:table-cell>
          <table:table-cell table:style-name="Table1.A2" office:value-type="string">
            <text:p text:style-name="P62">9</text:p>
          </table:table-cell>
        </table:table-row>
        <table:table-row>
          <table:table-cell table:style-name="Table1.A2" office:value-type="string">
            <text:p text:style-name="P59">hr_max</text:p>
          </table:table-cell>
          <table:table-cell table:style-name="Table1.A2" office:value-type="string">
            <text:p text:style-name="P59">0.025 (<text:span text:style-name="T23">±</text:span><text:span text:style-name="T27">0.005</text:span>)</text:p>
          </table:table-cell>
          <table:table-cell table:style-name="Table1.A2" office:value-type="string">
            <text:p text:style-name="P61">0.168 <text:span text:style-name="T22">(</text:span><text:span text:style-name="T24">±</text:span><text:span text:style-name="T26">0.044</text:span><text:span text:style-name="T22">)</text:span></text:p>
          </table:table-cell>
          <table:table-cell table:style-name="Table1.A2" office:value-type="string">
            <text:p text:style-name="P62">6</text:p>
          </table:table-cell>
          <table:table-cell table:style-name="Table1.A2" office:value-type="string">
            <text:p text:style-name="P62">10</text:p>
          </table:table-cell>
        </table:table-row>
        <table:table-row>
          <table:table-cell table:style-name="Table1.A2" office:value-type="string">
            <text:p text:style-name="P59">spo2_min</text:p>
          </table:table-cell>
          <table:table-cell table:style-name="Table1.A2" office:value-type="string">
            <text:p text:style-name="P59">0.012 (<text:span text:style-name="T23">±</text:span><text:span text:style-name="T27">0.004</text:span>)</text:p>
          </table:table-cell>
          <table:table-cell table:style-name="Table1.A2" office:value-type="string">
            <text:p text:style-name="P61">0.158 <text:span text:style-name="T22">(</text:span><text:span text:style-name="T24">±</text:span><text:span text:style-name="T26">0.027</text:span><text:span text:style-name="T22">)</text:span></text:p>
          </table:table-cell>
          <table:table-cell table:style-name="Table1.A2" office:value-type="string">
            <text:p text:style-name="P62">14</text:p>
          </table:table-cell>
          <table:table-cell table:style-name="Table1.A2" office:value-type="string">
            <text:p text:style-name="P62">11</text:p>
          </table:table-cell>
        </table:table-row>
        <table:table-row>
          <table:table-cell table:style-name="Table1.A2" office:value-type="string">
            <text:p text:style-name="P59">na</text:p>
          </table:table-cell>
          <table:table-cell table:style-name="Table1.A2" office:value-type="string">
            <text:p text:style-name="P59">0.009 (<text:span text:style-name="T23">±</text:span><text:span text:style-name="T27">0.003</text:span>)</text:p>
          </table:table-cell>
          <table:table-cell table:style-name="Table1.A2" office:value-type="string">
            <text:p text:style-name="P61">0.110 <text:span text:style-name="T22">(</text:span><text:span text:style-name="T24">±</text:span><text:span text:style-name="T26">0.032</text:span><text:span text:style-name="T22">)</text:span></text:p>
          </table:table-cell>
          <table:table-cell table:style-name="Table1.A2" office:value-type="string">
            <text:p text:style-name="P62">16</text:p>
          </table:table-cell>
          <table:table-cell table:style-name="Table1.A2" office:value-type="string">
            <text:p text:style-name="P62">12</text:p>
          </table:table-cell>
        </table:table-row>
        <table:table-row>
          <table:table-cell table:style-name="Table1.A2" office:value-type="string">
            <text:p text:style-name="P59">bp_min</text:p>
          </table:table-cell>
          <table:table-cell table:style-name="Table1.A2" office:value-type="string">
            <text:p text:style-name="P59">0.012 (<text:span text:style-name="T23">±</text:span><text:span text:style-name="T27">0.004</text:span>)</text:p>
          </table:table-cell>
          <table:table-cell table:style-name="Table1.A2" office:value-type="string">
            <text:p text:style-name="P61">0.059 <text:span text:style-name="T22">(</text:span><text:span text:style-name="T24">±</text:span><text:span text:style-name="T26">0.027</text:span><text:span text:style-name="T22">)</text:span></text:p>
          </table:table-cell>
          <table:table-cell table:style-name="Table1.A2" office:value-type="string">
            <text:p text:style-name="P62">13</text:p>
          </table:table-cell>
          <table:table-cell table:style-name="Table1.A2" office:value-type="string">
            <text:p text:style-name="P62">13</text:p>
          </table:table-cell>
        </table:table-row>
        <table:table-row>
          <table:table-cell table:style-name="Table1.A2" office:value-type="string">
            <text:p text:style-name="P59">hco3</text:p>
          </table:table-cell>
          <table:table-cell table:style-name="Table1.A2" office:value-type="string">
            <text:p text:style-name="P59">0.010 (<text:span text:style-name="T23">±</text:span><text:span text:style-name="T27">0.004</text:span>)</text:p>
          </table:table-cell>
          <table:table-cell table:style-name="Table1.A2" office:value-type="string">
            <text:p text:style-name="P61">0.051 <text:span text:style-name="T22">(</text:span><text:span text:style-name="T24">±</text:span><text:span text:style-name="T26">0.028</text:span><text:span text:style-name="T22">)</text:span></text:p>
          </table:table-cell>
          <table:table-cell table:style-name="Table1.A2" office:value-type="string">
            <text:p text:style-name="P62">15</text:p>
          </table:table-cell>
          <table:table-cell table:style-name="Table1.A2" office:value-type="string">
            <text:p text:style-name="P62">14</text:p>
          </table:table-cell>
        </table:table-row>
        <table:table-row>
          <table:table-cell table:style-name="Table1.A2" office:value-type="string">
            <text:p text:style-name="P59">k</text:p>
          </table:table-cell>
          <table:table-cell table:style-name="Table1.A2" office:value-type="string">
            <text:p text:style-name="P59">0.008 (<text:span text:style-name="T23">±</text:span><text:span text:style-name="T27">0.003</text:span>)</text:p>
          </table:table-cell>
          <table:table-cell table:style-name="Table1.A2" office:value-type="string">
            <text:p text:style-name="P61">0.041 <text:span text:style-name="T22">(</text:span><text:span text:style-name="T24">±</text:span><text:span text:style-name="T26">0.022</text:span><text:span text:style-name="T22">)</text:span></text:p>
          </table:table-cell>
          <table:table-cell table:style-name="Table1.A2" office:value-type="string">
            <text:p text:style-name="P62">17</text:p>
          </table:table-cell>
          <table:table-cell table:style-name="Table1.A2" office:value-type="string">
            <text:p text:style-name="P62">15</text:p>
          </table:table-cell>
        </table:table-row>
        <table:table-row>
          <table:table-cell table:style-name="Table1.A2" office:value-type="string">
            <text:p text:style-name="P59">creatinine</text:p>
          </table:table-cell>
          <table:table-cell table:style-name="Table1.A2" office:value-type="string">
            <text:p text:style-name="P59">0.021 (<text:span text:style-name="T23">±</text:span><text:span text:style-name="T27">0.005</text:span>)</text:p>
          </table:table-cell>
          <table:table-cell table:style-name="Table1.A2" office:value-type="string">
            <text:p text:style-name="P61">0.031 <text:span text:style-name="T22">(</text:span><text:span text:style-name="T24">±</text:span><text:span text:style-name="T26">0.027</text:span><text:span text:style-name="T22">)</text:span></text:p>
          </table:table-cell>
          <table:table-cell table:style-name="Table1.A2" office:value-type="string">
            <text:p text:style-name="P62">9</text:p>
          </table:table-cell>
          <table:table-cell table:style-name="Table1.A2" office:value-type="string">
            <text:p text:style-name="P62">16</text:p>
          </table:table-cell>
        </table:table-row>
        <table:table-row>
          <table:table-cell table:style-name="Table1.A2" office:value-type="string">
            <text:p text:style-name="P59">pain</text:p>
          </table:table-cell>
          <table:table-cell table:style-name="Table1.A2" office:value-type="string">
            <text:p text:style-name="P59">0.016 (<text:span text:style-name="T23">±</text:span><text:span text:style-name="T27">0.008</text:span>)</text:p>
          </table:table-cell>
          <table:table-cell table:style-name="Table1.A2" office:value-type="string">
            <text:p text:style-name="P61">0.021 <text:span text:style-name="T22">(</text:span><text:span text:style-name="T24">±</text:span><text:span text:style-name="T26">0.018</text:span><text:span text:style-name="T22">)</text:span></text:p>
          </table:table-cell>
          <table:table-cell table:style-name="Table1.A2" office:value-type="string">
            <text:p text:style-name="P62">11</text:p>
          </table:table-cell>
          <table:table-cell table:style-name="Table1.A2" office:value-type="string">
            <text:p text:style-name="P62">17</text:p>
          </table:table-cell>
        </table:table-row>
      </table:table>
      <text:p text:style-name="P74">Table <text:sequence text:ref-name="refTable2" text:name="Table" text:formula="ooow:Table+1" style:num-format="1">3</text:sequence>: Feature importances given by the random forest (RF) and logistic classifier (LC), evaluated over 100 train:test data splits. Importance values are given as: mean(±standard deviation). Features are ranked according to mean importance value, and the table is ordered according to the ranking given by the logistic classifier.</text:p>
      <text:p text:style-name="P21"/>
      <text:p text:style-name="P22"><text:span text:style-name="T90">Broadly the</text:span> two classifiers <text:span text:style-name="T90">agreed</text:span> as to which features <text:span text:style-name="T90">we</text:span>re most predictive of readiness-for-discharge <text:span text:style-name="T58">(see table 3)</text:span>. Eight of the <text:span text:style-name="T91">logistic classifier</text:span>’s top ten <text:span text:style-name="T91">important</text:span> features <text:span text:style-name="T91">we</text:span>re also ranked in the top ten by the <text:span text:style-name="T91">random forest, when averaged over the ensemble of 100 data splits.</text:span> <text:span text:style-name="T91">The </text:span><text:soft-page-break/>Spearman’s rank correlation coefficient between the feature ranking<text:span text:style-name="T94">s</text:span> <text:span text:style-name="T93">wa</text:span>s 0.<text:span text:style-name="T91">8</text:span>0<text:span text:style-name="T92">0 (p=0.00006), and both classifiers ranked </text:span><text:span text:style-name="T11">gcs_min</text:span><text:span text:style-name="T92"> and </text:span><text:span text:style-name="T11">airway</text:span><text:span text:style-name="T92"> as the two most important features by a significant margin.</text:span> The inclusion of instances with missing data did little to change these feature rankings (<text:span text:style-name="T136">appendix</text:span><text:span text:style-name="T13"> </text:span><text:span text:style-name="T51">F</text:span>). </text:p>
      <text:p text:style-name="P20"/>
      <text:p text:style-name="P80">Figure <text:span text:style-name="T95">3</text:span> summarises classifier performance, quantified using the partial area under the ROC curve (pAUC), over the ensemble of data splits. <text:span text:style-name="T97">On average t</text:span>he <text:span text:style-name="T101">original </text:span>NLD criteria perform<text:span text:style-name="T96">ed</text:span> slightly better for GICU than MIMIC. <text:span text:style-name="T101">The</text:span> <text:span text:style-name="T100">two </text:span>machine learning classifiers <text:span text:style-name="T101">performed similarly well, producing large gains in pAUC over the NLD for both cohorts, and higher pAUC values for MIMIC than GICU. There was little to distinguish between the random forest and logistic classifiers based on pAUC. In the sensitivity analysis </text:span><text:span text:style-name="T59">(see </text:span><text:span text:style-name="T52">figure</text:span><text:span text:style-name="T59"> </text:span><text:span text:style-name="T60">2 </text:span><text:span text:style-name="T52">and table </text:span><text:span text:style-name="T60">1</text:span><text:span text:style-name="T59"> in </text:span><text:span text:style-name="T60">appendix F</text:span><text:span text:style-name="T59">)</text:span><text:span text:style-name="T17"> </text:span><text:span text:style-name="T53">both machine learning classifiers still performed better than the NLD criteria, but</text:span><text:span text:style-name="T52"> all classifiers showed a performance drop for MIMIC </text:span><text:span text:style-name="T54">and one classifier tended to perform better for each cohort (the random forest and logistic classifiers for MIMIC and GICU respectively).</text:span></text:p>
      <text:p text:style-name="P23"/>
      <text:p text:style-name="P24"><text:span text:style-name="T102">Given the similarity in classifier performances we chose </text:span>to use the <text:span text:style-name="T107">average </text:span>feature importances of the <text:span text:style-name="T102">simpler model –</text:span> <text:span text:style-name="T102">the </text:span>logistic classifier - to weight the NLD criteria. The weighted version of the NLD criteria (referred to as NLD<text:span text:style-name="T104">opt</text:span>) performed better than the original criteria when tested on both MIMIC and GICU. On MIMIC the performance gain was larger, with pAUC scores <text:span text:style-name="T107">approaching </text:span>those of the machine learning classifiers. <text:span text:style-name="T108">Qualitatively the same effect was observed under the sensitivity analysis.</text:span></text:p>
      <text:p text:style-name="P24"/>
      <text:p text:style-name="P24"/>
      <text:p text:style-name="P45"/>
      <text:p text:style-name="P81">Examples in practice</text:p>
      <text:p text:style-name="P24"/>
      <text:p text:style-name="P26"><text:span text:style-name="T109">To illustrate the results in a more human-interpretable fashion we have selected five informative examples from the GICU cohort. Table 4 summarises the performance of the different classification systems for these five examples, which are labelled as true or false positive/negative (TP,FP,TN,FN) according to how they would be classified under the original nurse-led discharge criteria. One patient (ID 4065) is included twice: once at 72 hours before callout, and again at the time of callout. All four classification systems show an increased RFD probability for this patient between the two time points, as would be expected. Patient 868 is a false negative under the original criteria - despite failing two criteria (C0 and T) their callout was successful. The three alternative classification systems (NLD</text:span><text:span text:style-name="T106">opt</text:span><text:span text:style-name="T109"> , RF and LC) correctly assign a high RFD probability for this patient, therefore improving upon the original criteria. <text:s/></text:span></text:p>
      <text:p text:style-name="P26"/>
      <text:p text:style-name="P79">For these select examples the logistic classifier is the only system to assign lower RFD probabilities to the two false positive instances (1034 and 10783) than to the true positive instance (4065). Despite this correct ordering by the logistic classifier its RFD probabilities for the false positives are relatively high. Given the conservative nature of the NLD criteria it is expected that correct classification of the false positive instances is a hard problem. </text:p>
      <text:p text:style-name="P37"/>
      <table:table table:name="Table3" table:style-name="Table3">
        <table:table-column table:style-name="Table3.A" table:number-columns-repeated="6"/>
        <table:table-column table:style-name="Table3.G"/>
        <table:table-row>
          <table:table-cell table:style-name="Table3.A1" office:value-type="string">
            <text:p text:style-name="P66">Patient</text:p>
          </table:table-cell>
          <table:table-cell table:style-name="Table3.A1" office:value-type="string">
            <text:p text:style-name="P66">NLD</text:p>
          </table:table-cell>
          <table:table-cell table:style-name="Table3.A1" office:value-type="string">
            <text:p text:style-name="P66">NLD<text:span text:style-name="T103">opt</text:span></text:p>
          </table:table-cell>
          <table:table-cell table:style-name="Table3.A1" office:value-type="string">
            <text:p text:style-name="P66">RF</text:p>
          </table:table-cell>
          <table:table-cell table:style-name="Table3.A1" office:value-type="string">
            <text:p text:style-name="P66">LC</text:p>
          </table:table-cell>
          <table:table-cell table:style-name="Table3.A1" office:value-type="string">
            <text:p text:style-name="P66">NLD fails</text:p>
          </table:table-cell>
          <table:table-cell table:style-name="Table3.A1" office:value-type="string">
            <text:p text:style-name="P66">Notes</text:p>
          </table:table-cell>
        </table:table-row>
        <table:table-row>
          <table:table-cell table:style-name="Table3.A2" office:value-type="string">
            <text:p text:style-name="P66">1034 (FP)</text:p>
          </table:table-cell>
          <table:table-cell table:style-name="Table3.A2" office:value-type="string">
            <text:p text:style-name="P67">0.010 (1.0)</text:p>
          </table:table-cell>
          <table:table-cell table:style-name="Table3.A2" office:value-type="string">
            <text:p text:style-name="P68">0.010 (1.0)</text:p>
          </table:table-cell>
          <table:table-cell table:style-name="Table3.A2" office:value-type="string">
            <text:p text:style-name="P69">0.071 (0.784)</text:p>
          </table:table-cell>
          <table:table-cell table:style-name="Table3.A2" office:value-type="string">
            <text:p text:style-name="P70">0.096 (0.765)</text:p>
          </table:table-cell>
          <table:table-cell table:style-name="Table3.A2" office:value-type="string">
            <text:p text:style-name="P72">-</text:p>
          </table:table-cell>
          <table:table-cell table:style-name="Table3.A2" office:value-type="string">
            <text:p text:style-name="P65">Patient admitted to ICU post surgery (primary lung tumour). Discharge to ward. Readmitte<text:span text:style-name="T111">d</text:span> within 24 hours with bacterial pneumonia.</text:p>
          </table:table-cell>
        </table:table-row>
        <table:table-row>
          <table:table-cell table:style-name="Table3.A2" office:value-type="string">
            <text:p text:style-name="P66">10783 (FP)</text:p>
          </table:table-cell>
          <table:table-cell table:style-name="Table3.A2" office:value-type="string">
            <text:p text:style-name="P67">0.010 (1.0)</text:p>
          </table:table-cell>
          <table:table-cell table:style-name="Table3.A2" office:value-type="string">
            <text:p text:style-name="P68">0.010 (1.0)</text:p>
          </table:table-cell>
          <table:table-cell table:style-name="Table3.A2" office:value-type="string">
            <text:p text:style-name="P69">0.035 (0.819)</text:p>
          </table:table-cell>
          <table:table-cell table:style-name="Table3.A2" office:value-type="string">
            <text:p text:style-name="P70">0.163 (0.716)</text:p>
          </table:table-cell>
          <table:table-cell table:style-name="Table3.A2" office:value-type="string">
            <text:p text:style-name="P72">-</text:p>
          </table:table-cell>
          <table:table-cell table:style-name="Table3.A2" office:value-type="string">
            <text:p text:style-name="P65">Patient admitted to ICU with secondary hepatic tumour. Appears to be RFD at 96 hours prior to callout.</text:p>
          </table:table-cell>
        </table:table-row>
        <table:table-row>
          <table:table-cell table:style-name="Table3.A2" office:value-type="string">
            <text:p text:style-name="P66">4065 (TN)</text:p>
          </table:table-cell>
          <table:table-cell table:style-name="Table3.A2" office:value-type="string">
            <text:p text:style-name="P67">1.0 (0.467)</text:p>
          </table:table-cell>
          <table:table-cell table:style-name="Table3.A2" office:value-type="string">
            <text:p text:style-name="P71">0.464 (0.702)</text:p>
          </table:table-cell>
          <table:table-cell table:style-name="Table3.A2" office:value-type="string">
            <text:p text:style-name="P69">0.368 (0.494)</text:p>
          </table:table-cell>
          <table:table-cell table:style-name="Table3.A2" office:value-type="string">
            <text:p text:style-name="P70">0.395 (0.450)</text:p>
          </table:table-cell>
          <table:table-cell table:style-name="Table3.A2" office:value-type="string">
            <text:p text:style-name="P64">R2, R4, C0, P, B1, B3, B4</text:p>
          </table:table-cell>
          <table:table-cell table:style-name="Table3.A2" office:value-type="string">
            <text:p text:style-name="P65">Patient admitted to ICU with intracranial abscess. Not ready for discharge at 72 hours prior to callout.</text:p>
          </table:table-cell>
        </table:table-row>
        <table:table-row>
          <table:table-cell table:style-name="Table3.A2" office:value-type="string">
            <text:p text:style-name="P66">4065 (TP)</text:p>
          </table:table-cell>
          <table:table-cell table:style-name="Table3.A2" office:value-type="string">
            <text:p text:style-name="P67">0.010 (1.0)</text:p>
          </table:table-cell>
          <table:table-cell table:style-name="Table3.A2" office:value-type="string">
            <text:p text:style-name="P68">0.010 (1.0)</text:p>
          </table:table-cell>
          <table:table-cell table:style-name="Table3.A2" office:value-type="string">
            <text:p text:style-name="P69">0.077 (0.780)</text:p>
          </table:table-cell>
          <table:table-cell table:style-name="Table3.A2" office:value-type="string">
            <text:p text:style-name="P70">0.047 (0.812)</text:p>
          </table:table-cell>
          <table:table-cell table:style-name="Table3.A2" office:value-type="string">
            <text:p text:style-name="P72">-</text:p>
          </table:table-cell>
          <table:table-cell table:style-name="Table3.A2" office:value-type="string">
            <text:p text:style-name="P63">Same patient as above. RFD at time of callout.</text:p>
          </table:table-cell>
        </table:table-row>
        <table:table-row>
          <table:table-cell table:style-name="Table3.A2" office:value-type="string">
            <text:p text:style-name="P66">868 (FN)</text:p>
          </table:table-cell>
          <table:table-cell table:style-name="Table3.A2" office:value-type="string">
            <text:p text:style-name="P67">0.113 (0.867)</text:p>
          </table:table-cell>
          <table:table-cell table:style-name="Table3.A2" office:value-type="string">
            <text:p text:style-name="P71">0.046 (0.939)</text:p>
          </table:table-cell>
          <table:table-cell table:style-name="Table3.A2" office:value-type="string">
            <text:p text:style-name="P69">0.080 (0.777)</text:p>
          </table:table-cell>
          <table:table-cell table:style-name="Table3.A2" office:value-type="string">
            <text:p text:style-name="P70">0.054 (0.806)</text:p>
          </table:table-cell>
          <table:table-cell table:style-name="Table3.A2" office:value-type="string">
            <text:p text:style-name="P64">C0, T</text:p>
          </table:table-cell>
          <table:table-cell table:style-name="Table3.A2" office:value-type="string">
            <text:p text:style-name="P63">Patient admitted with malignant large bowel tumour. Appears NRFD at time of callout. Positive outcome.</text:p>
          </table:table-cell>
        </table:table-row>
      </table:table>
      <text:p text:style-name="Table">Table <text:sequence text:ref-name="refTable3" text:name="Table" text:formula="ooow:Table+1" style:num-format="1">4</text:sequence>: Example patients and their scores given by the four classification systems: the original nurse led discharge criteria (NLD); the weighted criteria(NLD<text:span text:style-name="T105">opt</text:span>); the random forest (RF); and the logistic classifier (LC). The reporting score given is the false positive rate at the point where the patient falls on the ROC curve, such that a lower score indicates a higher probability of being RFD according to the given classifier (explicitly, the reporting metric gives the number of false positives that must be accepted before this patient can be classified RFD). These scores can be compared across classifiers. The raw (non-calibrated) classifier scores are given in brackets and cannot be compared across classifiers. The results FP,TN,TP, and FN indicated in the first column correspond to the outcomes of the original NLD criteria. The column ‘NLD fails’ specifies, where relevant, which of the NLD criteria were not met (criteria IDs correspond to those in table 1).</text:p>
      <text:p text:style-name="P24"/>
      <text:p text:style-name="P6"><text:soft-page-break/>Discussion</text:p>
      <text:p text:style-name="P6"/>
      <text:p text:style-name="P38">Identifying which patients are suitable for ICU discharge is complex<text:reference-mark-start text:name="ADDIN CSL_CITATION {&quot;mendeley&quot;: {&quot;plainTextFormattedCitation&quot;: &quot;[1]&quot;, &quot;formattedCitation&quot;: &quot;[1]&quot;, &quot;previouslyFormattedCitation&quot;: &quot;[1]&quot;}, &quot;citationItems&quot;: [{&quot;uris&quot;: [&quot;http://www.mendeley.com/documents/?uuid=5cd57fcc-401d-3ae9-ab14-27794f38ccb2&quot;], &quot;id&quot;: &quot;ITEM-1&quot;, &quot;itemData&quot;: {&quot;issued&quot;: {&quot;date-parts&quot;: [[&quot;2014&quot;, &quot;3&quot;, &quot;7&quot;]]}, &quot;id&quot;: &quot;ITEM-1&quot;, &quot;publisher&quot;: &quot;Springer Berlin Heidelberg&quot;, &quot;issue&quot;: &quot;3&quot;, &quot;author&quot;: [{&quot;family&quot;: &quot;Rubenfeld&quot;, &quot;non-dropping-particle&quot;: &quot;&quot;, &quot;dropping-particle&quot;: &quot;&quot;, &quot;suffix&quot;: &quot;&quot;, &quot;parse-names&quot;: false, &quot;given&quot;: &quot;Gordon D.&quot;}, {&quot;family&quot;: &quot;Rhodes&quot;, &quot;non-dropping-particle&quot;: &quot;&quot;, &quot;dropping-particle&quot;: &quot;&quot;, &quot;suffix&quot;: &quot;&quot;, &quot;parse-names&quot;: false, &quot;given&quot;: &quot;Andrew&quot;}], &quot;title&quot;: &quot;How many intensive care beds are enough?&quot;, &quot;type&quot;: &quot;article-journal&quot;, &quot;page&quot;: &quot;451-452&quot;, &quot;DOI&quot;: &quot;10.1007/s00134-014-3215-x&quot;, &quot;volume&quot;: &quot;40&quot;, &quot;container-title&quot;: &quot;Intensive Care Medicine&quot;, &quot;ISSN&quot;: &quot;0342-4642&quot;}}], &quot;schema&quot;: &quot;https://github.com/citation-style-language/schema/raw/master/csl-citation.json&quot;, &quot;properties&quot;: {&quot;noteIndex&quot;: 0}} RNDlMVFX7a9Tg"/><text:span text:style-name="T1">[1]</text:span><text:reference-mark-end text:name="ADDIN CSL_CITATION {&quot;mendeley&quot;: {&quot;plainTextFormattedCitation&quot;: &quot;[1]&quot;, &quot;formattedCitation&quot;: &quot;[1]&quot;, &quot;previouslyFormattedCitation&quot;: &quot;[1]&quot;}, &quot;citationItems&quot;: [{&quot;uris&quot;: [&quot;http://www.mendeley.com/documents/?uuid=5cd57fcc-401d-3ae9-ab14-27794f38ccb2&quot;], &quot;id&quot;: &quot;ITEM-1&quot;, &quot;itemData&quot;: {&quot;issued&quot;: {&quot;date-parts&quot;: [[&quot;2014&quot;, &quot;3&quot;, &quot;7&quot;]]}, &quot;id&quot;: &quot;ITEM-1&quot;, &quot;publisher&quot;: &quot;Springer Berlin Heidelberg&quot;, &quot;issue&quot;: &quot;3&quot;, &quot;author&quot;: [{&quot;family&quot;: &quot;Rubenfeld&quot;, &quot;non-dropping-particle&quot;: &quot;&quot;, &quot;dropping-particle&quot;: &quot;&quot;, &quot;suffix&quot;: &quot;&quot;, &quot;parse-names&quot;: false, &quot;given&quot;: &quot;Gordon D.&quot;}, {&quot;family&quot;: &quot;Rhodes&quot;, &quot;non-dropping-particle&quot;: &quot;&quot;, &quot;dropping-particle&quot;: &quot;&quot;, &quot;suffix&quot;: &quot;&quot;, &quot;parse-names&quot;: false, &quot;given&quot;: &quot;Andrew&quot;}], &quot;title&quot;: &quot;How many intensive care beds are enough?&quot;, &quot;type&quot;: &quot;article-journal&quot;, &quot;page&quot;: &quot;451-452&quot;, &quot;DOI&quot;: &quot;10.1007/s00134-014-3215-x&quot;, &quot;volume&quot;: &quot;40&quot;, &quot;container-title&quot;: &quot;Intensive Care Medicine&quot;, &quot;ISSN&quot;: &quot;0342-4642&quot;}}], &quot;schema&quot;: &quot;https://github.com/citation-style-language/schema/raw/master/csl-citation.json&quot;, &quot;properties&quot;: {&quot;noteIndex&quot;: 0}} RNDlMVFX7a9Tg"/>⁠. Delayed and out of hours discharges are associated with an increased mortality<text:reference-mark-start text:name="ADDIN CSL_CITATION {&quot;mendeley&quot;: {&quot;plainTextFormattedCitation&quot;: &quot;[19]&quot;, &quot;formattedCitation&quot;: &quot;[19]&quot;, &quot;previouslyFormattedCitation&quot;: &quot;[19]&quot;}, &quot;citationItems&quot;: [{&quot;uris&quot;: [&quot;http://www.mendeley.com/documents/?uuid=e90cad95-026a-37ea-a08b-2733adb3e456&quot;], &quot;id&quot;: &quot;ITEM-1&quot;, &quot;itemData&quot;: {&quot;issued&quot;: {&quot;date-parts&quot;: [[&quot;2000&quot;, &quot;4&quot;, &quot;1&quot;]]}, &quot;id&quot;: &quot;ITEM-1&quot;, &quot;publisher&quot;: &quot;Elsevier&quot;, &quot;issue&quot;: &quot;9210&quot;, &quot;author&quot;: [{&quot;family&quot;: &quot;Goldfrad&quot;, &quot;non-dropping-particle&quot;: &quot;&quot;, &quot;dropping-particle&quot;: &quot;&quot;, &quot;suffix&quot;: &quot;&quot;, &quot;parse-names&quot;: false, &quot;given&quot;: &quot;C&quot;}, {&quot;family&quot;: &quot;Rowan&quot;, &quot;non-dropping-particle&quot;: &quot;&quot;, &quot;dropping-particle&quot;: &quot;&quot;, &quot;suffix&quot;: &quot;&quot;, &quot;parse-names&quot;: false, &quot;given&quot;: &quot;K&quot;}], &quot;PMID&quot;: &quot;10791376&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type&quot;: &quot;article-journal&quot;, &quot;title&quot;: &quot;Consequences of discharges from intensive care at night.&quot;, &quot;page&quot;: &quot;1138-42&quot;, &quot;DOI&quot;: &quot;10.1016/S0140-6736(00)02062-6&quot;, &quot;volume&quot;: &quot;355&quot;, &quot;container-title&quot;: &quot;Lancet (London, England)&quot;, &quot;ISSN&quot;: &quot;0140-6736&quot;}}], &quot;schema&quot;: &quot;https://github.com/citation-style-language/schema/raw/master/csl-citation.json&quot;, &quot;properties&quot;: {&quot;noteIndex&quot;: 0}} RNDGjDFVLRND6"/><text:span text:style-name="T1">[19]</text:span><text:reference-mark-end text:name="ADDIN CSL_CITATION {&quot;mendeley&quot;: {&quot;plainTextFormattedCitation&quot;: &quot;[19]&quot;, &quot;formattedCitation&quot;: &quot;[19]&quot;, &quot;previouslyFormattedCitation&quot;: &quot;[19]&quot;}, &quot;citationItems&quot;: [{&quot;uris&quot;: [&quot;http://www.mendeley.com/documents/?uuid=e90cad95-026a-37ea-a08b-2733adb3e456&quot;], &quot;id&quot;: &quot;ITEM-1&quot;, &quot;itemData&quot;: {&quot;issued&quot;: {&quot;date-parts&quot;: [[&quot;2000&quot;, &quot;4&quot;, &quot;1&quot;]]}, &quot;id&quot;: &quot;ITEM-1&quot;, &quot;publisher&quot;: &quot;Elsevier&quot;, &quot;issue&quot;: &quot;9210&quot;, &quot;author&quot;: [{&quot;family&quot;: &quot;Goldfrad&quot;, &quot;non-dropping-particle&quot;: &quot;&quot;, &quot;dropping-particle&quot;: &quot;&quot;, &quot;suffix&quot;: &quot;&quot;, &quot;parse-names&quot;: false, &quot;given&quot;: &quot;C&quot;}, {&quot;family&quot;: &quot;Rowan&quot;, &quot;non-dropping-particle&quot;: &quot;&quot;, &quot;dropping-particle&quot;: &quot;&quot;, &quot;suffix&quot;: &quot;&quot;, &quot;parse-names&quot;: false, &quot;given&quot;: &quot;K&quot;}], &quot;PMID&quot;: &quot;10791376&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type&quot;: &quot;article-journal&quot;, &quot;title&quot;: &quot;Consequences of discharges from intensive care at night.&quot;, &quot;page&quot;: &quot;1138-42&quot;, &quot;DOI&quot;: &quot;10.1016/S0140-6736(00)02062-6&quot;, &quot;volume&quot;: &quot;355&quot;, &quot;container-title&quot;: &quot;Lancet (London, England)&quot;, &quot;ISSN&quot;: &quot;0140-6736&quot;}}], &quot;schema&quot;: &quot;https://github.com/citation-style-language/schema/raw/master/csl-citation.json&quot;, &quot;properties&quot;: {&quot;noteIndex&quot;: 0}} RNDGjDFVLRND6"/>⁠, and patients in ICU who could be managed on the ward put an increasing strain on resources. The determination of the ready-for-discharge status is influenced by many unmeasured factors such as ICU census<text:reference-mark-start text:name="ADDIN CSL_CITATION {&quot;mendeley&quot;: {&quot;plainTextFormattedCitation&quot;: &quot;[20]&quot;, &quot;formattedCitation&quot;: &quot;[20]&quot;, &quot;previouslyFormattedCitation&quot;: &quot;[20]&quot;}, &quot;citationItems&quot;: [{&quot;uris&quot;: [&quot;http://www.mendeley.com/documents/?uuid=b8422494-7fa3-308a-bd1f-7ce783594c6a&quot;], &quot;id&quot;: &quot;ITEM-1&quot;, &quot;itemData&quot;: {&quot;issued&quot;: {&quot;date-parts&quot;: [[&quot;2009&quot;, &quot;2&quot;]]}, &quot;id&quot;: &quot;ITEM-1&quot;, &quot;issue&quot;: &quot;1&quot;, &quot;author&quot;: [{&quot;family&quot;: &quot;Lin&quot;, &quot;non-dropping-particle&quot;: &quot;&quot;, &quot;dropping-particle&quot;: &quot;&quot;, &quot;suffix&quot;: &quot;&quot;, &quot;parse-names&quot;: false, &quot;given&quot;: &quot;Frances&quot;}, {&quot;family&quot;: &quot;Chaboyer&quot;, &quot;non-dropping-particle&quot;: &quot;&quot;, &quot;dropping-particle&quot;: &quot;&quot;, &quot;suffix&quot;: &quot;&quot;, &quot;parse-names&quot;: false, &quot;given&quot;: &quot;Wendy&quot;}, {&quot;family&quot;: &quot;Wallis&quot;, &quot;non-dropping-particle&quot;: &quot;&quot;, &quot;dropping-particle&quot;: &quot;&quot;, &quot;suffix&quot;: &quot;&quot;, &quot;parse-names&quot;: false, &quot;given&quot;: &quot;Marianne&quot;}], &quot;PMID&quot;: &quot;19138531&quot;, &quot;title&quot;: &quot;A literature review of organisational, individual and teamwork factors contributing to the ICU discharge process&quot;, &quot;type&quot;: &quot;article-journal&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page&quot;: &quot;29-43&quot;, &quot;DOI&quot;: &quot;10.1016/j.aucc.2008.11.001&quot;, &quot;volume&quot;: &quot;22&quot;, &quot;container-title&quot;: &quot;Australian Critical Care&quot;, &quot;ISSN&quot;: &quot;10367314&quot;}}], &quot;schema&quot;: &quot;https://github.com/citation-style-language/schema/raw/master/csl-citation.json&quot;, &quot;properties&quot;: {&quot;noteIndex&quot;: 0}} RNDbxzV4R8Tjg"/><text:span text:style-name="T1">[20]</text:span><text:reference-mark-end text:name="ADDIN CSL_CITATION {&quot;mendeley&quot;: {&quot;plainTextFormattedCitation&quot;: &quot;[20]&quot;, &quot;formattedCitation&quot;: &quot;[20]&quot;, &quot;previouslyFormattedCitation&quot;: &quot;[20]&quot;}, &quot;citationItems&quot;: [{&quot;uris&quot;: [&quot;http://www.mendeley.com/documents/?uuid=b8422494-7fa3-308a-bd1f-7ce783594c6a&quot;], &quot;id&quot;: &quot;ITEM-1&quot;, &quot;itemData&quot;: {&quot;issued&quot;: {&quot;date-parts&quot;: [[&quot;2009&quot;, &quot;2&quot;]]}, &quot;id&quot;: &quot;ITEM-1&quot;, &quot;issue&quot;: &quot;1&quot;, &quot;author&quot;: [{&quot;family&quot;: &quot;Lin&quot;, &quot;non-dropping-particle&quot;: &quot;&quot;, &quot;dropping-particle&quot;: &quot;&quot;, &quot;suffix&quot;: &quot;&quot;, &quot;parse-names&quot;: false, &quot;given&quot;: &quot;Frances&quot;}, {&quot;family&quot;: &quot;Chaboyer&quot;, &quot;non-dropping-particle&quot;: &quot;&quot;, &quot;dropping-particle&quot;: &quot;&quot;, &quot;suffix&quot;: &quot;&quot;, &quot;parse-names&quot;: false, &quot;given&quot;: &quot;Wendy&quot;}, {&quot;family&quot;: &quot;Wallis&quot;, &quot;non-dropping-particle&quot;: &quot;&quot;, &quot;dropping-particle&quot;: &quot;&quot;, &quot;suffix&quot;: &quot;&quot;, &quot;parse-names&quot;: false, &quot;given&quot;: &quot;Marianne&quot;}], &quot;PMID&quot;: &quot;19138531&quot;, &quot;title&quot;: &quot;A literature review of organisational, individual and teamwork factors contributing to the ICU discharge process&quot;, &quot;type&quot;: &quot;article-journal&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page&quot;: &quot;29-43&quot;, &quot;DOI&quot;: &quot;10.1016/j.aucc.2008.11.001&quot;, &quot;volume&quot;: &quot;22&quot;, &quot;container-title&quot;: &quot;Australian Critical Care&quot;, &quot;ISSN&quot;: &quot;10367314&quot;}}], &quot;schema&quot;: &quot;https://github.com/citation-style-language/schema/raw/master/csl-citation.json&quot;, &quot;properties&quot;: {&quot;noteIndex&quot;: 0}} RNDbxzV4R8Tjg"/>⁠<text:span text:style-name="T1"> </text:span>and this leads to unwarranted variation in clinical decision making. The decision to declare someone fit for discharge is based on the judgement of individual clinicians and is likely to be given a lower priority than decisions around treatment options for patients that are more unwell in the ICU.</text:p>
      <text:p text:style-name="P38"/>
      <text:p text:style-name="P30"><text:span text:style-name="T131">In this study we have used routinely collected data to test a set of discharge criteria</text:span><text:reference-mark-start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rGNSmauAFg"/><text:span text:style-name="T5">[7]</text:span><text:reference-mark-end text:name="ADDIN CSL_CITATION {&quot;mendeley&quot;: {&quot;plainTextFormattedCitation&quot;: &quot;[7]&quot;, &quot;formattedCitation&quot;: &quot;[7]&quot;, &quot;previouslyFormattedCitation&quot;: &quot;[7]&quot;}, &quot;citationItems&quot;: [{&quot;uris&quot;: [&quot;http://www.mendeley.com/documents/?uuid=3b251e57-4587-377d-b6ab-37768d445c87&quot;], &quot;id&quot;: &quot;ITEM-1&quot;, &quot;itemData&quot;: {&quot;issued&quot;: {&quot;date-parts&quot;: [[&quot;0&quot;]]}, &quot;id&quot;: &quot;ITEM-1&quot;, &quot;issue&quot;: &quot;2&quot;, &quot;author&quot;: [{&quot;family&quot;: &quot;Knight&quot;, &quot;non-dropping-particle&quot;: &quot;&quot;, &quot;dropping-particle&quot;: &quot;&quot;, &quot;suffix&quot;: &quot;&quot;, &quot;parse-names&quot;: false, &quot;given&quot;: &quot;Gillian&quot;}], &quot;PMID&quot;: &quot;12737189&quot;, &quot;title&quot;: &quot;Nurse-led discharge from high dependency unit.&quot;, &quot;type&quot;: &quot;article-journal&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page&quot;: &quot;56-61&quot;, &quot;volume&quot;: &quot;8&quot;, &quot;container-title&quot;: &quot;Nursing in critical care&quot;, &quot;ISSN&quot;: &quot;1362-1017&quot;}}], &quot;schema&quot;: &quot;https://github.com/citation-style-language/schema/raw/master/csl-citation.json&quot;, &quot;properties&quot;: {&quot;noteIndex&quot;: 0}} RNDrGNSmauAFg"/><text:span text:style-name="T131">⁠ against two machine learning classifiers. </text:span>The <text:span text:style-name="T112">discharge</text:span> <text:span text:style-name="T113">criteria </text:span>were found to be <text:span text:style-name="T112">highly </text:span>conservative, with very few <text:span text:style-name="T112">successfully discharged patients </text:span>meeting all the required criteria. This <text:span text:style-name="T114">low sensitivity</text:span> was expected since the original criteria were designed to be implemented independently of usual ward rounds, <text:span text:style-name="T112">and </text:span>false positives in this scenario could have serious consequences. <text:span text:style-name="T114">A random forest and a logistic classifier both performed better than the clinically derived discharge criteria when trained on the same feature set. The two classifiers broadly agreed on which features were most predictive of readiness-for-discharge. Weighting the original discharge criteria with the features importances of the logistic classifier improved their classification performance. </text:span></text:p>
      <text:p text:style-name="P30"/>
      <text:p text:style-name="P32">An important novel aspect of this work is the use of MIMIC-III to increase the volume of training data <text:span text:style-name="T115">available locally</text:span>. <text:span text:style-name="T116">Such applications of machine learning techniques to datasets that span institutions and healthcare settings will be of increasing value as more intensive care datasets become available for research</text:span><text:reference-mark-start text:name="ADDIN CSL_CITATION {&quot;mendeley&quot;: {&quot;plainTextFormattedCitation&quot;: &quot;[21]&quot;, &quot;formattedCitation&quot;: &quot;[21]&quot;, &quot;previouslyFormattedCitation&quot;: &quot;[21]&quot;}, &quot;citationItems&quot;: [{&quot;uris&quot;: [&quot;http://www.mendeley.com/documents/?uuid=6deb123f-bbd2-3ff3-9ce0-9f2571ec350c&quot;], &quot;id&quot;: &quot;ITEM-1&quot;, &quot;itemData&quot;: {&quot;issued&quot;: {&quot;date-parts&quot;: [[&quot;2018&quot;, &quot;4&quot;]]}, &quot;id&quot;: &quot;ITEM-1&quot;, &quot;author&quot;: [{&quot;family&quot;: &quot;Harris&quot;, &quot;non-dropping-particle&quot;: &quot;&quot;, &quot;dropping-particle&quot;: &quot;&quot;, &quot;suffix&quot;: &quot;&quot;, &quot;parse-names&quot;: false, &quot;given&quot;: &quot;Steve&quot;}, {&quot;family&quot;: &quot;Shi&quot;, &quot;non-dropping-particle&quot;: &quot;&quot;, &quot;dropping-particle&quot;: &quot;&quot;, &quot;suffix&quot;: &quot;&quot;, &quot;parse-names&quot;: false, &quot;given&quot;: &quot;Sinan&quot;}, {&quot;family&quot;: &quot;Brealey&quot;, &quot;non-dropping-particle&quot;: &quot;&quot;, &quot;dropping-particle&quot;: &quot;&quot;, &quot;suffix&quot;: &quot;&quot;, &quot;parse-names&quot;: false, &quot;given&quot;: &quot;David&quot;}, {&quot;family&quot;: &quot;MacCallum&quot;, &quot;non-dropping-particle&quot;: &quot;&quot;, &quot;dropping-particle&quot;: &quot;&quot;, &quot;suffix&quot;: &quot;&quot;, &quot;parse-names&quot;: false, &quot;given&quot;: &quot;Niall S.&quot;}, {&quot;family&quot;: &quot;Denaxas&quot;, &quot;non-dropping-particle&quot;: &quot;&quot;, &quot;dropping-particle&quot;: &quot;&quot;, &quot;suffix&quot;: &quot;&quot;, &quot;parse-names&quot;: false, &quot;given&quot;: &quot;Spiros&quot;}, {&quot;family&quot;: &quot;Perez-Suarez&quot;, &quot;non-dropping-particle&quot;: &quot;&quot;, &quot;dropping-particle&quot;: &quot;&quot;, &quot;suffix&quot;: &quot;&quot;, &quot;parse-names&quot;: false, &quot;given&quot;: &quot;David&quot;}, {&quot;family&quot;: &quot;Ercole&quot;, &quot;non-dropping-particle&quot;: &quot;&quot;, &quot;dropping-particle&quot;: &quot;&quot;, &quot;suffix&quot;: &quot;&quot;, &quot;parse-names&quot;: false, &quot;given&quot;: &quot;Ari&quot;}, {&quot;family&quot;: &quot;Watkinson&quot;, &quot;non-dropping-particle&quot;: &quot;&quot;, &quot;dropping-particle&quot;: &quot;&quot;, &quot;suffix&quot;: &quot;&quot;, &quot;parse-names&quot;: false, &quot;given&quot;: &quot;Peter&quot;}, {&quot;family&quot;: &quot;Jones&quot;, &quot;non-dropping-particle&quot;: &quot;&quot;, &quot;dropping-particle&quot;: &quot;&quot;, &quot;suffix&quot;: &quot;&quot;, &quot;parse-names&quot;: false, &quot;given&quot;: &quot;Andrew&quot;}, {&quot;family&quot;: &quot;Ashworth&quot;, &quot;non-dropping-particle&quot;: &quot;&quot;, &quot;dropping-particle&quot;: &quot;&quot;, &quot;suffix&quot;: &quot;&quot;, &quot;parse-names&quot;: false, &quot;given&quot;: &quot;Simon&quot;}, {&quot;family&quot;: &quot;Beale&quot;, &quot;non-dropping-particle&quot;: &quot;&quot;, &quot;dropping-particle&quot;: &quot;&quot;, &quot;suffix&quot;: &quot;&quot;, &quot;parse-names&quot;: false, &quot;given&quot;: &quot;Richard&quot;}, {&quot;family&quot;: &quot;Young&quot;, &quot;non-dropping-particle&quot;: &quot;&quot;, &quot;dropping-particle&quot;: &quot;&quot;, &quot;suffix&quot;: &quot;&quot;, &quot;parse-names&quot;: false, &quot;given&quot;: &quot;Duncan&quot;}, {&quot;family&quot;: &quot;Brett&quot;, &quot;non-dropping-particle&quot;: &quot;&quot;, &quot;dropping-particle&quot;: &quot;&quot;, &quot;suffix&quot;: &quot;&quot;, &quot;parse-names&quot;: false, &quot;given&quot;: &quot;Stephen&quot;}, {&quot;family&quot;: &quot;Singer&quot;, &quot;non-dropping-particle&quot;: &quot;&quot;, &quot;dropping-particle&quot;: &quot;&quot;, &quot;suffix&quot;: &quot;&quot;, &quot;parse-names&quot;: false, &quot;given&quot;: &quot;Mervyn&quot;}], &quot;PMID&quot;: &quot;29500026&quot;, &quot;title&quot;: &quot;Critical Care Health Informatics Collaborative (CCHIC): Data, tools and methods for reproducible research: A multi-centre UK intensive care database&quot;, &quot;type&quot;: &quot;article-journal&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page&quot;: &quot;82-89&quot;, &quot;DOI&quot;: &quot;10.1016/j.ijmedinf.2018.01.006&quot;, &quot;volume&quot;: &quot;112&quot;, &quot;container-title&quot;: &quot;International Journal of Medical Informatics&quot;, &quot;ISSN&quot;: &quot;13865056&quot;}}], &quot;schema&quot;: &quot;https://github.com/citation-style-language/schema/raw/master/csl-citation.json&quot;, &quot;properties&quot;: {&quot;noteIndex&quot;: 0}} RNDoVTcXnXdbz"/><text:span text:style-name="T7">[21]</text:span><text:reference-mark-end text:name="ADDIN CSL_CITATION {&quot;mendeley&quot;: {&quot;plainTextFormattedCitation&quot;: &quot;[21]&quot;, &quot;formattedCitation&quot;: &quot;[21]&quot;, &quot;previouslyFormattedCitation&quot;: &quot;[21]&quot;}, &quot;citationItems&quot;: [{&quot;uris&quot;: [&quot;http://www.mendeley.com/documents/?uuid=6deb123f-bbd2-3ff3-9ce0-9f2571ec350c&quot;], &quot;id&quot;: &quot;ITEM-1&quot;, &quot;itemData&quot;: {&quot;issued&quot;: {&quot;date-parts&quot;: [[&quot;2018&quot;, &quot;4&quot;]]}, &quot;id&quot;: &quot;ITEM-1&quot;, &quot;author&quot;: [{&quot;family&quot;: &quot;Harris&quot;, &quot;non-dropping-particle&quot;: &quot;&quot;, &quot;dropping-particle&quot;: &quot;&quot;, &quot;suffix&quot;: &quot;&quot;, &quot;parse-names&quot;: false, &quot;given&quot;: &quot;Steve&quot;}, {&quot;family&quot;: &quot;Shi&quot;, &quot;non-dropping-particle&quot;: &quot;&quot;, &quot;dropping-particle&quot;: &quot;&quot;, &quot;suffix&quot;: &quot;&quot;, &quot;parse-names&quot;: false, &quot;given&quot;: &quot;Sinan&quot;}, {&quot;family&quot;: &quot;Brealey&quot;, &quot;non-dropping-particle&quot;: &quot;&quot;, &quot;dropping-particle&quot;: &quot;&quot;, &quot;suffix&quot;: &quot;&quot;, &quot;parse-names&quot;: false, &quot;given&quot;: &quot;David&quot;}, {&quot;family&quot;: &quot;MacCallum&quot;, &quot;non-dropping-particle&quot;: &quot;&quot;, &quot;dropping-particle&quot;: &quot;&quot;, &quot;suffix&quot;: &quot;&quot;, &quot;parse-names&quot;: false, &quot;given&quot;: &quot;Niall S.&quot;}, {&quot;family&quot;: &quot;Denaxas&quot;, &quot;non-dropping-particle&quot;: &quot;&quot;, &quot;dropping-particle&quot;: &quot;&quot;, &quot;suffix&quot;: &quot;&quot;, &quot;parse-names&quot;: false, &quot;given&quot;: &quot;Spiros&quot;}, {&quot;family&quot;: &quot;Perez-Suarez&quot;, &quot;non-dropping-particle&quot;: &quot;&quot;, &quot;dropping-particle&quot;: &quot;&quot;, &quot;suffix&quot;: &quot;&quot;, &quot;parse-names&quot;: false, &quot;given&quot;: &quot;David&quot;}, {&quot;family&quot;: &quot;Ercole&quot;, &quot;non-dropping-particle&quot;: &quot;&quot;, &quot;dropping-particle&quot;: &quot;&quot;, &quot;suffix&quot;: &quot;&quot;, &quot;parse-names&quot;: false, &quot;given&quot;: &quot;Ari&quot;}, {&quot;family&quot;: &quot;Watkinson&quot;, &quot;non-dropping-particle&quot;: &quot;&quot;, &quot;dropping-particle&quot;: &quot;&quot;, &quot;suffix&quot;: &quot;&quot;, &quot;parse-names&quot;: false, &quot;given&quot;: &quot;Peter&quot;}, {&quot;family&quot;: &quot;Jones&quot;, &quot;non-dropping-particle&quot;: &quot;&quot;, &quot;dropping-particle&quot;: &quot;&quot;, &quot;suffix&quot;: &quot;&quot;, &quot;parse-names&quot;: false, &quot;given&quot;: &quot;Andrew&quot;}, {&quot;family&quot;: &quot;Ashworth&quot;, &quot;non-dropping-particle&quot;: &quot;&quot;, &quot;dropping-particle&quot;: &quot;&quot;, &quot;suffix&quot;: &quot;&quot;, &quot;parse-names&quot;: false, &quot;given&quot;: &quot;Simon&quot;}, {&quot;family&quot;: &quot;Beale&quot;, &quot;non-dropping-particle&quot;: &quot;&quot;, &quot;dropping-particle&quot;: &quot;&quot;, &quot;suffix&quot;: &quot;&quot;, &quot;parse-names&quot;: false, &quot;given&quot;: &quot;Richard&quot;}, {&quot;family&quot;: &quot;Young&quot;, &quot;non-dropping-particle&quot;: &quot;&quot;, &quot;dropping-particle&quot;: &quot;&quot;, &quot;suffix&quot;: &quot;&quot;, &quot;parse-names&quot;: false, &quot;given&quot;: &quot;Duncan&quot;}, {&quot;family&quot;: &quot;Brett&quot;, &quot;non-dropping-particle&quot;: &quot;&quot;, &quot;dropping-particle&quot;: &quot;&quot;, &quot;suffix&quot;: &quot;&quot;, &quot;parse-names&quot;: false, &quot;given&quot;: &quot;Stephen&quot;}, {&quot;family&quot;: &quot;Singer&quot;, &quot;non-dropping-particle&quot;: &quot;&quot;, &quot;dropping-particle&quot;: &quot;&quot;, &quot;suffix&quot;: &quot;&quot;, &quot;parse-names&quot;: false, &quot;given&quot;: &quot;Mervyn&quot;}], &quot;PMID&quot;: &quot;29500026&quot;, &quot;title&quot;: &quot;Critical Care Health Informatics Collaborative (CCHIC): Data, tools and methods for reproducible research: A multi-centre UK intensive care database&quot;, &quot;type&quot;: &quot;article-journal&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page&quot;: &quot;82-89&quot;, &quot;DOI&quot;: &quot;10.1016/j.ijmedinf.2018.01.006&quot;, &quot;volume&quot;: &quot;112&quot;, &quot;container-title&quot;: &quot;International Journal of Medical Informatics&quot;, &quot;ISSN&quot;: &quot;13865056&quot;}}], &quot;schema&quot;: &quot;https://github.com/citation-style-language/schema/raw/master/csl-citation.json&quot;, &quot;properties&quot;: {&quot;noteIndex&quot;: 0}} RNDoVTcXnXdbz"/><text:span text:style-name="T6">. </text:span><text:span text:style-name="T116">Our results demonstrate the feasibility of using combined datasets in this way to derive clinical insight, and could be developed by the application of transfer learning approaches</text:span><text:reference-mark-start text:name="ADDIN CSL_CITATION {&quot;mendeley&quot;: {&quot;plainTextFormattedCitation&quot;: &quot;[22]&quot;, &quot;formattedCitation&quot;: &quot;[22]&quot;, &quot;previouslyFormattedCitation&quot;: &quot;[22]&quot;}, &quot;citationItems&quot;: [{&quot;uris&quot;: [&quot;http://www.mendeley.com/documents/?uuid=5bfbf016-2882-3fbb-983d-b55b9b869e28&quot;], &quot;id&quot;: &quot;ITEM-1&quot;, &quot;itemData&quot;: {&quot;author&quot;: [{&quot;family&quot;: &quot;Pan&quot;, &quot;non-dropping-particle&quot;: &quot;&quot;, &quot;dropping-particle&quot;: &quot;&quot;, &quot;suffix&quot;: &quot;&quot;, &quot;parse-names&quot;: false, &quot;given&quot;: &quot;Sinno Jialin&quot;}, {&quot;family&quot;: &quot;Yang&quot;, &quot;non-dropping-particle&quot;: &quot;&quot;, &quot;dropping-particle&quot;: &quot;&quot;, &quot;suffix&quot;: &quot;&quot;, &quot;parse-names&quot;: false, &quot;given&quot;: &quot;Qiang&quot;}], &quot;type&quot;: &quot;article-journal&quot;, &quot;id&quot;: &quot;ITEM-1&quot;, &quot;page&quot;: &quot;1345-1359&quot;, &quot;issue&quot;: &quot;10&quot;, &quot;issued&quot;: {&quot;date-parts&quot;: [[&quot;2010&quot;, &quot;10&quot;]]}, &quot;DOI&quot;: &quot;10.1109/TKDE.2009.191&quot;, &quot;volume&quot;: &quot;22&quot;, &quot;container-title&quot;: &quot;IEEE Transactions on Knowledge and Data Engineering&quot;, &quot;title&quot;: &quot;A Survey on Transfer Learning&quot;, &quot;ISSN&quot;: &quot;1041-4347&quot;}}], &quot;schema&quot;: &quot;https://github.com/citation-style-language/schema/raw/master/csl-citation.json&quot;, &quot;properties&quot;: {&quot;noteIndex&quot;: 0}} RNDxAxZGHdnfP"/><text:span text:style-name="T7">[22]</text:span><text:reference-mark-end text:name="ADDIN CSL_CITATION {&quot;mendeley&quot;: {&quot;plainTextFormattedCitation&quot;: &quot;[22]&quot;, &quot;formattedCitation&quot;: &quot;[22]&quot;, &quot;previouslyFormattedCitation&quot;: &quot;[22]&quot;}, &quot;citationItems&quot;: [{&quot;uris&quot;: [&quot;http://www.mendeley.com/documents/?uuid=5bfbf016-2882-3fbb-983d-b55b9b869e28&quot;], &quot;id&quot;: &quot;ITEM-1&quot;, &quot;itemData&quot;: {&quot;author&quot;: [{&quot;family&quot;: &quot;Pan&quot;, &quot;non-dropping-particle&quot;: &quot;&quot;, &quot;dropping-particle&quot;: &quot;&quot;, &quot;suffix&quot;: &quot;&quot;, &quot;parse-names&quot;: false, &quot;given&quot;: &quot;Sinno Jialin&quot;}, {&quot;family&quot;: &quot;Yang&quot;, &quot;non-dropping-particle&quot;: &quot;&quot;, &quot;dropping-particle&quot;: &quot;&quot;, &quot;suffix&quot;: &quot;&quot;, &quot;parse-names&quot;: false, &quot;given&quot;: &quot;Qiang&quot;}], &quot;type&quot;: &quot;article-journal&quot;, &quot;id&quot;: &quot;ITEM-1&quot;, &quot;page&quot;: &quot;1345-1359&quot;, &quot;issue&quot;: &quot;10&quot;, &quot;issued&quot;: {&quot;date-parts&quot;: [[&quot;2010&quot;, &quot;10&quot;]]}, &quot;DOI&quot;: &quot;10.1109/TKDE.2009.191&quot;, &quot;volume&quot;: &quot;22&quot;, &quot;container-title&quot;: &quot;IEEE Transactions on Knowledge and Data Engineering&quot;, &quot;title&quot;: &quot;A Survey on Transfer Learning&quot;, &quot;ISSN&quot;: &quot;1041-4347&quot;}}], &quot;schema&quot;: &quot;https://github.com/citation-style-language/schema/raw/master/csl-citation.json&quot;, &quot;properties&quot;: {&quot;noteIndex&quot;: 0}} RNDxAxZGHdnfP"/><text:span text:style-name="T116">⁠ to characterise systematic differences between data distributions. </text:span></text:p>
      <text:p text:style-name="P29"/>
      <text:p text:style-name="P29"><text:span text:style-name="T126">The features identified as important by the classifiers we</text:span>re clinically meaningful. Clinicians will recognise that coma score, respiratory function and renal function are <text:span text:style-name="T126">strongly</text:span> <text:span text:style-name="T126">related to </text:span>successful ICU discharge. It is perhaps surprising that cardiovascular parameters were not ranked <text:span text:style-name="T127">higher</text:span>. We propose two possible mechanisms to account for this apparent discrepancy. Firstly, it may be a consequence <text:span text:style-name="T127">of </text:span>patient heterogeneity on the general intensive care unit<text:reference-mark-start text:name="ADDIN CSL_CITATION {&quot;mendeley&quot;: {&quot;plainTextFormattedCitation&quot;: &quot;[23]&quot;, &quot;formattedCitation&quot;: &quot;[23]&quot;, &quot;previouslyFormattedCitation&quot;: &quot;[23]&quot;}, &quot;citationItems&quot;: [{&quot;uris&quot;: [&quot;http://www.mendeley.com/documents/?uuid=dd25af75-82ef-349c-b4e0-e2777e6ed309&quot;], &quot;id&quot;: &quot;ITEM-1&quot;, &quot;itemData&quot;: {&quot;issued&quot;: {&quot;date-parts&quot;: [[&quot;2017&quot;, &quot;10&quot;]]}, &quot;id&quot;: &quot;ITEM-1&quot;, &quot;issue&quot;: &quot;10&quot;, &quot;author&quot;: [{&quot;family&quot;: &quot;Vranas&quot;, &quot;non-dropping-particle&quot;: &quot;&quot;, &quot;dropping-particle&quot;: &quot;&quot;, &quot;suffix&quot;: &quot;&quot;, &quot;parse-names&quot;: false, &quot;given&quot;: &quot;Kelly C.&quot;}, {&quot;family&quot;: &quot;Jopling&quot;, &quot;non-dropping-particle&quot;: &quot;&quot;, &quot;dropping-particle&quot;: &quot;&quot;, &quot;suffix&quot;: &quot;&quot;, &quot;parse-names&quot;: false, &quot;given&quot;: &quot;Jeffrey K.&quot;}, {&quot;family&quot;: &quot;Sweeney&quot;, &quot;non-dropping-particle&quot;: &quot;&quot;, &quot;dropping-particle&quot;: &quot;&quot;, &quot;suffix&quot;: &quot;&quot;, &quot;parse-names&quot;: false, &quot;given&quot;: &quot;Timothy E.&quot;}, {&quot;family&quot;: &quot;Ramsey&quot;, &quot;non-dropping-particle&quot;: &quot;&quot;, &quot;dropping-particle&quot;: &quot;&quot;, &quot;suffix&quot;: &quot;&quot;, &quot;parse-names&quot;: false, &quot;given&quot;: &quot;Meghan C.&quot;}, {&quot;family&quot;: &quot;Milstein&quot;, &quot;non-dropping-particle&quot;: &quot;&quot;, &quot;dropping-particle&quot;: &quot;&quot;, &quot;suffix&quot;: &quot;&quot;, &quot;parse-names&quot;: false, &quot;given&quot;: &quot;Arnold S.&quot;}, {&quot;family&quot;: &quot;Slatore&quot;, &quot;non-dropping-particle&quot;: &quot;&quot;, &quot;dropping-particle&quot;: &quot;&quot;, &quot;suffix&quot;: &quot;&quot;, &quot;parse-names&quot;: false, &quot;given&quot;: &quot;Christopher G.&quot;}, {&quot;family&quot;: &quot;Escobar&quot;, &quot;non-dropping-particle&quot;: &quot;&quot;, &quot;dropping-particle&quot;: &quot;&quot;, &quot;suffix&quot;: &quot;&quot;, &quot;parse-names&quot;: false, &quot;given&quot;: &quot;Gabriel J.&quot;}, {&quot;family&quot;: &quot;Liu&quot;, &quot;non-dropping-particle&quot;: &quot;&quot;, &quot;dropping-particle&quot;: &quot;&quot;, &quot;suffix&quot;: &quot;&quot;, &quot;parse-names&quot;: false, &quot;given&quot;: &quot;Vincent X.&quot;}], &quot;PMID&quot;: &quot;28640021&quot;, &quot;title&quot;: &quot;Identifying Distinct Subgroups of ICU Patients&quot;, &quot;type&quot;: &quot;article-journal&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page&quot;: &quot;1607-1615&quot;, &quot;DOI&quot;: &quot;10.1097/CCM.0000000000002548&quot;, &quot;volume&quot;: &quot;45&quot;, &quot;container-title&quot;: &quot;Critical Care Medicine&quot;, &quot;ISSN&quot;: &quot;0090-3493&quot;}}], &quot;schema&quot;: &quot;https://github.com/citation-style-language/schema/raw/master/csl-citation.json&quot;, &quot;properties&quot;: {&quot;noteIndex&quot;: 0}} RNDhFw6WgqGsb"/><text:span text:style-name="T1">[23]</text:span><text:reference-mark-end text:name="ADDIN CSL_CITATION {&quot;mendeley&quot;: {&quot;plainTextFormattedCitation&quot;: &quot;[23]&quot;, &quot;formattedCitation&quot;: &quot;[23]&quot;, &quot;previouslyFormattedCitation&quot;: &quot;[23]&quot;}, &quot;citationItems&quot;: [{&quot;uris&quot;: [&quot;http://www.mendeley.com/documents/?uuid=dd25af75-82ef-349c-b4e0-e2777e6ed309&quot;], &quot;id&quot;: &quot;ITEM-1&quot;, &quot;itemData&quot;: {&quot;issued&quot;: {&quot;date-parts&quot;: [[&quot;2017&quot;, &quot;10&quot;]]}, &quot;id&quot;: &quot;ITEM-1&quot;, &quot;issue&quot;: &quot;10&quot;, &quot;author&quot;: [{&quot;family&quot;: &quot;Vranas&quot;, &quot;non-dropping-particle&quot;: &quot;&quot;, &quot;dropping-particle&quot;: &quot;&quot;, &quot;suffix&quot;: &quot;&quot;, &quot;parse-names&quot;: false, &quot;given&quot;: &quot;Kelly C.&quot;}, {&quot;family&quot;: &quot;Jopling&quot;, &quot;non-dropping-particle&quot;: &quot;&quot;, &quot;dropping-particle&quot;: &quot;&quot;, &quot;suffix&quot;: &quot;&quot;, &quot;parse-names&quot;: false, &quot;given&quot;: &quot;Jeffrey K.&quot;}, {&quot;family&quot;: &quot;Sweeney&quot;, &quot;non-dropping-particle&quot;: &quot;&quot;, &quot;dropping-particle&quot;: &quot;&quot;, &quot;suffix&quot;: &quot;&quot;, &quot;parse-names&quot;: false, &quot;given&quot;: &quot;Timothy E.&quot;}, {&quot;family&quot;: &quot;Ramsey&quot;, &quot;non-dropping-particle&quot;: &quot;&quot;, &quot;dropping-particle&quot;: &quot;&quot;, &quot;suffix&quot;: &quot;&quot;, &quot;parse-names&quot;: false, &quot;given&quot;: &quot;Meghan C.&quot;}, {&quot;family&quot;: &quot;Milstein&quot;, &quot;non-dropping-particle&quot;: &quot;&quot;, &quot;dropping-particle&quot;: &quot;&quot;, &quot;suffix&quot;: &quot;&quot;, &quot;parse-names&quot;: false, &quot;given&quot;: &quot;Arnold S.&quot;}, {&quot;family&quot;: &quot;Slatore&quot;, &quot;non-dropping-particle&quot;: &quot;&quot;, &quot;dropping-particle&quot;: &quot;&quot;, &quot;suffix&quot;: &quot;&quot;, &quot;parse-names&quot;: false, &quot;given&quot;: &quot;Christopher G.&quot;}, {&quot;family&quot;: &quot;Escobar&quot;, &quot;non-dropping-particle&quot;: &quot;&quot;, &quot;dropping-particle&quot;: &quot;&quot;, &quot;suffix&quot;: &quot;&quot;, &quot;parse-names&quot;: false, &quot;given&quot;: &quot;Gabriel J.&quot;}, {&quot;family&quot;: &quot;Liu&quot;, &quot;non-dropping-particle&quot;: &quot;&quot;, &quot;dropping-particle&quot;: &quot;&quot;, &quot;suffix&quot;: &quot;&quot;, &quot;parse-names&quot;: false, &quot;given&quot;: &quot;Vincent X.&quot;}], &quot;PMID&quot;: &quot;28640021&quot;, &quot;title&quot;: &quot;Identifying Distinct Subgroups of ICU Patients&quot;, &quot;type&quot;: &quot;article-journal&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page&quot;: &quot;1607-1615&quot;, &quot;DOI&quot;: &quot;10.1097/CCM.0000000000002548&quot;, &quot;volume&quot;: &quot;45&quot;, &quot;container-title&quot;: &quot;Critical Care Medicine&quot;, &quot;ISSN&quot;: &quot;0090-3493&quot;}}], &quot;schema&quot;: &quot;https://github.com/citation-style-language/schema/raw/master/csl-citation.json&quot;, &quot;properties&quot;: {&quot;noteIndex&quot;: 0}} RNDhFw6WgqGsb"/>⁠. For example, cardiovascular parameters may be highly predictive for cardiac patients yet much of this predictive <text:span text:style-name="T127">power</text:span> is lost in our attempt to fit a general model for the whole ICU population. Secondly, it may be a <text:span text:style-name="T132">due</text:span> <text:span text:style-name="T132">to</text:span> our simplistic choice of features, which use the absolute value<text:span text:style-name="T130">s</text:span> of physiological parameters. For some parameters we suggest that other features such as the trend, variance, or change since time of admission may be more predictive. For example, improvement in blood pressure may be more informative than absolute blood pressure. </text:p>
      <text:p text:style-name="P29"/>
      <text:p text:style-name="P29">Our feature set was chosen to be directly analogous with those used by Knight’s criteria, to allow a direct comparison in performance. This feature set is somewhat restrictive, having been originally designed to be manually recorded by nurses using paper charts. The rich wealth of data held in electronic charting systems could be <text:span text:style-name="T127">better </text:span>exploited by including more physiological parameters, and engineering more predictive features. In particular our modelling did not make use of demographic information, diagnoses, comorbidities or interventions. The later is of particular importance since many of patient’s physiological parameters are controlled by clinical intervention during their stay in ICU. For example, a patient on vassopressors may have close to normal blood pressure despite suffering form server cardiovascular complications. Therefore, conditioning features on medical interventions <text:span text:style-name="T128">re</text:span>presents one avenue to significantly boost performance. Methods to account for patient heterogeneity and individual disease trajectories would also be worth investigating<text:reference-mark-start text:name="ADDIN CSL_CITATION {&quot;mendeley&quot;: {&quot;plainTextFormattedCitation&quot;: &quot;[23,24]&quot;, &quot;formattedCitation&quot;: &quot;[23,24]&quot;, &quot;previouslyFormattedCitation&quot;: &quot;[23,24]&quot;}, &quot;citationItems&quot;: [{&quot;uris&quot;: [&quot;http://www.mendeley.com/documents/?uuid=dd25af75-82ef-349c-b4e0-e2777e6ed309&quot;], &quot;id&quot;: &quot;ITEM-1&quot;, &quot;itemData&quot;: {&quot;issued&quot;: {&quot;date-parts&quot;: [[&quot;2017&quot;, &quot;10&quot;]]}, &quot;id&quot;: &quot;ITEM-1&quot;, &quot;issue&quot;: &quot;10&quot;, &quot;author&quot;: [{&quot;family&quot;: &quot;Vranas&quot;, &quot;non-dropping-particle&quot;: &quot;&quot;, &quot;dropping-particle&quot;: &quot;&quot;, &quot;suffix&quot;: &quot;&quot;, &quot;parse-names&quot;: false, &quot;given&quot;: &quot;Kelly C.&quot;}, {&quot;family&quot;: &quot;Jopling&quot;, &quot;non-dropping-particle&quot;: &quot;&quot;, &quot;dropping-particle&quot;: &quot;&quot;, &quot;suffix&quot;: &quot;&quot;, &quot;parse-names&quot;: false, &quot;given&quot;: &quot;Jeffrey K.&quot;}, {&quot;family&quot;: &quot;Sweeney&quot;, &quot;non-dropping-particle&quot;: &quot;&quot;, &quot;dropping-particle&quot;: &quot;&quot;, &quot;suffix&quot;: &quot;&quot;, &quot;parse-names&quot;: false, &quot;given&quot;: &quot;Timothy E.&quot;}, {&quot;family&quot;: &quot;Ramsey&quot;, &quot;non-dropping-particle&quot;: &quot;&quot;, &quot;dropping-particle&quot;: &quot;&quot;, &quot;suffix&quot;: &quot;&quot;, &quot;parse-names&quot;: false, &quot;given&quot;: &quot;Meghan C.&quot;}, {&quot;family&quot;: &quot;Milstein&quot;, &quot;non-dropping-particle&quot;: &quot;&quot;, &quot;dropping-particle&quot;: &quot;&quot;, &quot;suffix&quot;: &quot;&quot;, &quot;parse-names&quot;: false, &quot;given&quot;: &quot;Arnold S.&quot;}, {&quot;family&quot;: &quot;Slatore&quot;, &quot;non-dropping-particle&quot;: &quot;&quot;, &quot;dropping-particle&quot;: &quot;&quot;, &quot;suffix&quot;: &quot;&quot;, &quot;parse-names&quot;: false, &quot;given&quot;: &quot;Christopher G.&quot;}, {&quot;family&quot;: &quot;Escobar&quot;, &quot;non-dropping-particle&quot;: &quot;&quot;, &quot;dropping-particle&quot;: &quot;&quot;, &quot;suffix&quot;: &quot;&quot;, &quot;parse-names&quot;: false, &quot;given&quot;: &quot;Gabriel J.&quot;}, {&quot;family&quot;: &quot;Liu&quot;, &quot;non-dropping-particle&quot;: &quot;&quot;, &quot;dropping-particle&quot;: &quot;&quot;, &quot;suffix&quot;: &quot;&quot;, &quot;parse-names&quot;: false, &quot;given&quot;: &quot;Vincent X.&quot;}], &quot;PMID&quot;: &quot;28640021&quot;, &quot;title&quot;: &quot;Identifying Distinct Subgroups of ICU Patients&quot;, &quot;type&quot;: &quot;article-journal&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page&quot;: &quot;1607-1615&quot;, &quot;DOI&quot;: &quot;10.1097/CCM.0000000000002548&quot;, &quot;volume&quot;: &quot;45&quot;, &quot;container-title&quot;: &quot;Critical Care Medicine&quot;, &quot;ISSN&quot;: &quot;0090-3493&quot;}}, {&quot;uris&quot;: [&quot;http://www.mendeley.com/documents/?uuid=5e5ad54d-c1a5-3f83-9e9a-2ce8f24ce26c&quot;], &quot;id&quot;: &quot;ITEM-2&quot;, &quot;itemData&quot;: {&quot;issued&quot;: {&quot;date-parts&quot;: [[&quot;2016&quot;, &quot;5&quot;, &quot;3&quot;]]}, &quot;type&quot;: &quot;article-journal&quot;, &quot;id&quot;: &quot;ITEM-2&quot;, &quot;abstract&quot;: &quot;We develop a personalized real time risk scoring algorithm that provides timely and granular assessments for the clinical acuity of ward patients based on their (temporal) lab tests and vital signs. Heterogeneity of the patients population is captured via a hierarchical latent class model. The proposed algorithm aims to discover the number of latent classes in the patients population, and train a mixture of Gaussian Process (GP) experts, where each expert models the physiological data streams associated with a specific class. Self-taught transfer learning is used to transfer the knowledge of latent classes learned from the domain of clinically stable patients to the domain of clinically deteriorating patients. For new patients, the posterior beliefs of all GP experts about the patient's clinical status given her physiological data stream are computed, and a personalized risk score is evaluated as a weighted average of those beliefs, where the weights are learned from the patient's hospital admission information. Experiments on a heterogeneous cohort of 6,313 patients admitted to Ronald Regan UCLA medical center show that our risk score outperforms the currently deployed risk scores, such as MEWS and Rothman scores.&quot;, &quot;author&quot;: [{&quot;family&quot;: &quot;Alaa&quot;, &quot;non-dropping-particle&quot;: &quot;&quot;, &quot;dropping-particle&quot;: &quot;&quot;, &quot;suffix&quot;: &quot;&quot;, &quot;parse-names&quot;: false, &quot;given&quot;: &quot;Ahmed M.&quot;}, {&quot;family&quot;: &quot;Yoon&quot;, &quot;non-dropping-particle&quot;: &quot;&quot;, &quot;dropping-particle&quot;: &quot;&quot;, &quot;suffix&quot;: &quot;&quot;, &quot;parse-names&quot;: false, &quot;given&quot;: &quot;Jinsung&quot;}, {&quot;family&quot;: &quot;Hu&quot;, &quot;non-dropping-particle&quot;: &quot;&quot;, &quot;dropping-particle&quot;: &quot;&quot;, &quot;suffix&quot;: &quot;&quot;, &quot;parse-names&quot;: false, &quot;given&quot;: &quot;Scott&quot;}, {&quot;family&quot;: &quot;Schaar&quot;, &quot;non-dropping-particle&quot;: &quot;van der&quot;, &quot;dropping-particle&quot;: &quot;&quot;, &quot;suffix&quot;: &quot;&quot;, &quot;parse-names&quot;: false, &quot;given&quot;: &quot;Mihaela&quot;}], &quot;title&quot;: &quot;Personalized Risk Scoring for Critical Care Patients using Mixtures of Gaussian Process Experts&quot;}}], &quot;schema&quot;: &quot;https://github.com/citation-style-language/schema/raw/master/csl-citation.json&quot;, &quot;properties&quot;: {&quot;noteIndex&quot;: 0}} RNDlvAjgkMTDo"/>[23,24]<text:reference-mark-end text:name="ADDIN CSL_CITATION {&quot;mendeley&quot;: {&quot;plainTextFormattedCitation&quot;: &quot;[23,24]&quot;, &quot;formattedCitation&quot;: &quot;[23,24]&quot;, &quot;previouslyFormattedCitation&quot;: &quot;[23,24]&quot;}, &quot;citationItems&quot;: [{&quot;uris&quot;: [&quot;http://www.mendeley.com/documents/?uuid=dd25af75-82ef-349c-b4e0-e2777e6ed309&quot;], &quot;id&quot;: &quot;ITEM-1&quot;, &quot;itemData&quot;: {&quot;issued&quot;: {&quot;date-parts&quot;: [[&quot;2017&quot;, &quot;10&quot;]]}, &quot;id&quot;: &quot;ITEM-1&quot;, &quot;issue&quot;: &quot;10&quot;, &quot;author&quot;: [{&quot;family&quot;: &quot;Vranas&quot;, &quot;non-dropping-particle&quot;: &quot;&quot;, &quot;dropping-particle&quot;: &quot;&quot;, &quot;suffix&quot;: &quot;&quot;, &quot;parse-names&quot;: false, &quot;given&quot;: &quot;Kelly C.&quot;}, {&quot;family&quot;: &quot;Jopling&quot;, &quot;non-dropping-particle&quot;: &quot;&quot;, &quot;dropping-particle&quot;: &quot;&quot;, &quot;suffix&quot;: &quot;&quot;, &quot;parse-names&quot;: false, &quot;given&quot;: &quot;Jeffrey K.&quot;}, {&quot;family&quot;: &quot;Sweeney&quot;, &quot;non-dropping-particle&quot;: &quot;&quot;, &quot;dropping-particle&quot;: &quot;&quot;, &quot;suffix&quot;: &quot;&quot;, &quot;parse-names&quot;: false, &quot;given&quot;: &quot;Timothy E.&quot;}, {&quot;family&quot;: &quot;Ramsey&quot;, &quot;non-dropping-particle&quot;: &quot;&quot;, &quot;dropping-particle&quot;: &quot;&quot;, &quot;suffix&quot;: &quot;&quot;, &quot;parse-names&quot;: false, &quot;given&quot;: &quot;Meghan C.&quot;}, {&quot;family&quot;: &quot;Milstein&quot;, &quot;non-dropping-particle&quot;: &quot;&quot;, &quot;dropping-particle&quot;: &quot;&quot;, &quot;suffix&quot;: &quot;&quot;, &quot;parse-names&quot;: false, &quot;given&quot;: &quot;Arnold S.&quot;}, {&quot;family&quot;: &quot;Slatore&quot;, &quot;non-dropping-particle&quot;: &quot;&quot;, &quot;dropping-particle&quot;: &quot;&quot;, &quot;suffix&quot;: &quot;&quot;, &quot;parse-names&quot;: false, &quot;given&quot;: &quot;Christopher G.&quot;}, {&quot;family&quot;: &quot;Escobar&quot;, &quot;non-dropping-particle&quot;: &quot;&quot;, &quot;dropping-particle&quot;: &quot;&quot;, &quot;suffix&quot;: &quot;&quot;, &quot;parse-names&quot;: false, &quot;given&quot;: &quot;Gabriel J.&quot;}, {&quot;family&quot;: &quot;Liu&quot;, &quot;non-dropping-particle&quot;: &quot;&quot;, &quot;dropping-particle&quot;: &quot;&quot;, &quot;suffix&quot;: &quot;&quot;, &quot;parse-names&quot;: false, &quot;given&quot;: &quot;Vincent X.&quot;}], &quot;PMID&quot;: &quot;28640021&quot;, &quot;title&quot;: &quot;Identifying Distinct Subgroups of ICU Patients&quot;, &quot;type&quot;: &quot;article-journal&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page&quot;: &quot;1607-1615&quot;, &quot;DOI&quot;: &quot;10.1097/CCM.0000000000002548&quot;, &quot;volume&quot;: &quot;45&quot;, &quot;container-title&quot;: &quot;Critical Care Medicine&quot;, &quot;ISSN&quot;: &quot;0090-3493&quot;}}, {&quot;uris&quot;: [&quot;http://www.mendeley.com/documents/?uuid=5e5ad54d-c1a5-3f83-9e9a-2ce8f24ce26c&quot;], &quot;id&quot;: &quot;ITEM-2&quot;, &quot;itemData&quot;: {&quot;issued&quot;: {&quot;date-parts&quot;: [[&quot;2016&quot;, &quot;5&quot;, &quot;3&quot;]]}, &quot;type&quot;: &quot;article-journal&quot;, &quot;id&quot;: &quot;ITEM-2&quot;, &quot;abstract&quot;: &quot;We develop a personalized real time risk scoring algorithm that provides timely and granular assessments for the clinical acuity of ward patients based on their (temporal) lab tests and vital signs. Heterogeneity of the patients population is captured via a hierarchical latent class model. The proposed algorithm aims to discover the number of latent classes in the patients population, and train a mixture of Gaussian Process (GP) experts, where each expert models the physiological data streams associated with a specific class. Self-taught transfer learning is used to transfer the knowledge of latent classes learned from the domain of clinically stable patients to the domain of clinically deteriorating patients. For new patients, the posterior beliefs of all GP experts about the patient's clinical status given her physiological data stream are computed, and a personalized risk score is evaluated as a weighted average of those beliefs, where the weights are learned from the patient's hospital admission information. Experiments on a heterogeneous cohort of 6,313 patients admitted to Ronald Regan UCLA medical center show that our risk score outperforms the currently deployed risk scores, such as MEWS and Rothman scores.&quot;, &quot;author&quot;: [{&quot;family&quot;: &quot;Alaa&quot;, &quot;non-dropping-particle&quot;: &quot;&quot;, &quot;dropping-particle&quot;: &quot;&quot;, &quot;suffix&quot;: &quot;&quot;, &quot;parse-names&quot;: false, &quot;given&quot;: &quot;Ahmed M.&quot;}, {&quot;family&quot;: &quot;Yoon&quot;, &quot;non-dropping-particle&quot;: &quot;&quot;, &quot;dropping-particle&quot;: &quot;&quot;, &quot;suffix&quot;: &quot;&quot;, &quot;parse-names&quot;: false, &quot;given&quot;: &quot;Jinsung&quot;}, {&quot;family&quot;: &quot;Hu&quot;, &quot;non-dropping-particle&quot;: &quot;&quot;, &quot;dropping-particle&quot;: &quot;&quot;, &quot;suffix&quot;: &quot;&quot;, &quot;parse-names&quot;: false, &quot;given&quot;: &quot;Scott&quot;}, {&quot;family&quot;: &quot;Schaar&quot;, &quot;non-dropping-particle&quot;: &quot;van der&quot;, &quot;dropping-particle&quot;: &quot;&quot;, &quot;suffix&quot;: &quot;&quot;, &quot;parse-names&quot;: false, &quot;given&quot;: &quot;Mihaela&quot;}], &quot;title&quot;: &quot;Personalized Risk Scoring for Critical Care Patients using Mixtures of Gaussian Process Experts&quot;}}], &quot;schema&quot;: &quot;https://github.com/citation-style-language/schema/raw/master/csl-citation.json&quot;, &quot;properties&quot;: {&quot;noteIndex&quot;: 0}} RNDlvAjgkMTDo"/><text:span text:style-name="T1">⁠</text:span>⁠. Although the inclusion of entries with missing data did not qualitatively alter <text:span text:style-name="T133">the results of </text:span>our <text:span text:style-name="T133">complete case analysis</text:span>, the development of a robust <text:span text:style-name="T134">imputation </text:span>strategy <text:soft-page-break/><text:span text:style-name="T134">would</text:span> improve performance by making best use of the available training data <text:span text:style-name="T133">and exploiting the value in missingness</text:span><text:reference-mark-start text:name="ADDIN CSL_CITATION {&quot;mendeley&quot;: {&quot;plainTextFormattedCitation&quot;: &quot;[25]&quot;, &quot;formattedCitation&quot;: &quot;[25]&quot;, &quot;previouslyFormattedCitation&quot;: &quot;[25]&quot;}, &quot;citationItems&quot;: [{&quot;uris&quot;: [&quot;http://www.mendeley.com/documents/?uuid=3b799118-8162-3f09-ab1e-0314ce1dc478&quot;], &quot;id&quot;: &quot;ITEM-1&quot;, &quot;itemData&quot;: {&quot;issued&quot;: {&quot;date-parts&quot;: [[&quot;2008&quot;, &quot;2&quot;, &quot;1&quot;]]}, &quot;id&quot;: &quot;ITEM-1&quot;, &quot;publisher&quot;: &quot;Academic Press&quot;, &quot;issue&quot;: &quot;1&quot;, &quot;author&quot;: [{&quot;family&quot;: &quot;Lin&quot;, &quot;non-dropping-particle&quot;: &quot;&quot;, &quot;dropping-particle&quot;: &quot;&quot;, &quot;suffix&quot;: &quot;&quot;, &quot;parse-names&quot;: false, &quot;given&quot;: &quot;Jau-Huei&quot;}, {&quot;family&quot;: &quot;Haug&quot;, &quot;non-dropping-particle&quot;: &quot;&quot;, &quot;dropping-particle&quot;: &quot;&quot;, &quot;suffix&quot;: &quot;&quot;, &quot;parse-names&quot;: false, &quot;given&quot;: &quot;Peter J.&quot;}], &quot;title&quot;: &quot;Exploiting missing clinical data in Bayesian network modeling for predicting medical problems&quot;, &quot;type&quot;: &quot;article-journal&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page&quot;: &quot;1-14&quot;, &quot;DOI&quot;: &quot;10.1016/J.JBI.2007.06.001&quot;, &quot;volume&quot;: &quot;41&quot;, &quot;container-title&quot;: &quot;Journal of Biomedical Informatics&quot;, &quot;ISSN&quot;: &quot;1532-0464&quot;}}], &quot;schema&quot;: &quot;https://github.com/citation-style-language/schema/raw/master/csl-citation.json&quot;, &quot;properties&quot;: {&quot;noteIndex&quot;: 0}} RNDuZFlDt1Smm"/><text:span text:style-name="T8">[25]</text:span><text:reference-mark-end text:name="ADDIN CSL_CITATION {&quot;mendeley&quot;: {&quot;plainTextFormattedCitation&quot;: &quot;[25]&quot;, &quot;formattedCitation&quot;: &quot;[25]&quot;, &quot;previouslyFormattedCitation&quot;: &quot;[25]&quot;}, &quot;citationItems&quot;: [{&quot;uris&quot;: [&quot;http://www.mendeley.com/documents/?uuid=3b799118-8162-3f09-ab1e-0314ce1dc478&quot;], &quot;id&quot;: &quot;ITEM-1&quot;, &quot;itemData&quot;: {&quot;issued&quot;: {&quot;date-parts&quot;: [[&quot;2008&quot;, &quot;2&quot;, &quot;1&quot;]]}, &quot;id&quot;: &quot;ITEM-1&quot;, &quot;publisher&quot;: &quot;Academic Press&quot;, &quot;issue&quot;: &quot;1&quot;, &quot;author&quot;: [{&quot;family&quot;: &quot;Lin&quot;, &quot;non-dropping-particle&quot;: &quot;&quot;, &quot;dropping-particle&quot;: &quot;&quot;, &quot;suffix&quot;: &quot;&quot;, &quot;parse-names&quot;: false, &quot;given&quot;: &quot;Jau-Huei&quot;}, {&quot;family&quot;: &quot;Haug&quot;, &quot;non-dropping-particle&quot;: &quot;&quot;, &quot;dropping-particle&quot;: &quot;&quot;, &quot;suffix&quot;: &quot;&quot;, &quot;parse-names&quot;: false, &quot;given&quot;: &quot;Peter J.&quot;}], &quot;title&quot;: &quot;Exploiting missing clinical data in Bayesian network modeling for predicting medical problems&quot;, &quot;type&quot;: &quot;article-journal&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page&quot;: &quot;1-14&quot;, &quot;DOI&quot;: &quot;10.1016/J.JBI.2007.06.001&quot;, &quot;volume&quot;: &quot;41&quot;, &quot;container-title&quot;: &quot;Journal of Biomedical Informatics&quot;, &quot;ISSN&quot;: &quot;1532-0464&quot;}}], &quot;schema&quot;: &quot;https://github.com/citation-style-language/schema/raw/master/csl-citation.json&quot;, &quot;properties&quot;: {&quot;noteIndex&quot;: 0}} RNDuZFlDt1Smm"/><text:span text:style-name="T133">⁠</text:span>.</text:p>
      <text:p text:style-name="P28"/>
      <text:p text:style-name="P31">The machine learning approach produced small absolute performance gains over the original discharge criteria. However, the aggregate effect of such small improvements could be beneficial to many<text:reference-mark-start text:name="ADDIN CSL_CITATION {&quot;mendeley&quot;: {&quot;plainTextFormattedCitation&quot;: &quot;[26]&quot;, &quot;formattedCitation&quot;: &quot;[26]&quot;, &quot;previouslyFormattedCitation&quot;: &quot;[26]&quot;}, &quot;citationItems&quot;: [{&quot;uris&quot;: [&quot;http://www.mendeley.com/documents/?uuid=b838b1a0-2f64-3d6b-93ed-95b96eca3714&quot;], &quot;id&quot;: &quot;ITEM-1&quot;, &quot;itemData&quot;: {&quot;issued&quot;: {&quot;date-parts&quot;: [[&quot;2011&quot;, &quot;7&quot;, &quot;16&quot;]]}, &quot;id&quot;: &quot;ITEM-1&quot;, &quot;publisher&quot;: &quot; The Royal College of Surgeons of England &quot;, &quot;issue&quot;: &quot;7&quot;, &quot;author&quot;: [{&quot;family&quot;: &quot;Parker&quot;, &quot;non-dropping-particle&quot;: &quot;&quot;, &quot;dropping-particle&quot;: &quot;&quot;, &quot;suffix&quot;: &quot;&quot;, &quot;parse-names&quot;: false, &quot;given&quot;: &quot;Mike&quot;}], &quot;title&quot;: &quot;The Aggregation of Marginal Gains&quot;, &quot;type&quot;: &quot;article-journal&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page&quot;: &quot;236-237&quot;, &quot;DOI&quot;: &quot;10.1308/147363511X582239&quot;, &quot;volume&quot;: &quot;93&quot;, &quot;container-title&quot;: &quot;The Bulletin of the Royal College of Surgeons of England&quot;, &quot;ISSN&quot;: &quot;1473-6357&quot;}}], &quot;schema&quot;: &quot;https://github.com/citation-style-language/schema/raw/master/csl-citation.json&quot;, &quot;properties&quot;: {&quot;noteIndex&quot;: 0}} RNDlTcYrIsp6w"/><text:span text:style-name="T1">[26]</text:span><text:reference-mark-end text:name="ADDIN CSL_CITATION {&quot;mendeley&quot;: {&quot;plainTextFormattedCitation&quot;: &quot;[26]&quot;, &quot;formattedCitation&quot;: &quot;[26]&quot;, &quot;previouslyFormattedCitation&quot;: &quot;[26]&quot;}, &quot;citationItems&quot;: [{&quot;uris&quot;: [&quot;http://www.mendeley.com/documents/?uuid=b838b1a0-2f64-3d6b-93ed-95b96eca3714&quot;], &quot;id&quot;: &quot;ITEM-1&quot;, &quot;itemData&quot;: {&quot;issued&quot;: {&quot;date-parts&quot;: [[&quot;2011&quot;, &quot;7&quot;, &quot;16&quot;]]}, &quot;id&quot;: &quot;ITEM-1&quot;, &quot;publisher&quot;: &quot; The Royal College of Surgeons of England &quot;, &quot;issue&quot;: &quot;7&quot;, &quot;author&quot;: [{&quot;family&quot;: &quot;Parker&quot;, &quot;non-dropping-particle&quot;: &quot;&quot;, &quot;dropping-particle&quot;: &quot;&quot;, &quot;suffix&quot;: &quot;&quot;, &quot;parse-names&quot;: false, &quot;given&quot;: &quot;Mike&quot;}], &quot;title&quot;: &quot;The Aggregation of Marginal Gains&quot;, &quot;type&quot;: &quot;article-journal&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page&quot;: &quot;236-237&quot;, &quot;DOI&quot;: &quot;10.1308/147363511X582239&quot;, &quot;volume&quot;: &quot;93&quot;, &quot;container-title&quot;: &quot;The Bulletin of the Royal College of Surgeons of England&quot;, &quot;ISSN&quot;: &quot;1473-6357&quot;}}], &quot;schema&quot;: &quot;https://github.com/citation-style-language/schema/raw/master/csl-citation.json&quot;, &quot;properties&quot;: {&quot;noteIndex&quot;: 0}} RNDlTcYrIsp6w"/>⁠. Therefore we suggest that a future decision support tool embedded within a CIS should use machine learning techniques to alert clinicians when patients appear fit for discharge. The increasing worldwide adoption of information systems in intensive care would make such a system widely applicable in years to come<text:reference-mark-start text:name="ADDIN CSL_CITATION {&quot;mendeley&quot;: {&quot;plainTextFormattedCitation&quot;: &quot;[27]&quot;, &quot;formattedCitation&quot;: &quot;[27]&quot;, &quot;previouslyFormattedCitation&quot;: &quot;[27]&quot;}, &quot;citationItems&quot;: [{&quot;uris&quot;: [&quot;http://www.mendeley.com/documents/?uuid=26cd55b2-ff79-39d9-b945-7ff39866c5fa&quot;], &quot;id&quot;: &quot;ITEM-1&quot;, &quot;itemData&quot;: {&quot;issued&quot;: {&quot;date-parts&quot;: [[&quot;2009&quot;, &quot;7&quot;]]}, &quot;id&quot;: &quot;ITEM-1&quot;, &quot;issue&quot;: &quot;7&quot;, &quot;author&quot;: [{&quot;family&quot;: &quot;Mador&quot;, &quot;non-dropping-particle&quot;: &quot;&quot;, &quot;dropping-particle&quot;: &quot;&quot;, &quot;suffix&quot;: &quot;&quot;, &quot;parse-names&quot;: false, &quot;given&quot;: &quot;Rebecca L.&quot;}, {&quot;family&quot;: &quot;Shaw&quot;, &quot;non-dropping-particle&quot;: &quot;&quot;, &quot;dropping-particle&quot;: &quot;&quot;, &quot;suffix&quot;: &quot;&quot;, &quot;parse-names&quot;: false, &quot;given&quot;: &quot;Nicola T.&quot;}], &quot;PMID&quot;: &quot;19261544&quot;, &quot;title&quot;: &quot;The impact of a Critical Care Information System (CCIS) on time spent charting and in direct patient care by staff in the ICU: A review of the literature&quot;, &quot;type&quot;: &quot;article-journal&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page&quot;: &quot;435-445&quot;, &quot;DOI&quot;: &quot;10.1016/j.ijmedinf.2009.01.002&quot;, &quot;volume&quot;: &quot;78&quot;, &quot;container-title&quot;: &quot;International Journal of Medical Informatics&quot;, &quot;ISSN&quot;: &quot;13865056&quot;}}], &quot;schema&quot;: &quot;https://github.com/citation-style-language/schema/raw/master/csl-citation.json&quot;, &quot;properties&quot;: {&quot;noteIndex&quot;: 0}} RNDhCAXhYcdXr"/><text:span text:style-name="T1">[27]</text:span><text:reference-mark-end text:name="ADDIN CSL_CITATION {&quot;mendeley&quot;: {&quot;plainTextFormattedCitation&quot;: &quot;[27]&quot;, &quot;formattedCitation&quot;: &quot;[27]&quot;, &quot;previouslyFormattedCitation&quot;: &quot;[27]&quot;}, &quot;citationItems&quot;: [{&quot;uris&quot;: [&quot;http://www.mendeley.com/documents/?uuid=26cd55b2-ff79-39d9-b945-7ff39866c5fa&quot;], &quot;id&quot;: &quot;ITEM-1&quot;, &quot;itemData&quot;: {&quot;issued&quot;: {&quot;date-parts&quot;: [[&quot;2009&quot;, &quot;7&quot;]]}, &quot;id&quot;: &quot;ITEM-1&quot;, &quot;issue&quot;: &quot;7&quot;, &quot;author&quot;: [{&quot;family&quot;: &quot;Mador&quot;, &quot;non-dropping-particle&quot;: &quot;&quot;, &quot;dropping-particle&quot;: &quot;&quot;, &quot;suffix&quot;: &quot;&quot;, &quot;parse-names&quot;: false, &quot;given&quot;: &quot;Rebecca L.&quot;}, {&quot;family&quot;: &quot;Shaw&quot;, &quot;non-dropping-particle&quot;: &quot;&quot;, &quot;dropping-particle&quot;: &quot;&quot;, &quot;suffix&quot;: &quot;&quot;, &quot;parse-names&quot;: false, &quot;given&quot;: &quot;Nicola T.&quot;}], &quot;PMID&quot;: &quot;19261544&quot;, &quot;title&quot;: &quot;The impact of a Critical Care Information System (CCIS) on time spent charting and in direct patient care by staff in the ICU: A review of the literature&quot;, &quot;type&quot;: &quot;article-journal&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page&quot;: &quot;435-445&quot;, &quot;DOI&quot;: &quot;10.1016/j.ijmedinf.2009.01.002&quot;, &quot;volume&quot;: &quot;78&quot;, &quot;container-title&quot;: &quot;International Journal of Medical Informatics&quot;, &quot;ISSN&quot;: &quot;13865056&quot;}}], &quot;schema&quot;: &quot;https://github.com/citation-style-language/schema/raw/master/csl-citation.json&quot;, &quot;properties&quot;: {&quot;noteIndex&quot;: 0}} RNDhCAXhYcdXr"/>⁠. We have shown in previous work that subtle changes to the presentation of information can have significant impact on clinical decision making<text:reference-mark-start text:name="ADDIN CSL_CITATION {&quot;mendeley&quot;: {&quot;plainTextFormattedCitation&quot;: &quot;[28]&quot;, &quot;formattedCitation&quot;: &quot;[28]&quot;, &quot;previouslyFormattedCitation&quot;: &quot;[28]&quot;}, &quot;citationItems&quot;: [{&quot;uris&quot;: [&quot;http://www.mendeley.com/documents/?uuid=129402eb-3e45-3cb1-bb69-799e23d0aa37&quot;], &quot;id&quot;: &quot;ITEM-1&quot;, &quot;itemData&quot;: {&quot;issued&quot;: {&quot;date-parts&quot;: [[&quot;2016&quot;, &quot;5&quot;, &quot;26&quot;]]}, &quot;id&quot;: &quot;ITEM-1&quot;, &quot;publisher&quot;: &quot;British Medical Journal Publishing Group&quot;, &quot;issue&quot;: &quot;5&quot;, &quot;author&quot;: [{&quot;family&quot;: &quot;Bourdeaux&quot;, &quot;non-dropping-particle&quot;: &quot;&quot;, &quot;dropping-particle&quot;: &quot;&quot;, &quot;suffix&quot;: &quot;&quot;, &quot;parse-names&quot;: false, &quot;given&quot;: &quot;Christopher P&quot;}, {&quot;family&quot;: &quot;Thomas&quot;, &quot;non-dropping-particle&quot;: &quot;&quot;, &quot;dropping-particle&quot;: &quot;&quot;, &quot;suffix&quot;: &quot;&quot;, &quot;parse-names&quot;: false, &quot;given&quot;: &quot;Matthew Jc&quot;}, {&quot;family&quot;: &quot;Gould&quot;, &quot;non-dropping-particle&quot;: &quot;&quot;, &quot;dropping-particle&quot;: &quot;&quot;, &quot;suffix&quot;: &quot;&quot;, &quot;parse-names&quot;: false, &quot;given&quot;: &quot;Timothy H&quot;}, {&quot;family&quot;: &quot;Malhotra&quot;, &quot;non-dropping-particle&quot;: &quot;&quot;, &quot;dropping-particle&quot;: &quot;&quot;, &quot;suffix&quot;: &quot;&quot;, &quot;parse-names&quot;: false, &quot;given&quot;: &quot;Gaurav&quot;}, {&quot;family&quot;: &quot;Jarvstad&quot;, &quot;non-dropping-particle&quot;: &quot;&quot;, &quot;dropping-particle&quot;: &quot;&quot;, &quot;suffix&quot;: &quot;&quot;, &quot;parse-names&quot;: false, &quot;given&quot;: &quot;Andreas&quot;}, {&quot;family&quot;: &quot;Jones&quot;, &quot;non-dropping-particle&quot;: &quot;&quot;, &quot;dropping-particle&quot;: &quot;&quot;, &quot;suffix&quot;: &quot;&quot;, &quot;parse-names&quot;: false, &quot;given&quot;: &quot;Timothy&quot;}, {&quot;family&quot;: &quot;Gilchrist&quot;, &quot;non-dropping-particle&quot;: &quot;&quot;, &quot;dropping-particle&quot;: &quot;&quot;, &quot;suffix&quot;: &quot;&quot;, &quot;parse-names&quot;: false, &quot;given&quot;: &quot;Iain D&quot;}], &quot;PMID&quot;: &quot;27230998&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type&quot;: &quot;article-journal&quot;, &quot;title&quot;: &quot;Increasing compliance with low tidal volume ventilation in the ICU with two nudge-based interventions: evaluation through intervention time-series analyses.&quot;, &quot;page&quot;: &quot;e010129&quot;, &quot;DOI&quot;: &quot;10.1136/bmjopen-2015-010129&quot;, &quot;volume&quot;: &quot;6&quot;, &quot;container-title&quot;: &quot;BMJ open&quot;, &quot;ISSN&quot;: &quot;2044-6055&quot;}}], &quot;schema&quot;: &quot;https://github.com/citation-style-language/schema/raw/master/csl-citation.json&quot;, &quot;properties&quot;: {&quot;noteIndex&quot;: 0}} RNDFOhgy0RDTO"/><text:span text:style-name="T1">[28]</text:span><text:reference-mark-end text:name="ADDIN CSL_CITATION {&quot;mendeley&quot;: {&quot;plainTextFormattedCitation&quot;: &quot;[28]&quot;, &quot;formattedCitation&quot;: &quot;[28]&quot;, &quot;previouslyFormattedCitation&quot;: &quot;[28]&quot;}, &quot;citationItems&quot;: [{&quot;uris&quot;: [&quot;http://www.mendeley.com/documents/?uuid=129402eb-3e45-3cb1-bb69-799e23d0aa37&quot;], &quot;id&quot;: &quot;ITEM-1&quot;, &quot;itemData&quot;: {&quot;issued&quot;: {&quot;date-parts&quot;: [[&quot;2016&quot;, &quot;5&quot;, &quot;26&quot;]]}, &quot;id&quot;: &quot;ITEM-1&quot;, &quot;publisher&quot;: &quot;British Medical Journal Publishing Group&quot;, &quot;issue&quot;: &quot;5&quot;, &quot;author&quot;: [{&quot;family&quot;: &quot;Bourdeaux&quot;, &quot;non-dropping-particle&quot;: &quot;&quot;, &quot;dropping-particle&quot;: &quot;&quot;, &quot;suffix&quot;: &quot;&quot;, &quot;parse-names&quot;: false, &quot;given&quot;: &quot;Christopher P&quot;}, {&quot;family&quot;: &quot;Thomas&quot;, &quot;non-dropping-particle&quot;: &quot;&quot;, &quot;dropping-particle&quot;: &quot;&quot;, &quot;suffix&quot;: &quot;&quot;, &quot;parse-names&quot;: false, &quot;given&quot;: &quot;Matthew Jc&quot;}, {&quot;family&quot;: &quot;Gould&quot;, &quot;non-dropping-particle&quot;: &quot;&quot;, &quot;dropping-particle&quot;: &quot;&quot;, &quot;suffix&quot;: &quot;&quot;, &quot;parse-names&quot;: false, &quot;given&quot;: &quot;Timothy H&quot;}, {&quot;family&quot;: &quot;Malhotra&quot;, &quot;non-dropping-particle&quot;: &quot;&quot;, &quot;dropping-particle&quot;: &quot;&quot;, &quot;suffix&quot;: &quot;&quot;, &quot;parse-names&quot;: false, &quot;given&quot;: &quot;Gaurav&quot;}, {&quot;family&quot;: &quot;Jarvstad&quot;, &quot;non-dropping-particle&quot;: &quot;&quot;, &quot;dropping-particle&quot;: &quot;&quot;, &quot;suffix&quot;: &quot;&quot;, &quot;parse-names&quot;: false, &quot;given&quot;: &quot;Andreas&quot;}, {&quot;family&quot;: &quot;Jones&quot;, &quot;non-dropping-particle&quot;: &quot;&quot;, &quot;dropping-particle&quot;: &quot;&quot;, &quot;suffix&quot;: &quot;&quot;, &quot;parse-names&quot;: false, &quot;given&quot;: &quot;Timothy&quot;}, {&quot;family&quot;: &quot;Gilchrist&quot;, &quot;non-dropping-particle&quot;: &quot;&quot;, &quot;dropping-particle&quot;: &quot;&quot;, &quot;suffix&quot;: &quot;&quot;, &quot;parse-names&quot;: false, &quot;given&quot;: &quot;Iain D&quot;}], &quot;PMID&quot;: &quot;27230998&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type&quot;: &quot;article-journal&quot;, &quot;title&quot;: &quot;Increasing compliance with low tidal volume ventilation in the ICU with two nudge-based interventions: evaluation through intervention time-series analyses.&quot;, &quot;page&quot;: &quot;e010129&quot;, &quot;DOI&quot;: &quot;10.1136/bmjopen-2015-010129&quot;, &quot;volume&quot;: &quot;6&quot;, &quot;container-title&quot;: &quot;BMJ open&quot;, &quot;ISSN&quot;: &quot;2044-6055&quot;}}], &quot;schema&quot;: &quot;https://github.com/citation-style-language/schema/raw/master/csl-citation.json&quot;, &quot;properties&quot;: {&quot;noteIndex&quot;: 0}} RNDFOhgy0RDTO"/>⁠. Therefore we anticipate such a tool has the potential to significantly streamline the discharge process. Two issues would need to be addressed prior to implementation on the ICU. The first is the human-interpretability of the classifier output. Depending on the machine learning approach a number of solutions exist<text:reference-mark-start text:name="ADDIN CSL_CITATION {&quot;mendeley&quot;: {&quot;plainTextFormattedCitation&quot;: &quot;[29]&quot;, &quot;formattedCitation&quot;: &quot;[29]&quot;, &quot;previouslyFormattedCitation&quot;: &quot;[29]&quot;}, &quot;citationItems&quot;: [{&quot;uris&quot;: [&quot;http://www.mendeley.com/documents/?uuid=ba79bee7-d488-3bae-a557-63d160b2ca72&quot;], &quot;id&quot;: &quot;ITEM-1&quot;, &quot;itemData&quot;: {&quot;issued&quot;: {&quot;date-parts&quot;: [[&quot;2016&quot;, &quot;2&quot;, &quot;16&quot;]]}, &quot;type&quot;: &quot;article-journal&quot;, &quot;id&quot;: &quot;ITEM-1&quot;, &quot;abstract&quot;: &quot;Despite widespread adoption, machine learning models remain mostly black boxes. Understanding the reasons behind predictions is, however, quite important in assessing trust, which is fundamental if one plans to take action based on a prediction, or when choosing whether to deploy a new model. Such understanding also provides insights into the model, which can be used to transform an untrustworthy model or prediction into a trustworthy one. In this work, we propose LIME, a novel explanation technique that explains the predictions of any classifier in an interpretable and faithful manner, by learning an interpretable model locally around the prediction. We also propose a method to explain models by presenting representative individual predictions and their explanations in a non-redundant way, framing the task as a submodular optimization problem. We demonstrate the flexibility of these methods by explaining different models for text (e.g. random forests) and image classification (e.g. neural networks). We show the utility of explanations via novel experiments, both simulated and with human subjects, on various scenarios that require trust: deciding if one should trust a prediction, choosing between models, improving an untrustworthy classifier, and identifying why a classifier should not be trusted.&quot;, &quot;author&quot;: [{&quot;family&quot;: &quot;Ribeiro&quot;, &quot;non-dropping-particle&quot;: &quot;&quot;, &quot;dropping-particle&quot;: &quot;&quot;, &quot;suffix&quot;: &quot;&quot;, &quot;parse-names&quot;: false, &quot;given&quot;: &quot;Marco Tulio&quot;}, {&quot;family&quot;: &quot;Singh&quot;, &quot;non-dropping-particle&quot;: &quot;&quot;, &quot;dropping-particle&quot;: &quot;&quot;, &quot;suffix&quot;: &quot;&quot;, &quot;parse-names&quot;: false, &quot;given&quot;: &quot;Sameer&quot;}, {&quot;family&quot;: &quot;Guestrin&quot;, &quot;non-dropping-particle&quot;: &quot;&quot;, &quot;dropping-particle&quot;: &quot;&quot;, &quot;suffix&quot;: &quot;&quot;, &quot;parse-names&quot;: false, &quot;given&quot;: &quot;Carlos&quot;}], &quot;title&quot;: &quot;&amp;quot;Why Should I Trust You?&amp;quot;: Explaining the Predictions of Any Classifier&quot;}}], &quot;schema&quot;: &quot;https://github.com/citation-style-language/schema/raw/master/csl-citation.json&quot;, &quot;properties&quot;: {&quot;noteIndex&quot;: 0}} RNDPw9LwpY9Ye"/><text:span text:style-name="T1">[29]</text:span><text:reference-mark-end text:name="ADDIN CSL_CITATION {&quot;mendeley&quot;: {&quot;plainTextFormattedCitation&quot;: &quot;[29]&quot;, &quot;formattedCitation&quot;: &quot;[29]&quot;, &quot;previouslyFormattedCitation&quot;: &quot;[29]&quot;}, &quot;citationItems&quot;: [{&quot;uris&quot;: [&quot;http://www.mendeley.com/documents/?uuid=ba79bee7-d488-3bae-a557-63d160b2ca72&quot;], &quot;id&quot;: &quot;ITEM-1&quot;, &quot;itemData&quot;: {&quot;issued&quot;: {&quot;date-parts&quot;: [[&quot;2016&quot;, &quot;2&quot;, &quot;16&quot;]]}, &quot;type&quot;: &quot;article-journal&quot;, &quot;id&quot;: &quot;ITEM-1&quot;, &quot;abstract&quot;: &quot;Despite widespread adoption, machine learning models remain mostly black boxes. Understanding the reasons behind predictions is, however, quite important in assessing trust, which is fundamental if one plans to take action based on a prediction, or when choosing whether to deploy a new model. Such understanding also provides insights into the model, which can be used to transform an untrustworthy model or prediction into a trustworthy one. In this work, we propose LIME, a novel explanation technique that explains the predictions of any classifier in an interpretable and faithful manner, by learning an interpretable model locally around the prediction. We also propose a method to explain models by presenting representative individual predictions and their explanations in a non-redundant way, framing the task as a submodular optimization problem. We demonstrate the flexibility of these methods by explaining different models for text (e.g. random forests) and image classification (e.g. neural networks). We show the utility of explanations via novel experiments, both simulated and with human subjects, on various scenarios that require trust: deciding if one should trust a prediction, choosing between models, improving an untrustworthy classifier, and identifying why a classifier should not be trusted.&quot;, &quot;author&quot;: [{&quot;family&quot;: &quot;Ribeiro&quot;, &quot;non-dropping-particle&quot;: &quot;&quot;, &quot;dropping-particle&quot;: &quot;&quot;, &quot;suffix&quot;: &quot;&quot;, &quot;parse-names&quot;: false, &quot;given&quot;: &quot;Marco Tulio&quot;}, {&quot;family&quot;: &quot;Singh&quot;, &quot;non-dropping-particle&quot;: &quot;&quot;, &quot;dropping-particle&quot;: &quot;&quot;, &quot;suffix&quot;: &quot;&quot;, &quot;parse-names&quot;: false, &quot;given&quot;: &quot;Sameer&quot;}, {&quot;family&quot;: &quot;Guestrin&quot;, &quot;non-dropping-particle&quot;: &quot;&quot;, &quot;dropping-particle&quot;: &quot;&quot;, &quot;suffix&quot;: &quot;&quot;, &quot;parse-names&quot;: false, &quot;given&quot;: &quot;Carlos&quot;}], &quot;title&quot;: &quot;&amp;quot;Why Should I Trust You?&amp;quot;: Explaining the Predictions of Any Classifier&quot;}}], &quot;schema&quot;: &quot;https://github.com/citation-style-language/schema/raw/master/csl-citation.json&quot;, &quot;properties&quot;: {&quot;noteIndex&quot;: 0}} RNDPw9LwpY9Ye"/>⁠, including the approximation of random forests with simple decision trees<text:reference-mark-start text:name="ADDIN CSL_CITATION {&quot;mendeley&quot;: {&quot;plainTextFormattedCitation&quot;: &quot;[30]&quot;, &quot;formattedCitation&quot;: &quot;[30]&quot;, &quot;previouslyFormattedCitation&quot;: &quot;[30]&quot;}, &quot;citationItems&quot;: [{&quot;uris&quot;: [&quot;http://www.mendeley.com/documents/?uuid=68cfc86f-d9d1-314e-8337-c39d0d189ba6&quot;], &quot;id&quot;: &quot;ITEM-1&quot;, &quot;itemData&quot;: {&quot;issued&quot;: {&quot;date-parts&quot;: [[&quot;2014&quot;, &quot;8&quot;, &quot;23&quot;]]}, &quot;type&quot;: &quot;article-journal&quot;, &quot;id&quot;: &quot;ITEM-1&quot;, &quot;abstract&quot;: &quot;Tree ensembles such as random forests and boosted trees are accurate but difficult to understand, debug and deploy. In this work, we provide the inTrees (interpretable trees) framework that extracts, measures, prunes and selects rules from a tree ensemble, and calculates frequent variable interactions. An rule-based learner, referred to as the simplified tree ensemble learner (STEL), can also be formed and used for future prediction. The inTrees framework can applied to both classification and regression problems, and is applicable to many types of tree ensembles, e.g., random forests, regularized random forests, and boosted trees. We implemented the inTrees algorithms in the \&quot;inTrees\&quot; R package.&quot;, &quot;author&quot;: [{&quot;family&quot;: &quot;Deng&quot;, &quot;non-dropping-particle&quot;: &quot;&quot;, &quot;dropping-particle&quot;: &quot;&quot;, &quot;suffix&quot;: &quot;&quot;, &quot;parse-names&quot;: false, &quot;given&quot;: &quot;Houtao&quot;}], &quot;title&quot;: &quot;Interpreting Tree Ensembles with inTrees&quot;}}], &quot;schema&quot;: &quot;https://github.com/citation-style-language/schema/raw/master/csl-citation.json&quot;, &quot;properties&quot;: {&quot;noteIndex&quot;: 0}} RNDEQkrfunB3g"/><text:span text:style-name="T1">[30]</text:span><text:reference-mark-end text:name="ADDIN CSL_CITATION {&quot;mendeley&quot;: {&quot;plainTextFormattedCitation&quot;: &quot;[30]&quot;, &quot;formattedCitation&quot;: &quot;[30]&quot;, &quot;previouslyFormattedCitation&quot;: &quot;[30]&quot;}, &quot;citationItems&quot;: [{&quot;uris&quot;: [&quot;http://www.mendeley.com/documents/?uuid=68cfc86f-d9d1-314e-8337-c39d0d189ba6&quot;], &quot;id&quot;: &quot;ITEM-1&quot;, &quot;itemData&quot;: {&quot;issued&quot;: {&quot;date-parts&quot;: [[&quot;2014&quot;, &quot;8&quot;, &quot;23&quot;]]}, &quot;type&quot;: &quot;article-journal&quot;, &quot;id&quot;: &quot;ITEM-1&quot;, &quot;abstract&quot;: &quot;Tree ensembles such as random forests and boosted trees are accurate but difficult to understand, debug and deploy. In this work, we provide the inTrees (interpretable trees) framework that extracts, measures, prunes and selects rules from a tree ensemble, and calculates frequent variable interactions. An rule-based learner, referred to as the simplified tree ensemble learner (STEL), can also be formed and used for future prediction. The inTrees framework can applied to both classification and regression problems, and is applicable to many types of tree ensembles, e.g., random forests, regularized random forests, and boosted trees. We implemented the inTrees algorithms in the \&quot;inTrees\&quot; R package.&quot;, &quot;author&quot;: [{&quot;family&quot;: &quot;Deng&quot;, &quot;non-dropping-particle&quot;: &quot;&quot;, &quot;dropping-particle&quot;: &quot;&quot;, &quot;suffix&quot;: &quot;&quot;, &quot;parse-names&quot;: false, &quot;given&quot;: &quot;Houtao&quot;}], &quot;title&quot;: &quot;Interpreting Tree Ensembles with inTrees&quot;}}], &quot;schema&quot;: &quot;https://github.com/citation-style-language/schema/raw/master/csl-citation.json&quot;, &quot;properties&quot;: {&quot;noteIndex&quot;: 0}} RNDEQkrfunB3g"/>⁠, that would allow clinicians to engage with the reasons behind a given classification. The second is the ambiguity behind the ground-truth used to train the classifiers. For example, some patients in the datasets used did not have a recorded callout status and some patients may have been ready for discharge prior to callout. A live implementation with a human-in-the-loop<text:reference-mark-start text:name="ADDIN CSL_CITATION {&quot;mendeley&quot;: {&quot;plainTextFormattedCitation&quot;: &quot;[31]&quot;, &quot;formattedCitation&quot;: &quot;[31]&quot;}, &quot;citationItems&quot;: [{&quot;uris&quot;: [&quot;http://www.mendeley.com/documents/?uuid=f2cba820-8f3c-3190-a094-93f9042ec9bd&quot;], &quot;id&quot;: &quot;ITEM-1&quot;, &quot;itemData&quot;: {&quot;issued&quot;: {&quot;date-parts&quot;: [[&quot;2016&quot;, &quot;6&quot;, &quot;2&quot;]]}, &quot;id&quot;: &quot;ITEM-1&quot;, &quot;publisher&quot;: &quot;Springer Berlin Heidelberg&quot;, &quot;issue&quot;: &quot;2&quot;, &quot;author&quot;: [{&quot;family&quot;: &quot;Holzinger&quot;, &quot;non-dropping-particle&quot;: &quot;&quot;, &quot;dropping-particle&quot;: &quot;&quot;, &quot;suffix&quot;: &quot;&quot;, &quot;parse-names&quot;: false, &quot;given&quot;: &quot;Andreas&quot;}], &quot;title&quot;: &quot;Interactive machine learning for health informatics: when do we need the human-in-the-loop?&quot;, &quot;type&quot;: &quot;article-journal&quot;, &quot;page&quot;: &quot;119-131&quot;, &quot;DOI&quot;: &quot;10.1007/s40708-016-0042-6&quot;, &quot;volume&quot;: &quot;3&quot;, &quot;container-title&quot;: &quot;Brain Informatics&quot;, &quot;ISSN&quot;: &quot;2198-4018&quot;}}], &quot;schema&quot;: &quot;https://github.com/citation-style-language/schema/raw/master/csl-citation.json&quot;, &quot;properties&quot;: {&quot;noteIndex&quot;: 0}} RND7MOWVj5VVa"/><text:span text:style-name="T1">[31]</text:span><text:reference-mark-end text:name="ADDIN CSL_CITATION {&quot;mendeley&quot;: {&quot;plainTextFormattedCitation&quot;: &quot;[31]&quot;, &quot;formattedCitation&quot;: &quot;[31]&quot;}, &quot;citationItems&quot;: [{&quot;uris&quot;: [&quot;http://www.mendeley.com/documents/?uuid=f2cba820-8f3c-3190-a094-93f9042ec9bd&quot;], &quot;id&quot;: &quot;ITEM-1&quot;, &quot;itemData&quot;: {&quot;issued&quot;: {&quot;date-parts&quot;: [[&quot;2016&quot;, &quot;6&quot;, &quot;2&quot;]]}, &quot;id&quot;: &quot;ITEM-1&quot;, &quot;publisher&quot;: &quot;Springer Berlin Heidelberg&quot;, &quot;issue&quot;: &quot;2&quot;, &quot;author&quot;: [{&quot;family&quot;: &quot;Holzinger&quot;, &quot;non-dropping-particle&quot;: &quot;&quot;, &quot;dropping-particle&quot;: &quot;&quot;, &quot;suffix&quot;: &quot;&quot;, &quot;parse-names&quot;: false, &quot;given&quot;: &quot;Andreas&quot;}], &quot;title&quot;: &quot;Interactive machine learning for health informatics: when do we need the human-in-the-loop?&quot;, &quot;type&quot;: &quot;article-journal&quot;, &quot;page&quot;: &quot;119-131&quot;, &quot;DOI&quot;: &quot;10.1007/s40708-016-0042-6&quot;, &quot;volume&quot;: &quot;3&quot;, &quot;container-title&quot;: &quot;Brain Informatics&quot;, &quot;ISSN&quot;: &quot;2198-4018&quot;}}], &quot;schema&quot;: &quot;https://github.com/citation-style-language/schema/raw/master/csl-citation.json&quot;, &quot;properties&quot;: {&quot;noteIndex&quot;: 0}} RND7MOWVj5VVa"/>⁠ could use clinician input to update ground-truth in such situations <text:span text:style-name="T135">and improve learning.</text:span></text:p>
      <text:p text:style-name="P28"/>
      <text:p text:style-name="P55">Conclusion</text:p>
      <text:p text:style-name="P7"/>
      <text:p text:style-name="P28">We have shown that it is possible to apply machine learning techniques to routinely collected ICU data in order to solve a significant clinical and operational problem. This approach offers promise in a number of areas. We plan to focus on the development and deployment of a decision support tool in order to inform clinicians of patients that could potentially be discharged from ICU, in order to streamline the process and reduce unnecessary ICU stay. As more patient data becomes available in the wider hospital setting, the<text:span text:style-name="T129">re is extensive scope</text:span> to use these methods to solve the problem of poor patient flow through hospitals.</text:p>
      <text:p text:style-name="P49"/>
      <text:p text:style-name="P3"/>
      <text:p text:style-name="P52"><text:s/></text:p>
      <text:section text:style-name="Sect1" text:name="ADDIN Mendeley Bibliography CSL_BIBLIOGRAPHY  RNDx8M1Ibq46E">
        <text:p text:style-name="P73">1 <text:tab/>Rubenfeld GD, Rhodes A. How many intensive care beds are enough? <text:span text:style-name="T9">Intensive Care Med</text:span> 2014;<text:span text:style-name="T12">40</text:span>:451–2. doi:10.1007/s00134-014-3215-x</text:p>
        <text:p text:style-name="P73">2 <text:tab/>Chalfin DB, Trzeciak S, Likourezos A, <text:span text:style-name="T9">et al.</text:span> Impact of delayed transfer of critically ill patients from the emergency department to the intensive care unit. <text:span text:style-name="T9">Crit Care Med</text:span> Published Online First: 2007. doi:10.1097/01.CCM.0000266585.74905.5A</text:p>
        <text:p text:style-name="P73">3 <text:tab/>Cardoso LT, Grion CM, Matsuo T, <text:span text:style-name="T9">et al.</text:span> Impact of delayed admission to intensive care units on mortality of critically ill patients: a cohort study. <text:span text:style-name="T9">Crit Care</text:span> 2011;<text:span text:style-name="T12">15</text:span>:R28. doi:10.1186/cc9975</text:p>
        <text:p text:style-name="P73">4 <text:tab/>Howell MD. Managing ICU throughput and understanding ICU census. <text:span text:style-name="T9">Curr Opin Crit Care</text:span> 2011;<text:span text:style-name="T12">17</text:span>:626–33. doi:10.1097/MCC.0b013e32834b3e6e</text:p>
        <text:p text:style-name="P73">5 <text:tab/>Capuzzo M, Moreno RP, Alvisi R. Admission and discharge of critically ill patients. <text:span text:style-name="T9">Curr Opin Crit Care</text:span> 2010;<text:span text:style-name="T12">16</text:span>:499–504. doi:10.1097/MCC.0b013e32833cb874</text:p>
        <text:p text:style-name="P73">6 <text:tab/>Stelfox HT, Lane D, Boyd JM, <text:span text:style-name="T9">et al.</text:span> A Scoping Review of Patient Discharge From Intensive Care. <text:span text:style-name="T9">Chest</text:span> 2015;<text:span text:style-name="T12">147</text:span>:317–27. doi:10.1378/chest.13-2965</text:p>
        <text:p text:style-name="P73">7 <text:tab/>Knight G. Nurse-led discharge from high dependency unit. <text:span text:style-name="T9">Nurs Crit Care</text:span>;<text:span text:style-name="T12">8</text:span>:56–61.</text:p>
        <text:p text:style-name="P73">8 <text:tab/>Obermeyer Z, Lee TH. Lost in Thought — The Limits of the Human Mind and the Future of Medicine. <text:span text:style-name="T9">N Engl J Med</text:span> 2017;<text:span text:style-name="T12">377</text:span>:1209–11. doi:10.1056/NEJMp1705348</text:p>
        <text:p text:style-name="P73">9 <text:tab/>Docherty AB, Lone NI. Exploiting big data for critical care research. <text:span text:style-name="T9">Curr Opin Crit Care</text:span> 2015;<text:span text:style-name="T12">21</text:span>:467–72. doi:10.1097/MCC.0000000000000228</text:p>
        <text:p text:style-name="P73">10 <text:tab/>Sohn E, Roski J, Escaravage S, <text:span text:style-name="T9">et al.</text:span> Four Lessons In The Adoption Of Machine Learning In Health Care. <text:span text:style-name="T9">Heal Aff Blog</text:span> 2017. doi:10.1377/hblog20170509.059985</text:p>
        <text:p text:style-name="P73">11 <text:tab/>Kawamoto K, Houlihan CA, Balas EA, <text:span text:style-name="T9">et al.</text:span> Improving clinical practice using clinical decision support systems: a systematic review of trials to identify features critical to success. <text:span text:style-name="T9">BMJ</text:span> 2005;<text:span text:style-name="T12">330</text:span>:765. doi:10.1136/bmj.38398.500764.8F</text:p>
        <text:p text:style-name="P73">12 <text:tab/>Johnson AEW, Pollard TJ, Shen L, <text:span text:style-name="T9">et al.</text:span> MIMIC-III, a freely accessible critical care database. <text:span text:style-name="T9">Sci Data</text:span> 2016;<text:span text:style-name="T12">3</text:span>:160035. doi:10.1038/sdata.2016.35</text:p>
        <text:p text:style-name="P73">13 <text:tab/>Batista GEAPA, Monard MC. An analysis of four missing data treatment methods for supervised learning. <text:span text:style-name="T9">Appl Artif Intell</text:span> 2003;<text:span text:style-name="T12">17</text:span>:519–33. doi:10.1080/713827181</text:p>
        <text:p text:style-name="P73">14 <text:tab/>Maaten L van der, Hinton G. Visualizing Data using t-SNE. <text:span text:style-name="T9">J Mach Learn Res</text:span> 2008;<text:span text:style-name="T12">9</text:span>:2579–605.</text:p>
        <text:p text:style-name="P73">15 <text:tab/>Liaw A, Wiener M. Classification and Regression by RandomForest. <text:span text:style-name="T9">Forest</text:span> 2001;<text:span text:style-name="T12">23</text:span>.</text:p>
        <text:p text:style-name="P73">16 <text:tab/>Dreiseitl S, Ohno-Machado L. Logistic regression and artificial neural network classification models: a methodology review. <text:span text:style-name="T9">J Biomed Inform</text:span>;<text:span text:style-name="T12">35</text:span>:352–9.</text:p>
        <text:p text:style-name="P73">17 <text:tab/>Davis J, Goadrich M. The Relationship Between Precision-Recall and ROC Curves. </text:p>
        <text:p text:style-name="P73"><text:soft-page-break/>18 <text:tab/>Zou KH, O’Malley AJ, Mauri L. Receiver-Operating Characteristic Analysis for Evaluating Diagnostic Tests and Predictive Models. <text:span text:style-name="T9">Circulation</text:span> 2007;<text:span text:style-name="T12">115</text:span>:654–7. doi:10.1161/CIRCULATIONAHA.105.594929</text:p>
        <text:p text:style-name="P73">19 <text:tab/>Goldfrad C, Rowan K. Consequences of discharges from intensive care at night. <text:span text:style-name="T9">Lancet (London, England)</text:span> 2000;<text:span text:style-name="T12">355</text:span>:1138–42. doi:10.1016/S0140-6736(00)02062-6</text:p>
        <text:p text:style-name="P73">20 <text:tab/>Lin F, Chaboyer W, Wallis M. A literature review of organisational, individual and teamwork factors contributing to the ICU discharge process. <text:span text:style-name="T9">Aust Crit Care</text:span> 2009;<text:span text:style-name="T12">22</text:span>:29–43. doi:10.1016/j.aucc.2008.11.001</text:p>
        <text:p text:style-name="P73">21 <text:tab/>Harris S, Shi S, Brealey D, <text:span text:style-name="T9">et al.</text:span> Critical Care Health Informatics Collaborative (CCHIC): Data, tools and methods for reproducible research: A multi-centre UK intensive care database. <text:span text:style-name="T9">Int J Med Inform</text:span> 2018;<text:span text:style-name="T12">112</text:span>:82–9. doi:10.1016/j.ijmedinf.2018.01.006</text:p>
        <text:p text:style-name="P73">22 <text:tab/>Pan SJ, Yang Q. A Survey on Transfer Learning. <text:span text:style-name="T9">IEEE Trans Knowl Data Eng</text:span> 2010;<text:span text:style-name="T12">22</text:span>:1345–59. doi:10.1109/TKDE.2009.191</text:p>
        <text:p text:style-name="P73">23 <text:tab/>Vranas KC, Jopling JK, Sweeney TE, <text:span text:style-name="T9">et al.</text:span> Identifying Distinct Subgroups of ICU Patients. <text:span text:style-name="T9">Crit Care Med</text:span> 2017;<text:span text:style-name="T12">45</text:span>:1607–15. doi:10.1097/CCM.0000000000002548</text:p>
        <text:p text:style-name="P73">24 <text:tab/>Alaa AM, Yoon J, Hu S, <text:span text:style-name="T9">et al.</text:span> Personalized Risk Scoring for Critical Care Patients using Mixtures of Gaussian Process Experts. 2016.</text:p>
        <text:p text:style-name="P73">25 <text:tab/>Lin J-H, Haug PJ. Exploiting missing clinical data in Bayesian network modeling for predicting medical problems. <text:span text:style-name="T9">J Biomed Inform</text:span> 2008;<text:span text:style-name="T12">41</text:span>:1–14. doi:10.1016/J.JBI.2007.06.001</text:p>
        <text:p text:style-name="P73">26 <text:tab/>Parker M. The Aggregation of Marginal Gains. <text:span text:style-name="T9">Bull R Coll Surg Engl</text:span> 2011;<text:span text:style-name="T12">93</text:span>:236–7. doi:10.1308/147363511X582239</text:p>
        <text:p text:style-name="P73">27 <text:tab/>Mador RL, Shaw NT. The impact of a Critical Care Information System (CCIS) on time spent charting and in direct patient care by staff in the ICU: A review of the literature. <text:span text:style-name="T9">Int J Med Inform</text:span> 2009;<text:span text:style-name="T12">78</text:span>:435–45. doi:10.1016/j.ijmedinf.2009.01.002</text:p>
        <text:p text:style-name="P73">28 <text:tab/>Bourdeaux CP, Thomas MJ, Gould TH, <text:span text:style-name="T9">et al.</text:span> Increasing compliance with low tidal volume ventilation in the ICU with two nudge-based interventions: evaluation through intervention time-series analyses. <text:span text:style-name="T9">BMJ Open</text:span> 2016;<text:span text:style-name="T12">6</text:span>:e010129. doi:10.1136/bmjopen-2015-010129</text:p>
        <text:p text:style-name="P73">29 <text:tab/>Ribeiro MT, Singh S, Guestrin C. &amp;quot;Why Should I Trust You?&amp;quot;: Explaining the Predictions of Any Classifier. 2016.</text:p>
        <text:p text:style-name="P73">30 <text:tab/>Deng H. Interpreting Tree Ensembles with inTrees. 2014.</text:p>
        <text:p text:style-name="P50">31 <text:tab/>Holzinger A. Interactive machine learning for health informatics: when do we need the human-in-the-loop? <text:span text:style-name="T9">Brain Informatics</text:span> 2016;<text:span text:style-name="T12">3</text:span>:119–31. doi:10.1007/s40708-016-0042-6</text:p>
      </text:section>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4:58:58.861028575</meta:creation-date>
    <meta:generator>LibreOffice/5.1.6.2$Linux_X86_64 LibreOffice_project/10m0$Build-2</meta:generator>
    <dc:date>2018-08-02T19:08:55.291418184</dc:date>
    <meta:editing-duration>P5DT1H26S</meta:editing-duration>
    <meta:editing-cycles>229</meta:editing-cycles>
    <meta:document-statistic meta:table-count="3" meta:image-count="0" meta:object-count="1" meta:page-count="13" meta:paragraph-count="253" meta:word-count="5058" meta:character-count="33096" meta:non-whitespace-character-count="28262"/>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12mm"/>
    </style:style>
    <style:style style:name="co2" style:family="table-column">
      <style:table-column-properties fo:break-before="auto" style:column-width="69.44mm"/>
    </style:style>
    <style:style style:name="co3" style:family="table-column">
      <style:table-column-properties fo:break-before="auto" style:column-width="46.28mm"/>
    </style:style>
    <style:style style:name="co4" style:family="table-column">
      <style:table-column-properties fo:break-before="auto" style:column-width="86.32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7.11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eeeeee"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align-source="fix" style:repeat-content="false" fo:border="0.06pt solid #000000"/>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sian="FreeSans"/>
    </style:style>
  </office:automatic-styles>
  <office:body>
    <office:spreadsheet>
      <table:calculation-settings table:automatic-find-labels="false"/>
      <table:table table:name="test_spec_simple" table:style-name="ta1">
        <table:table-column table:style-name="co1" table:default-cell-style-name="ce2"/>
        <table:table-column table:style-name="co2" table:default-cell-style-name="ce2"/>
        <table:table-column table:style-name="co3" table:default-cell-style-name="ce2"/>
        <table:table-column table:style-name="co4" table:default-cell-style-name="ce5"/>
        <table:table-row table:style-name="ro1">
          <table:table-cell table:style-name="ce1" office:value-type="string" calcext:value-type="string">
            <text:p>TestID</text:p>
          </table:table-cell>
          <table:table-cell table:style-name="ce1" office:value-type="string" calcext:value-type="string">
            <text:p>Test name</text:p>
          </table:table-cell>
          <table:table-cell table:style-name="ce1" office:value-type="string" calcext:value-type="string">
            <text:p>Variable</text:p>
          </table:table-cell>
          <table:table-cell table:style-name="ce4" office:value-type="string" calcext:value-type="string">
            <text:p>Test conditions </text:p>
          </table:table-cell>
        </table:table-row>
        <table:table-row table:style-name="ro2">
          <table:table-cell office:value-type="string" calcext:value-type="string">
            <text:p>R0</text:p>
          </table:table-cell>
          <table:table-cell office:value-type="string" calcext:value-type="string">
            <text:p>Respiratory: Airway</text:p>
          </table:table-cell>
          <table:table-cell office:value-type="string" calcext:value-type="string">
            <text:p>airway</text:p>
          </table:table-cell>
          <table:table-cell office:value-type="string" calcext:value-type="string">
            <text:p>airway patent</text:p>
          </table:table-cell>
        </table:table-row>
        <table:table-row table:style-name="ro2">
          <table:table-cell office:value-type="string" calcext:value-type="string">
            <text:p>R1</text:p>
          </table:table-cell>
          <table:table-cell office:value-type="string" calcext:value-type="string">
            <text:p>Respiratory: FiO2</text:p>
          </table:table-cell>
          <table:table-cell office:value-type="string" calcext:value-type="string">
            <text:p>fio2</text:p>
          </table:table-cell>
          <table:table-cell office:value-type="string" calcext:value-type="string">
            <text:p>fio2 ≤ 0.6</text:p>
          </table:table-cell>
        </table:table-row>
        <table:table-row table:style-name="ro2">
          <table:table-cell office:value-type="string" calcext:value-type="string">
            <text:p>R2</text:p>
          </table:table-cell>
          <table:table-cell office:value-type="string" calcext:value-type="string">
            <text:p>Respiratory: Blood oxygen</text:p>
          </table:table-cell>
          <table:table-cell office:value-type="string" calcext:value-type="string">
            <text:p>spo2</text:p>
          </table:table-cell>
          <table:table-cell office:value-type="string" calcext:value-type="string">
            <text:p>spo2 ≥ 95 (%)</text:p>
          </table:table-cell>
        </table:table-row>
        <table:table-row table:style-name="ro2">
          <table:table-cell office:value-type="string" calcext:value-type="string">
            <text:p>R3</text:p>
          </table:table-cell>
          <table:table-cell office:value-type="string" calcext:value-type="string">
            <text:p>Respiratory: bicarbonate</text:p>
          </table:table-cell>
          <table:table-cell office:value-type="string" calcext:value-type="string">
            <text:p>hco3</text:p>
          </table:table-cell>
          <table:table-cell office:value-type="string" calcext:value-type="string">
            <text:p>hco3 ≥ 19 (mmol/L)</text:p>
          </table:table-cell>
        </table:table-row>
        <table:table-row table:style-name="ro2">
          <table:table-cell office:value-type="string" calcext:value-type="string">
            <text:p>R4</text:p>
          </table:table-cell>
          <table:table-cell office:value-type="string" calcext:value-type="string">
            <text:p>Respiratory: rate</text:p>
          </table:table-cell>
          <table:table-cell office:value-type="string" calcext:value-type="string">
            <text:p>resp (rate)</text:p>
          </table:table-cell>
          <table:table-cell office:value-type="string" calcext:value-type="string">
            <text:p>10 ≤<text:span text:style-name="T1"> resp</text:span> ≤ 20 (bpm)</text:p>
          </table:table-cell>
        </table:table-row>
        <table:table-row table:style-name="ro2">
          <table:table-cell table:style-name="ce3" office:value-type="string" calcext:value-type="string">
            <text:p>C0</text:p>
          </table:table-cell>
          <table:table-cell table:style-name="ce3" office:value-type="string" calcext:value-type="string">
            <text:p>Cardiovascular: blood pressure </text:p>
          </table:table-cell>
          <table:table-cell table:style-name="ce3" office:value-type="string" calcext:value-type="string">
            <text:p>bp (systolic)</text:p>
          </table:table-cell>
          <table:table-cell table:style-name="ce6" office:value-type="string" calcext:value-type="string">
            <text:p>bp ≥ 100 mmHg</text:p>
          </table:table-cell>
        </table:table-row>
        <table:table-row table:style-name="ro2">
          <table:table-cell table:style-name="ce3" office:value-type="string" calcext:value-type="string">
            <text:p>C1</text:p>
          </table:table-cell>
          <table:table-cell table:style-name="ce3" office:value-type="string" calcext:value-type="string">
            <text:p>Cardiovascular: heart rate</text:p>
          </table:table-cell>
          <table:table-cell table:style-name="ce3" office:value-type="string" calcext:value-type="string">
            <text:p>hr (rate)</text:p>
          </table:table-cell>
          <table:table-cell table:style-name="ce6" office:value-type="string" calcext:value-type="string">
            <text:p>60 ≤ hr ≤ 100 (bpm)</text:p>
          </table:table-cell>
        </table:table-row>
        <table:table-row table:style-name="ro2">
          <table:table-cell table:style-name="ce3" office:value-type="string" calcext:value-type="string">
            <text:p>P</text:p>
          </table:table-cell>
          <table:table-cell table:style-name="ce3" office:value-type="string" calcext:value-type="string">
            <text:p>Pain</text:p>
          </table:table-cell>
          <table:table-cell table:style-name="ce3" office:value-type="string" calcext:value-type="string">
            <text:p>pain</text:p>
          </table:table-cell>
          <table:table-cell table:style-name="ce6" office:value-type="string" calcext:value-type="string">
            <text:p>0 ≤ pain ≤ 1</text:p>
          </table:table-cell>
        </table:table-row>
        <table:table-row table:style-name="ro2">
          <table:table-cell office:value-type="string" calcext:value-type="string">
            <text:p>CNS</text:p>
          </table:table-cell>
          <table:table-cell office:value-type="string" calcext:value-type="string">
            <text:p>Central nervous system</text:p>
          </table:table-cell>
          <table:table-cell office:value-type="string" calcext:value-type="string">
            <text:p>gcs</text:p>
          </table:table-cell>
          <table:table-cell office:value-type="string" calcext:value-type="string">
            <text:p>gcs ≥14</text:p>
          </table:table-cell>
        </table:table-row>
        <table:table-row table:style-name="ro2">
          <table:table-cell table:style-name="ce3" office:value-type="string" calcext:value-type="string">
            <text:p>T</text:p>
          </table:table-cell>
          <table:table-cell table:style-name="ce3" office:value-type="string" calcext:value-type="string">
            <text:p>Temperature</text:p>
          </table:table-cell>
          <table:table-cell table:style-name="ce3" office:value-type="string" calcext:value-type="string">
            <text:p>temp</text:p>
          </table:table-cell>
          <table:table-cell table:style-name="ce6" office:value-type="string" calcext:value-type="string">
            <text:p>36 ≤ temp ≤ 37.5 (C)</text:p>
          </table:table-cell>
        </table:table-row>
        <table:table-row table:style-name="ro2">
          <table:table-cell office:value-type="string" calcext:value-type="string">
            <text:p>B0</text:p>
          </table:table-cell>
          <table:table-cell office:value-type="string" calcext:value-type="string">
            <text:p>Bloods: haemoglobin</text:p>
          </table:table-cell>
          <table:table-cell office:value-type="string" calcext:value-type="string">
            <text:p>haemoglobin</text:p>
          </table:table-cell>
          <table:table-cell office:value-type="string" calcext:value-type="string">
            <text:p>haemoglobin ≥ 9 g/dL</text:p>
          </table:table-cell>
        </table:table-row>
        <table:table-row table:style-name="ro2">
          <table:table-cell office:value-type="string" calcext:value-type="string">
            <text:p>B1</text:p>
          </table:table-cell>
          <table:table-cell office:value-type="string" calcext:value-type="string">
            <text:p>Bloods: postassium</text:p>
          </table:table-cell>
          <table:table-cell office:value-type="string" calcext:value-type="string">
            <text:p>k</text:p>
          </table:table-cell>
          <table:table-cell office:value-type="string" calcext:value-type="string">
            <text:p>3.5 ≤ k ≤ 6 (mmol/L)</text:p>
          </table:table-cell>
        </table:table-row>
        <table:table-row table:style-name="ro2">
          <table:table-cell office:value-type="string" calcext:value-type="string">
            <text:p>B2</text:p>
          </table:table-cell>
          <table:table-cell office:value-type="string" calcext:value-type="string">
            <text:p>Bloods: sodium </text:p>
          </table:table-cell>
          <table:table-cell office:value-type="string" calcext:value-type="string">
            <text:p>na</text:p>
          </table:table-cell>
          <table:table-cell office:value-type="string" calcext:value-type="string">
            <text:p>130 ≤ na ≤ 150 (mmol/L)</text:p>
          </table:table-cell>
        </table:table-row>
        <table:table-row table:style-name="ro2">
          <table:table-cell office:value-type="string" calcext:value-type="string">
            <text:p>B3</text:p>
          </table:table-cell>
          <table:table-cell office:value-type="string" calcext:value-type="string">
            <text:p>Bloods: creatinine</text:p>
          </table:table-cell>
          <table:table-cell office:value-type="string" calcext:value-type="string">
            <text:p>creatinine</text:p>
          </table:table-cell>
          <table:table-cell office:value-type="string" calcext:value-type="string">
            <text:p>59 ≤ creatinine ≤ 104 (umol/L)</text:p>
          </table:table-cell>
        </table:table-row>
        <table:table-row table:style-name="ro2">
          <table:table-cell office:value-type="string" calcext:value-type="string">
            <text:p>B4</text:p>
          </table:table-cell>
          <table:table-cell office:value-type="string" calcext:value-type="string">
            <text:p>Bloods: urea</text:p>
          </table:table-cell>
          <table:table-cell office:value-type="string" calcext:value-type="string">
            <text:p>bun (urea)</text:p>
          </table:table-cell>
          <table:table-cell office:value-type="string" calcext:value-type="string">
            <text:p>2.5 ≤ bun ≤ 7.8 (mmol/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112.01mm" style:num-format="1" style:print-orientation="portrait" fo:margin-top="0mm" fo:margin-bottom="0mm" fo:margin-left="0mm" fo:margin-right="0mm" style:shadow="none" style:writing-mode="lr-tb"/>
      <style:header-style>
        <style:header-footer-properties fo:min-height="7.62mm" fo:margin-left="0mm" fo:margin-right="0mm" fo:margin-bottom="2.54mm"/>
      </style:header-style>
      <style:footer-style>
        <style:header-footer-properties fo:min-height="5.08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1">00/00/0000</text:date>, <text:time style:data-style-name="N2" text:time-value="11:51:00.829837302">00:00:00</text:time></text:p>
        </style:region-right>
      </style:header>
      <style:header-left style:display="false"/>
      <style:footer>
        <text:p>Page <text:page-number>1</text:page-number> / <text:page-count>99</text:page-count></text:p>
      </style:footer>
      <style:footer-left style:display="false"/>
    </style:master-page>
  </office:master-styles>
</office:document-styles>
</file>